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4.08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57.4mm"/>
    </style:style>
    <style:style style:name="co14" style:family="table-column">
      <style:table-column-properties fo:break-before="auto" style:column-width="32.47mm"/>
    </style:style>
    <style:style style:name="co15" style:family="table-column">
      <style:table-column-properties fo:break-before="auto" style:column-width="30.52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63.84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7.99mm"/>
    </style:style>
    <style:style style:name="co21" style:family="table-column">
      <style:table-column-properties fo:break-before="auto" style:column-width="44.24mm"/>
    </style:style>
    <style:style style:name="co22" style:family="table-column">
      <style:table-column-properties fo:break-before="auto" style:column-width="59.35mm"/>
    </style:style>
    <style:style style:name="co23" style:family="table-column">
      <style:table-column-properties fo:break-before="auto" style:column-width="58.81mm"/>
    </style:style>
    <style:style style:name="co24" style:family="table-column">
      <style:table-column-properties fo:break-before="auto" style:column-width="30.8mm"/>
    </style:style>
    <style:style style:name="co25" style:family="table-column">
      <style:table-column-properties fo:break-before="auto" style:column-width="29.97mm"/>
    </style:style>
    <style:style style:name="co26" style:family="table-column">
      <style:table-column-properties fo:break-before="auto" style:column-width="28.56mm"/>
    </style:style>
    <style:style style:name="co27" style:family="table-column">
      <style:table-column-properties fo:break-before="auto" style:column-width="55.44mm"/>
    </style:style>
    <style:style style:name="co28" style:family="table-column">
      <style:table-column-properties fo:break-before="auto" style:column-width="51.52mm"/>
    </style:style>
    <style:style style:name="co29" style:family="table-column">
      <style:table-column-properties fo:break-before="auto" style:column-width="54.05mm"/>
    </style:style>
    <style:style style:name="co30" style:family="table-column">
      <style:table-column-properties fo:break-before="auto" style:column-width="60.77mm"/>
    </style:style>
    <style:style style:name="co31" style:family="table-column">
      <style:table-column-properties fo:break-before="auto" style:column-width="16.53mm"/>
    </style:style>
    <style:style style:name="co32" style:family="table-column">
      <style:table-column-properties fo:break-before="auto" style:column-width="11.08mm"/>
    </style:style>
    <style:style style:name="co33" style:family="table-column">
      <style:table-column-properties fo:break-before="auto" style:column-width="19.09mm"/>
    </style:style>
    <style:style style:name="co34" style:family="table-column">
      <style:table-column-properties fo:break-before="auto" style:column-width="11.6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LEFT_20_TURN_20_1_20_G">
      <style:table-properties table:display="true" style:writing-mode="lr-tb"/>
    </style:style>
    <style:style style:name="ta2" style:family="table" style:master-page-name="PageStyle_5f_RIGHT_20_TURN_20_1_20_G">
      <style:table-properties table:display="true" style:writing-mode="lr-tb"/>
    </style:style>
    <style:style style:name="ta3" style:family="table" style:master-page-name="PageStyle_5f_LEFT_20_TURN_20_2_2c_2_20_G">
      <style:table-properties table:display="true" style:writing-mode="lr-tb"/>
    </style:style>
    <style:style style:name="ta4" style:family="table" style:master-page-name="PageStyle_5f_RIGHT_20_TURN_20_2_2c_2G">
      <style:table-properties table:display="true" style:writing-mode="lr-tb"/>
    </style:style>
    <style:style style:name="ta5" style:family="table" style:master-page-name="PageStyle_5f_Bump_20_3G">
      <style:table-properties table:display="true" style:writing-mode="lr-tb"/>
    </style:style>
    <style:style style:name="ta6" style:family="table" style:master-page-name="PageStyle_5f_Left_20_Turn_20_1G_20__2b__20_Freinage_20_1">
      <style:table-properties table:display="true" style:writing-mode="lr-tb"/>
    </style:style>
    <style:style style:name="ta7" style:family="table" style:master-page-name="PageStyle_5f_Right_20_Turn_20_1G_20__2b__20_Freinage_20_1G">
      <style:table-properties table:display="true" style:writing-mode="lr-tb"/>
    </style:style>
    <style:style style:name="ta8" style:family="table" style:master-page-name="PageStyle_5f_ACCEL_20_1_2c_5G">
      <style:table-properties table:display="true" style:writing-mode="lr-tb"/>
    </style:style>
    <style:style style:name="ta9" style:family="table" style:master-page-name="PageStyle_5f_BRAKING_20_1_2c_9G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1" style:family="table-cell" style:parent-style-name="Default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fo:background-color="#bdd6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7caa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e598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a8d08d"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f4b083" style:diagonal-bl-tr="none" style:diagonal-tl-br="none" fo:border="0.74pt solid #000000" style:rotation-align="none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5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000000" style:rotation-align="none"/>
    </style:style>
    <style:style style:name="ce67" style:family="table-cell" style:parent-style-name="Default" style:data-style-name="N111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/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/>
    <style:style style:name="ce9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/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4b083" style:diagonal-bl-tr="none" style:diagonal-tl-br="none" fo:border-left="0.74pt solid #000000" fo:border-right="0.74pt solid #000000" style:rotation-align="none" fo:border-top="0.74pt solid #000000"/>
    </style:style>
    <style:style style:name="ce6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00" style:family="table-cell" style:parent-style-name="Default"/>
    <style:style style:name="ce10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/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11">
      <style:table-cell-properties style:rotation-align="none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7caa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ackground-color="#bdd6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fo:background-color="#ffe598" style:diagonal-bl-tr="none" style:diagonal-tl-br="none" fo:border="0.06pt solid #000000" style:rotation-align="none"/>
    </style:style>
    <style:style style:name="ce111" style:family="table-cell" style:parent-style-name="Default">
      <style:table-cell-properties fo:background-color="#a8d08d" style:diagonal-bl-tr="none" style:diagonal-tl-br="none" fo:border="0.06pt solid #000000" style:rotation-align="none"/>
    </style:style>
    <style:style style:name="ce112" style:family="table-cell" style:parent-style-name="Default"/>
    <style:style style:name="ce1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0.06pt solid #000000" style:rotation-align="none"/>
    </style:style>
    <style:style style:name="ce115" style:family="table-cell" style:parent-style-name="Default" style:data-style-name="N3"/>
    <style:style style:name="ce11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FT TURN 1 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0" table:number-columns-repeated="40" table:default-cell-style-name="Default"/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06.154" calcext:value-type="float">
            <text:p>406,154</text:p>
          </table:table-cell>
          <table:table-cell table:style-name="ce41" office:value-type="float" office:value="649.641" calcext:value-type="float">
            <text:p>649,641</text:p>
          </table:table-cell>
          <table:table-cell table:style-name="ce41" office:value-type="float" office:value="207.532" calcext:value-type="float">
            <text:p>207,532</text:p>
          </table:table-cell>
          <table:table-cell table:style-name="ce57" table:formula="of:=SQRT([.G3]*[.G3]+[.H3]*[.H3]+[.I3]*[.I3])" office:value-type="float" office:value="793.765728424326" calcext:value-type="float">
            <text:p>793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06.223" calcext:value-type="float">
            <text:p>-406,223</text:p>
          </table:table-cell>
          <table:table-cell table:style-name="ce41" office:value-type="float" office:value="1949.252" calcext:value-type="float">
            <text:p>1949,252</text:p>
          </table:table-cell>
          <table:table-cell table:style-name="ce41" office:value-type="float" office:value="622.703" calcext:value-type="float">
            <text:p>622,703</text:p>
          </table:table-cell>
          <table:table-cell table:style-name="ce57" table:formula="of:=SQRT([.G4]*[.G4]+[.H4]*[.H4]+[.I4]*[.I4])" office:value-type="float" office:value="2086.23093435075" calcext:value-type="float">
            <text:p>208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06.748" calcext:value-type="float">
            <text:p>306,748</text:p>
          </table:table-cell>
          <table:table-cell table:style-name="ce41" office:value-type="float" office:value="-2044.99" calcext:value-type="float">
            <text:p>-2044,99</text:p>
          </table:table-cell>
          <table:table-cell table:style-name="ce41" office:value-type="float" office:value="-15.337" calcext:value-type="float">
            <text:p>-15,337</text:p>
          </table:table-cell>
          <table:table-cell table:style-name="ce57" table:formula="of:=SQRT([.G5]*[.G5]+[.H5]*[.H5]+[.I5]*[.I5])" office:value-type="float" office:value="2067.92496458962" calcext:value-type="float">
            <text:p>2067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06.79" calcext:value-type="float">
            <text:p>-306,79</text:p>
          </table:table-cell>
          <table:table-cell table:style-name="ce41" office:value-type="float" office:value="-584.361" calcext:value-type="float">
            <text:p>-584,361</text:p>
          </table:table-cell>
          <table:table-cell table:style-name="ce41" office:value-type="float" office:value="-4.383" calcext:value-type="float">
            <text:p>-4,383</text:p>
          </table:table-cell>
          <table:table-cell table:style-name="ce57" table:formula="of:=SQRT([.G6]*[.G6]+[.H6]*[.H6]+[.I6]*[.I6])" office:value-type="float" office:value="660.012949198726" calcext:value-type="float">
            <text:p>66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406.154" calcext:value-type="float">
            <text:p>406,154</text:p>
          </table:table-cell>
          <table:table-cell table:style-name="ce41" office:value-type="float" office:value="649.641" calcext:value-type="float">
            <text:p>649,641</text:p>
          </table:table-cell>
          <table:table-cell table:style-name="ce41" office:value-type="float" office:value="207.532" calcext:value-type="float">
            <text:p>207,532</text:p>
          </table:table-cell>
          <table:table-cell table:style-name="ce57" table:formula="of:=SQRT([.G7]*[.G7]+[.H7]*[.H7]+[.I7]*[.I7])" office:value-type="float" office:value="793.765728424326" calcext:value-type="float">
            <text:p>793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406.223" calcext:value-type="float">
            <text:p>-406,223</text:p>
          </table:table-cell>
          <table:table-cell table:style-name="ce41" office:value-type="float" office:value="1949.252" calcext:value-type="float">
            <text:p>1949,252</text:p>
          </table:table-cell>
          <table:table-cell table:style-name="ce41" office:value-type="float" office:value="622.703" calcext:value-type="float">
            <text:p>622,703</text:p>
          </table:table-cell>
          <table:table-cell table:style-name="ce57" table:formula="of:=SQRT([.G8]*[.G8]+[.H8]*[.H8]+[.I8]*[.I8])" office:value-type="float" office:value="2086.23093435075" calcext:value-type="float">
            <text:p>208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306.748" calcext:value-type="float">
            <text:p>306,748</text:p>
          </table:table-cell>
          <table:table-cell table:style-name="ce41" office:value-type="float" office:value="-2044.99" calcext:value-type="float">
            <text:p>-2044,99</text:p>
          </table:table-cell>
          <table:table-cell table:style-name="ce41" office:value-type="float" office:value="-15.337" calcext:value-type="float">
            <text:p>-15,337</text:p>
          </table:table-cell>
          <table:table-cell table:style-name="ce57" table:formula="of:=SQRT([.G9]*[.G9]+[.H9]*[.H9]+[.I9]*[.I9])" office:value-type="float" office:value="2067.92496458962" calcext:value-type="float">
            <text:p>2067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306.79" calcext:value-type="float">
            <text:p>-306,79</text:p>
          </table:table-cell>
          <table:table-cell table:style-name="ce41" office:value-type="float" office:value="-584.361" calcext:value-type="float">
            <text:p>-584,361</text:p>
          </table:table-cell>
          <table:table-cell table:style-name="ce41" office:value-type="float" office:value="-4.383" calcext:value-type="float">
            <text:p>-4,383</text:p>
          </table:table-cell>
          <table:table-cell table:style-name="ce57" table:formula="of:=SQRT([.G10]*[.G10]+[.H10]*[.H10]+[.I10]*[.I10])" office:value-type="float" office:value="660.012949198726" calcext:value-type="float">
            <text:p>66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1]*[.G11]+[.H11]*[.H11]+[.I11]*[.I11])" office:value-type="float" office:value="0.072111025509279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2]*[.G12]+[.H12]*[.H12]+[.I12]*[.I12])" office:value-type="float" office:value="0.072111025509279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45.383" calcext:value-type="float">
            <text:p>-1845,383</text:p>
          </table:table-cell>
          <table:table-cell table:style-name="ce41" office:value-type="float" office:value="632.384" calcext:value-type="float">
            <text:p>632,384</text:p>
          </table:table-cell>
          <table:table-cell table:style-name="ce57" table:formula="of:=SQRT([.G13]*[.G13]+[.H13]*[.H13]+[.I13]*[.I13])" office:value-type="float" office:value="1950.73010777247" calcext:value-type="float">
            <text:p>195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45.383" calcext:value-type="float">
            <text:p>-1845,383</text:p>
          </table:table-cell>
          <table:table-cell table:style-name="ce41" office:value-type="float" office:value="632.384" calcext:value-type="float">
            <text:p>632,384</text:p>
          </table:table-cell>
          <table:table-cell table:style-name="ce57" table:formula="of:=SQRT([.G14]*[.G14]+[.H14]*[.H14]+[.I14]*[.I14])" office:value-type="float" office:value="1950.73010777247" calcext:value-type="float">
            <text:p>195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6.673" calcext:value-type="float">
            <text:p>-1336,673</text:p>
          </table:table-cell>
          <table:table-cell table:style-name="ce41" office:value-type="float" office:value="-357.195" calcext:value-type="float">
            <text:p>-357,195</text:p>
          </table:table-cell>
          <table:table-cell table:style-name="ce57" table:formula="of:=SQRT([.G15]*[.G15]+[.H15]*[.H15]+[.I15]*[.I15])" office:value-type="float" office:value="1383.57615509736" calcext:value-type="float">
            <text:p>1383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6.673" calcext:value-type="float">
            <text:p>-1336,673</text:p>
          </table:table-cell>
          <table:table-cell table:style-name="ce41" office:value-type="float" office:value="-357.195" calcext:value-type="float">
            <text:p>-357,195</text:p>
          </table:table-cell>
          <table:table-cell table:style-name="ce57" table:formula="of:=SQRT([.G16]*[.G16]+[.H16]*[.H16]+[.I16]*[.I16])" office:value-type="float" office:value="1383.57615509736" calcext:value-type="float">
            <text:p>1383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508.71" calcext:value-type="float">
            <text:p>-508,71</text:p>
          </table:table-cell>
          <table:table-cell table:style-name="ce41" office:value-type="float" office:value="989.579" calcext:value-type="float">
            <text:p>989,579</text:p>
          </table:table-cell>
          <table:table-cell table:style-name="ce57" table:formula="of:=SQRT([.G17]*[.G17]+[.H17]*[.H17]+[.I17]*[.I17])" office:value-type="float" office:value="1112.67806420635" calcext:value-type="float">
            <text:p>1112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2.899" calcext:value-type="float">
            <text:p>1442,899</text:p>
          </table:table-cell>
          <table:table-cell table:style-name="ce57" table:formula="of:=SQRT([.G18]*[.G18]+[.H18]*[.H18]+[.I18]*[.I18])" office:value-type="float" office:value="1442.899" calcext:value-type="float">
            <text:p>144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575" calcext:value-type="float">
            <text:p>-1,575</text:p>
          </table:table-cell>
          <table:table-cell table:style-name="ce57" table:formula="of:=SQRT([.G19]*[.G19]+[.H19]*[.H19]+[.I19]*[.I19])" office:value-type="float" office:value="1.575" calcext:value-type="float">
            <text:p>1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345" calcext:value-type="float">
            <text:p>-0,34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8364.947" calcext:value-type="float">
            <text:p>-8364,947</text:p>
          </table:table-cell>
          <table:table-cell table:style-name="ce57" table:formula="of:=SQRT([.G20]*[.G20]+[.H20]*[.H20]+[.I20]*[.I20])" office:value-type="float" office:value="8364.94700711451" calcext:value-type="float">
            <text:p>8364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345" calcext:value-type="float">
            <text:p>0,34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809.421" calcext:value-type="float">
            <text:p>9809,421</text:p>
          </table:table-cell>
          <table:table-cell table:style-name="ce57" table:formula="of:=SQRT([.G21]*[.G21]+[.H21]*[.H21]+[.I21]*[.I21])" office:value-type="float" office:value="9809.42100606687" calcext:value-type="float">
            <text:p>9809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875.769" calcext:value-type="float">
            <text:p>-1875,769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1875.769" calcext:value-type="float">
            <text:p>1875,8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11.144" calcext:value-type="float">
            <text:p>-211,144</text:p>
          </table:table-cell>
          <table:table-cell table:style-name="ce41" office:value-type="float" office:value="-542.362" calcext:value-type="float">
            <text:p>-542,362</text:p>
          </table:table-cell>
          <table:table-cell table:style-name="ce41" office:value-type="float" office:value="29.166" calcext:value-type="float">
            <text:p>29,166</text:p>
          </table:table-cell>
          <table:table-cell table:style-name="ce57" table:formula="of:=SQRT([.G23]*[.G23]+[.H23]*[.H23]+[.I23]*[.I23])" office:value-type="float" office:value="582.742639023437" calcext:value-type="float">
            <text:p>582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3.037" calcext:value-type="float">
            <text:p>173,037</text:p>
          </table:table-cell>
          <table:table-cell table:style-name="ce41" office:value-type="float" office:value="-444.192" calcext:value-type="float">
            <text:p>-444,192</text:p>
          </table:table-cell>
          <table:table-cell table:style-name="ce41" office:value-type="float" office:value="23.887" calcext:value-type="float">
            <text:p>23,887</text:p>
          </table:table-cell>
          <table:table-cell table:style-name="ce57" table:formula="of:=SQRT([.G24]*[.G24]+[.H24]*[.H24]+[.I24]*[.I24])" office:value-type="float" office:value="477.303807864551" calcext:value-type="float">
            <text:p>477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46.405" calcext:value-type="float">
            <text:p>546,405</text:p>
          </table:table-cell>
          <table:table-cell table:style-name="ce41" office:value-type="float" office:value="-1416.554" calcext:value-type="float">
            <text:p>-1416,554</text:p>
          </table:table-cell>
          <table:table-cell table:style-name="ce41" office:value-type="float" office:value="156.56" calcext:value-type="float">
            <text:p>156,56</text:p>
          </table:table-cell>
          <table:table-cell table:style-name="ce57" table:formula="of:=SQRT([.G25]*[.G25]+[.H25]*[.H25]+[.I25]*[.I25])" office:value-type="float" office:value="1526.3337421878" calcext:value-type="float">
            <text:p>1526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01.639" calcext:value-type="float">
            <text:p>-501,639</text:p>
          </table:table-cell>
          <table:table-cell table:style-name="ce41" office:value-type="float" office:value="-1355.388" calcext:value-type="float">
            <text:p>-1355,388</text:p>
          </table:table-cell>
          <table:table-cell table:style-name="ce41" office:value-type="float" office:value="149.799" calcext:value-type="float">
            <text:p>149,799</text:p>
          </table:table-cell>
          <table:table-cell table:style-name="ce57" table:formula="of:=SQRT([.G26]*[.G26]+[.H26]*[.H26]+[.I26]*[.I26])" office:value-type="float" office:value="1452.98246970361" calcext:value-type="float">
            <text:p>1453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01.639" calcext:value-type="float">
            <text:p>-501,639</text:p>
          </table:table-cell>
          <table:table-cell table:style-name="ce41" office:value-type="float" office:value="-1355.388" calcext:value-type="float">
            <text:p>-1355,388</text:p>
          </table:table-cell>
          <table:table-cell table:style-name="ce41" office:value-type="float" office:value="149.799" calcext:value-type="float">
            <text:p>149,799</text:p>
          </table:table-cell>
          <table:table-cell table:style-name="ce57" table:formula="of:=SQRT([.G27]*[.G27]+[.H27]*[.H27]+[.I27]*[.I27])" office:value-type="float" office:value="1452.98246970361" calcext:value-type="float">
            <text:p>1453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546.405" calcext:value-type="float">
            <text:p>546,405</text:p>
          </table:table-cell>
          <table:table-cell table:style-name="ce41" office:value-type="float" office:value="-1416.554" calcext:value-type="float">
            <text:p>-1416,554</text:p>
          </table:table-cell>
          <table:table-cell table:style-name="ce41" office:value-type="float" office:value="156.56" calcext:value-type="float">
            <text:p>156,56</text:p>
          </table:table-cell>
          <table:table-cell table:style-name="ce57" table:formula="of:=SQRT([.G28]*[.G28]+[.H28]*[.H28]+[.I28]*[.I28])" office:value-type="float" office:value="1526.3337421878" calcext:value-type="float">
            <text:p>1526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73.037" calcext:value-type="float">
            <text:p>173,037</text:p>
          </table:table-cell>
          <table:table-cell table:style-name="ce41" office:value-type="float" office:value="-444.192" calcext:value-type="float">
            <text:p>-444,192</text:p>
          </table:table-cell>
          <table:table-cell table:style-name="ce41" office:value-type="float" office:value="23.887" calcext:value-type="float">
            <text:p>23,887</text:p>
          </table:table-cell>
          <table:table-cell table:style-name="ce57" table:formula="of:=SQRT([.G29]*[.G29]+[.H29]*[.H29]+[.I29]*[.I29])" office:value-type="float" office:value="477.303807864551" calcext:value-type="float">
            <text:p>477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11.144" calcext:value-type="float">
            <text:p>-211,144</text:p>
          </table:table-cell>
          <table:table-cell table:style-name="ce41" office:value-type="float" office:value="-542.362" calcext:value-type="float">
            <text:p>-542,362</text:p>
          </table:table-cell>
          <table:table-cell table:style-name="ce41" office:value-type="float" office:value="29.166" calcext:value-type="float">
            <text:p>29,166</text:p>
          </table:table-cell>
          <table:table-cell table:style-name="ce57" table:formula="of:=SQRT([.G30]*[.G30]+[.H30]*[.H30]+[.I30]*[.I30])" office:value-type="float" office:value="582.742639023437" calcext:value-type="float">
            <text:p>582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57.694" calcext:value-type="float">
            <text:p>1557,694</text:p>
          </table:table-cell>
          <table:table-cell table:style-name="ce41" office:value-type="float" office:value="1114.96" calcext:value-type="float">
            <text:p>1114,96</text:p>
          </table:table-cell>
          <table:table-cell table:style-name="ce57" table:formula="of:=SQRT([.G31]*[.G31]+[.H31]*[.H31]+[.I31]*[.I31])" office:value-type="float" office:value="1915.60601357273" calcext:value-type="float">
            <text:p>1915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57.694" calcext:value-type="float">
            <text:p>1557,694</text:p>
          </table:table-cell>
          <table:table-cell table:style-name="ce41" office:value-type="float" office:value="1114.96" calcext:value-type="float">
            <text:p>1114,96</text:p>
          </table:table-cell>
          <table:table-cell table:style-name="ce57" table:formula="of:=SQRT([.G32]*[.G32]+[.H32]*[.H32]+[.I32]*[.I32])" office:value-type="float" office:value="1915.60601357273" calcext:value-type="float">
            <text:p>1915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9.844" calcext:value-type="float">
            <text:p>-129,844</text:p>
          </table:table-cell>
          <table:table-cell table:style-name="ce41" office:value-type="float" office:value="1271.829" calcext:value-type="float">
            <text:p>1271,829</text:p>
          </table:table-cell>
          <table:table-cell table:style-name="ce57" table:formula="of:=SQRT([.G33]*[.G33]+[.H33]*[.H33]+[.I33]*[.I33])" office:value-type="float" office:value="1278.43985762999" calcext:value-type="float">
            <text:p>1278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9.844" calcext:value-type="float">
            <text:p>-129,844</text:p>
          </table:table-cell>
          <table:table-cell table:style-name="ce41" office:value-type="float" office:value="1271.829" calcext:value-type="float">
            <text:p>1271,829</text:p>
          </table:table-cell>
          <table:table-cell table:style-name="ce57" table:formula="of:=SQRT([.G34]*[.G34]+[.H34]*[.H34]+[.I34]*[.I34])" office:value-type="float" office:value="1278.43985762999" calcext:value-type="float">
            <text:p>1278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6.658" calcext:value-type="float">
            <text:p>-6,658</text:p>
          </table:table-cell>
          <table:table-cell table:style-name="ce41" office:value-type="float" office:value="325.033" calcext:value-type="float">
            <text:p>325,033</text:p>
          </table:table-cell>
          <table:table-cell table:style-name="ce41" office:value-type="float" office:value="-31.472" calcext:value-type="float">
            <text:p>-31,472</text:p>
          </table:table-cell>
          <table:table-cell table:style-name="ce57" table:formula="of:=SQRT([.G35]*[.G35]+[.H35]*[.H35]+[.I35]*[.I35])" office:value-type="float" office:value="326.620983460953" calcext:value-type="float">
            <text:p>326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6.658" calcext:value-type="float">
            <text:p>-6,658</text:p>
          </table:table-cell>
          <table:table-cell table:style-name="ce41" office:value-type="float" office:value="325.033" calcext:value-type="float">
            <text:p>325,033</text:p>
          </table:table-cell>
          <table:table-cell table:style-name="ce41" office:value-type="float" office:value="-31.472" calcext:value-type="float">
            <text:p>-31,472</text:p>
          </table:table-cell>
          <table:table-cell table:style-name="ce57" table:formula="of:=SQRT([.G36]*[.G36]+[.H36]*[.H36]+[.I36]*[.I36])" office:value-type="float" office:value="326.620983460953" calcext:value-type="float">
            <text:p>326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14.87" calcext:value-type="float">
            <text:p>214,87</text:p>
          </table:table-cell>
          <table:table-cell table:style-name="ce57" table:formula="of:=SQRT([.G37]*[.G37]+[.H37]*[.H37]+[.I37]*[.I37])" office:value-type="float" office:value="214.87" calcext:value-type="float">
            <text:p>214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2.899" calcext:value-type="float">
            <text:p>1442,899</text:p>
          </table:table-cell>
          <table:table-cell table:style-name="ce57" table:formula="of:=SQRT([.G38]*[.G38]+[.H38]*[.H38]+[.I38]*[.I38])" office:value-type="float" office:value="1442.899" calcext:value-type="float">
            <text:p>144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9.331" calcext:value-type="float">
            <text:p>249,331</text:p>
          </table:table-cell>
          <table:table-cell table:style-name="ce57" table:formula="of:=SQRT([.G39]*[.G39]+[.H39]*[.H39]+[.I39]*[.I39])" office:value-type="float" office:value="249.331" calcext:value-type="float">
            <text:p>249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1.327" calcext:value-type="float">
            <text:p>-1,327</text:p>
          </table:table-cell>
          <table:table-cell table:style-name="ce41" office:value-type="float" office:value="-461.464" calcext:value-type="float">
            <text:p>-461,464</text:p>
          </table:table-cell>
          <table:table-cell table:style-name="ce41" office:value-type="float" office:value="9881.705" calcext:value-type="float">
            <text:p>9881,705</text:p>
          </table:table-cell>
          <table:table-cell table:style-name="ce57" table:formula="of:=SQRT([.G40]*[.G40]+[.H40]*[.H40]+[.I40]*[.I40])" office:value-type="float" office:value="9892.47413396922" calcext:value-type="float">
            <text:p>9892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26" calcext:value-type="float">
            <text:p>1,26</text:p>
          </table:table-cell>
          <table:table-cell table:style-name="ce41" office:value-type="float" office:value="390.179" calcext:value-type="float">
            <text:p>390,179</text:p>
          </table:table-cell>
          <table:table-cell table:style-name="ce41" office:value-type="float" office:value="-8355.216" calcext:value-type="float">
            <text:p>-8355,216</text:p>
          </table:table-cell>
          <table:table-cell table:style-name="ce57" table:formula="of:=SQRT([.G41]*[.G41]+[.H41]*[.H41]+[.I41]*[.I41])" office:value-type="float" office:value="8364.32158912467" calcext:value-type="float">
            <text:p>8364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67" calcext:value-type="float">
            <text:p>0,067</text:p>
          </table:table-cell>
          <table:table-cell table:style-name="ce41" office:value-type="float" office:value="-1804.484" calcext:value-type="float">
            <text:p>-1804,484</text:p>
          </table:table-cell>
          <table:table-cell table:style-name="ce41" office:value-type="float" office:value="-84.267" calcext:value-type="float">
            <text:p>-84,267</text:p>
          </table:table-cell>
          <table:table-cell table:style-name="ce57" table:formula="of:=SQRT([.G42]*[.G42]+[.H42]*[.H42]+[.I42]*[.I42])" office:value-type="float" office:value="1806.45050804997" calcext:value-type="float">
            <text:p>180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677" calcext:value-type="float">
            <text:p>0,677</text:p>
          </table:table-cell>
          <table:table-cell table:style-name="ce57" table:formula="of:=SQRT([.G43]*[.G43]+[.H43]*[.H43]+[.I43]*[.I43])" office:value-type="float" office:value="0.677" calcext:value-type="float">
            <text:p>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539" calcext:value-type="float">
            <text:p>1687,539</text:p>
          </table:table-cell>
          <table:table-cell table:style-name="ce41" office:value-type="float" office:value="-156.869" calcext:value-type="float">
            <text:p>-156,869</text:p>
          </table:table-cell>
          <table:table-cell table:style-name="ce67" table:formula="of:=SQRT([.G44]*[.G44]+[.H44]*[.H44]+[.I44]*[.I44])" office:value-type="float" office:value="1694.81437322263" calcext:value-type="float">
            <text:p>1694,8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" table:expression="'left turn 1 g'!#REF!"/>
        </table:named-expressions>
      </table:table>
      <table:table table:name="RIGHT TURN 1 G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0" table:number-columns-repeated="40" table:default-cell-style-name="Default"/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2.429" calcext:value-type="float">
            <text:p>32,429</text:p>
          </table:table-cell>
          <table:table-cell table:style-name="ce41" office:value-type="float" office:value="51.869" calcext:value-type="float">
            <text:p>51,869</text:p>
          </table:table-cell>
          <table:table-cell table:style-name="ce41" office:value-type="float" office:value="16.57" calcext:value-type="float">
            <text:p>16,57</text:p>
          </table:table-cell>
          <table:table-cell table:style-name="ce57" table:formula="of:=SQRT([.G3]*[.G3]+[.H3]*[.H3]+[.I3]*[.I3])" office:value-type="float" office:value="63.3766368782693" calcext:value-type="float">
            <text:p>6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2.454" calcext:value-type="float">
            <text:p>-32,454</text:p>
          </table:table-cell>
          <table:table-cell table:style-name="ce41" office:value-type="float" office:value="155.727" calcext:value-type="float">
            <text:p>155,727</text:p>
          </table:table-cell>
          <table:table-cell table:style-name="ce41" office:value-type="float" office:value="49.748" calcext:value-type="float">
            <text:p>49,748</text:p>
          </table:table-cell>
          <table:table-cell table:style-name="ce57" table:formula="of:=SQRT([.G4]*[.G4]+[.H4]*[.H4]+[.I4]*[.I4])" office:value-type="float" office:value="166.670405738391" calcext:value-type="float">
            <text:p>166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3.983" calcext:value-type="float">
            <text:p>-73,983</text:p>
          </table:table-cell>
          <table:table-cell table:style-name="ce41" office:value-type="float" office:value="493.221" calcext:value-type="float">
            <text:p>493,221</text:p>
          </table:table-cell>
          <table:table-cell table:style-name="ce41" office:value-type="float" office:value="3.699" calcext:value-type="float">
            <text:p>3,699</text:p>
          </table:table-cell>
          <table:table-cell table:style-name="ce57" table:formula="of:=SQRT([.G5]*[.G5]+[.H5]*[.H5]+[.I5]*[.I5])" office:value-type="float" office:value="498.752565638514" calcext:value-type="float">
            <text:p>498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3.949" calcext:value-type="float">
            <text:p>73,949</text:p>
          </table:table-cell>
          <table:table-cell table:style-name="ce41" office:value-type="float" office:value="140.856" calcext:value-type="float">
            <text:p>140,856</text:p>
          </table:table-cell>
          <table:table-cell table:style-name="ce41" office:value-type="float" office:value="1.056" calcext:value-type="float">
            <text:p>1,056</text:p>
          </table:table-cell>
          <table:table-cell table:style-name="ce57" table:formula="of:=SQRT([.G6]*[.G6]+[.H6]*[.H6]+[.I6]*[.I6])" office:value-type="float" office:value="159.09111374618" calcext:value-type="float">
            <text:p>159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</text:p>
          </table:table-cell>
          <table:table-cell table:style-name="ce41" office:value-type="float" office:value="32.429" calcext:value-type="float">
            <text:p>32,429</text:p>
          </table:table-cell>
          <table:table-cell table:style-name="ce41" office:value-type="float" office:value="51.869" calcext:value-type="float">
            <text:p>51,869</text:p>
          </table:table-cell>
          <table:table-cell table:style-name="ce41" office:value-type="float" office:value="16.57" calcext:value-type="float">
            <text:p>16,57</text:p>
          </table:table-cell>
          <table:table-cell table:style-name="ce57" table:formula="of:=SQRT([.G7]*[.G7]+[.H7]*[.H7]+[.I7]*[.I7])" office:value-type="float" office:value="63.3766368782693" calcext:value-type="float">
            <text:p>6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</text:p>
          </table:table-cell>
          <table:table-cell table:style-name="ce41" office:value-type="float" office:value="-32.454" calcext:value-type="float">
            <text:p>-32,454</text:p>
          </table:table-cell>
          <table:table-cell table:style-name="ce41" office:value-type="float" office:value="155.727" calcext:value-type="float">
            <text:p>155,727</text:p>
          </table:table-cell>
          <table:table-cell table:style-name="ce41" office:value-type="float" office:value="49.748" calcext:value-type="float">
            <text:p>49,748</text:p>
          </table:table-cell>
          <table:table-cell table:style-name="ce57" table:formula="of:=SQRT([.G8]*[.G8]+[.H8]*[.H8]+[.I8]*[.I8])" office:value-type="float" office:value="166.670405738391" calcext:value-type="float">
            <text:p>166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73.983" calcext:value-type="float">
            <text:p>-73,983</text:p>
          </table:table-cell>
          <table:table-cell table:style-name="ce41" office:value-type="float" office:value="493.221" calcext:value-type="float">
            <text:p>493,221</text:p>
          </table:table-cell>
          <table:table-cell table:style-name="ce41" office:value-type="float" office:value="3.699" calcext:value-type="float">
            <text:p>3,699</text:p>
          </table:table-cell>
          <table:table-cell table:style-name="ce57" table:formula="of:=SQRT([.G9]*[.G9]+[.H9]*[.H9]+[.I9]*[.I9])" office:value-type="float" office:value="498.752565638514" calcext:value-type="float">
            <text:p>498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73.949" calcext:value-type="float">
            <text:p>73,949</text:p>
          </table:table-cell>
          <table:table-cell table:style-name="ce41" office:value-type="float" office:value="140.856" calcext:value-type="float">
            <text:p>140,856</text:p>
          </table:table-cell>
          <table:table-cell table:style-name="ce41" office:value-type="float" office:value="1.056" calcext:value-type="float">
            <text:p>1,056</text:p>
          </table:table-cell>
          <table:table-cell table:style-name="ce57" table:formula="of:=SQRT([.G10]*[.G10]+[.H10]*[.H10]+[.I10]*[.I10])" office:value-type="float" office:value="159.09111374618" calcext:value-type="float">
            <text:p>159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27" calcext:value-type="float">
            <text:p>0,027</text:p>
          </table:table-cell>
          <table:table-cell table:style-name="ce41" office:value-type="float" office:value="-0.519" calcext:value-type="float">
            <text:p>-0,51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57" table:formula="of:=SQRT([.G11]*[.G11]+[.H11]*[.H11]+[.I11]*[.I11])" office:value-type="float" office:value="0.519702799684589" calcext:value-type="float">
            <text:p>0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027" calcext:value-type="float">
            <text:p>0,027</text:p>
          </table:table-cell>
          <table:table-cell table:style-name="ce41" office:value-type="float" office:value="-0.519" calcext:value-type="float">
            <text:p>-0,51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57" table:formula="of:=SQRT([.G12]*[.G12]+[.H12]*[.H12]+[.I12]*[.I12])" office:value-type="float" office:value="0.519702799684589" calcext:value-type="float">
            <text:p>0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501.197" calcext:value-type="float">
            <text:p>-501,197</text:p>
          </table:table-cell>
          <table:table-cell table:style-name="ce41" office:value-type="float" office:value="171.753" calcext:value-type="float">
            <text:p>171,753</text:p>
          </table:table-cell>
          <table:table-cell table:style-name="ce57" table:formula="of:=SQRT([.G13]*[.G13]+[.H13]*[.H13]+[.I13]*[.I13])" office:value-type="float" office:value="529.808953094415" calcext:value-type="float">
            <text:p>529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501.197" calcext:value-type="float">
            <text:p>-501,197</text:p>
          </table:table-cell>
          <table:table-cell table:style-name="ce41" office:value-type="float" office:value="171.753" calcext:value-type="float">
            <text:p>171,753</text:p>
          </table:table-cell>
          <table:table-cell table:style-name="ce57" table:formula="of:=SQRT([.G14]*[.G14]+[.H14]*[.H14]+[.I14]*[.I14])" office:value-type="float" office:value="529.808953094415" calcext:value-type="float">
            <text:p>529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63.034" calcext:value-type="float">
            <text:p>-363,034</text:p>
          </table:table-cell>
          <table:table-cell table:style-name="ce41" office:value-type="float" office:value="-97.013" calcext:value-type="float">
            <text:p>-97,013</text:p>
          </table:table-cell>
          <table:table-cell table:style-name="ce57" table:formula="of:=SQRT([.G15]*[.G15]+[.H15]*[.H15]+[.I15]*[.I15])" office:value-type="float" office:value="375.772813445837" calcext:value-type="float">
            <text:p>375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63.034" calcext:value-type="float">
            <text:p>-363,034</text:p>
          </table:table-cell>
          <table:table-cell table:style-name="ce41" office:value-type="float" office:value="-97.013" calcext:value-type="float">
            <text:p>-97,013</text:p>
          </table:table-cell>
          <table:table-cell table:style-name="ce57" table:formula="of:=SQRT([.G16]*[.G16]+[.H16]*[.H16]+[.I16]*[.I16])" office:value-type="float" office:value="375.772813445837" calcext:value-type="float">
            <text:p>375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138.163" calcext:value-type="float">
            <text:p>-138,163</text:p>
          </table:table-cell>
          <table:table-cell table:style-name="ce41" office:value-type="float" office:value="268.765" calcext:value-type="float">
            <text:p>268,765</text:p>
          </table:table-cell>
          <table:table-cell table:style-name="ce57" table:formula="of:=SQRT([.G17]*[.G17]+[.H17]*[.H17]+[.I17]*[.I17])" office:value-type="float" office:value="302.198015802553" calcext:value-type="float">
            <text:p>302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2.826" calcext:value-type="float">
            <text:p>242,826</text:p>
          </table:table-cell>
          <table:table-cell table:style-name="ce57" table:formula="of:=SQRT([.G18]*[.G18]+[.H18]*[.H18]+[.I18]*[.I18])" office:value-type="float" office:value="242.826" calcext:value-type="float">
            <text:p>242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329" calcext:value-type="float">
            <text:p>0,329</text:p>
          </table:table-cell>
          <table:table-cell table:style-name="ce57" table:formula="of:=SQRT([.G19]*[.G19]+[.H19]*[.H19]+[.I19]*[.I19])" office:value-type="float" office:value="0.329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495" calcext:value-type="float">
            <text:p>0,49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12.59" calcext:value-type="float">
            <text:p>2012,59</text:p>
          </table:table-cell>
          <table:table-cell table:style-name="ce57" table:formula="of:=SQRT([.G20]*[.G20]+[.H20]*[.H20]+[.I20]*[.I20])" office:value-type="float" office:value="2012.59006087305" calcext:value-type="float">
            <text:p>2012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495" calcext:value-type="float">
            <text:p>-0,49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770.093" calcext:value-type="float">
            <text:p>-1770,093</text:p>
          </table:table-cell>
          <table:table-cell table:style-name="ce57" table:formula="of:=SQRT([.G21]*[.G21]+[.H21]*[.H21]+[.I21]*[.I21])" office:value-type="float" office:value="1770.09306921246" calcext:value-type="float">
            <text:p>177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39.957" calcext:value-type="float">
            <text:p>339,957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339.957" calcext:value-type="float">
            <text:p>34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21.212" calcext:value-type="float">
            <text:p>-121,212</text:p>
          </table:table-cell>
          <table:table-cell table:style-name="ce41" office:value-type="float" office:value="-311.356" calcext:value-type="float">
            <text:p>-311,356</text:p>
          </table:table-cell>
          <table:table-cell table:style-name="ce41" office:value-type="float" office:value="16.743" calcext:value-type="float">
            <text:p>16,743</text:p>
          </table:table-cell>
          <table:table-cell table:style-name="ce57" table:formula="of:=SQRT([.G23]*[.G23]+[.H23]*[.H23]+[.I23]*[.I23])" office:value-type="float" office:value="334.537345791169" calcext:value-type="float">
            <text:p>334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2.637" calcext:value-type="float">
            <text:p>112,637</text:p>
          </table:table-cell>
          <table:table-cell table:style-name="ce41" office:value-type="float" office:value="-289.142" calcext:value-type="float">
            <text:p>-289,142</text:p>
          </table:table-cell>
          <table:table-cell table:style-name="ce41" office:value-type="float" office:value="15.549" calcext:value-type="float">
            <text:p>15,549</text:p>
          </table:table-cell>
          <table:table-cell table:style-name="ce57" table:formula="of:=SQRT([.G24]*[.G24]+[.H24]*[.H24]+[.I24]*[.I24])" office:value-type="float" office:value="310.695930668556" calcext:value-type="float">
            <text:p>31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5.092" calcext:value-type="float">
            <text:p>-115,092</text:p>
          </table:table-cell>
          <table:table-cell table:style-name="ce41" office:value-type="float" office:value="298.376" calcext:value-type="float">
            <text:p>298,376</text:p>
          </table:table-cell>
          <table:table-cell table:style-name="ce41" office:value-type="float" office:value="-32.977" calcext:value-type="float">
            <text:p>-32,977</text:p>
          </table:table-cell>
          <table:table-cell table:style-name="ce57" table:formula="of:=SQRT([.G25]*[.G25]+[.H25]*[.H25]+[.I25]*[.I25])" office:value-type="float" office:value="321.499437587377" calcext:value-type="float">
            <text:p>321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22.235" calcext:value-type="float">
            <text:p>122,235</text:p>
          </table:table-cell>
          <table:table-cell table:style-name="ce41" office:value-type="float" office:value="330.27" calcext:value-type="float">
            <text:p>330,27</text:p>
          </table:table-cell>
          <table:table-cell table:style-name="ce41" office:value-type="float" office:value="-36.502" calcext:value-type="float">
            <text:p>-36,502</text:p>
          </table:table-cell>
          <table:table-cell table:style-name="ce57" table:formula="of:=SQRT([.G26]*[.G26]+[.H26]*[.H26]+[.I26]*[.I26])" office:value-type="float" office:value="354.050934371031" calcext:value-type="float">
            <text:p>354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22.235" calcext:value-type="float">
            <text:p>122,235</text:p>
          </table:table-cell>
          <table:table-cell table:style-name="ce41" office:value-type="float" office:value="330.27" calcext:value-type="float">
            <text:p>330,27</text:p>
          </table:table-cell>
          <table:table-cell table:style-name="ce41" office:value-type="float" office:value="-36.502" calcext:value-type="float">
            <text:p>-36,502</text:p>
          </table:table-cell>
          <table:table-cell table:style-name="ce57" table:formula="of:=SQRT([.G27]*[.G27]+[.H27]*[.H27]+[.I27]*[.I27])" office:value-type="float" office:value="354.050934371031" calcext:value-type="float">
            <text:p>354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115.092" calcext:value-type="float">
            <text:p>-115,092</text:p>
          </table:table-cell>
          <table:table-cell table:style-name="ce41" office:value-type="float" office:value="298.376" calcext:value-type="float">
            <text:p>298,376</text:p>
          </table:table-cell>
          <table:table-cell table:style-name="ce41" office:value-type="float" office:value="-32.977" calcext:value-type="float">
            <text:p>-32,977</text:p>
          </table:table-cell>
          <table:table-cell table:style-name="ce57" table:formula="of:=SQRT([.G28]*[.G28]+[.H28]*[.H28]+[.I28]*[.I28])" office:value-type="float" office:value="321.499437587377" calcext:value-type="float">
            <text:p>321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12.637" calcext:value-type="float">
            <text:p>112,637</text:p>
          </table:table-cell>
          <table:table-cell table:style-name="ce41" office:value-type="float" office:value="-289.142" calcext:value-type="float">
            <text:p>-289,142</text:p>
          </table:table-cell>
          <table:table-cell table:style-name="ce41" office:value-type="float" office:value="15.549" calcext:value-type="float">
            <text:p>15,549</text:p>
          </table:table-cell>
          <table:table-cell table:style-name="ce57" table:formula="of:=SQRT([.G29]*[.G29]+[.H29]*[.H29]+[.I29]*[.I29])" office:value-type="float" office:value="310.695930668556" calcext:value-type="float">
            <text:p>31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21.212" calcext:value-type="float">
            <text:p>-121,212</text:p>
          </table:table-cell>
          <table:table-cell table:style-name="ce41" office:value-type="float" office:value="-311.356" calcext:value-type="float">
            <text:p>-311,356</text:p>
          </table:table-cell>
          <table:table-cell table:style-name="ce41" office:value-type="float" office:value="16.743" calcext:value-type="float">
            <text:p>16,743</text:p>
          </table:table-cell>
          <table:table-cell table:style-name="ce57" table:formula="of:=SQRT([.G30]*[.G30]+[.H30]*[.H30]+[.I30]*[.I30])" office:value-type="float" office:value="334.537345791169" calcext:value-type="float">
            <text:p>334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1.741" calcext:value-type="float">
            <text:p>381,741</text:p>
          </table:table-cell>
          <table:table-cell table:style-name="ce41" office:value-type="float" office:value="273.241" calcext:value-type="float">
            <text:p>273,241</text:p>
          </table:table-cell>
          <table:table-cell table:style-name="ce57" table:formula="of:=SQRT([.G31]*[.G31]+[.H31]*[.H31]+[.I31]*[.I31])" office:value-type="float" office:value="469.453762538975" calcext:value-type="float">
            <text:p>469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1.741" calcext:value-type="float">
            <text:p>381,741</text:p>
          </table:table-cell>
          <table:table-cell table:style-name="ce41" office:value-type="float" office:value="273.241" calcext:value-type="float">
            <text:p>273,241</text:p>
          </table:table-cell>
          <table:table-cell table:style-name="ce57" table:formula="of:=SQRT([.G32]*[.G32]+[.H32]*[.H32]+[.I32]*[.I32])" office:value-type="float" office:value="469.453762538975" calcext:value-type="float">
            <text:p>469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.821" calcext:value-type="float">
            <text:p>-31,821</text:p>
          </table:table-cell>
          <table:table-cell table:style-name="ce41" office:value-type="float" office:value="311.685" calcext:value-type="float">
            <text:p>311,685</text:p>
          </table:table-cell>
          <table:table-cell table:style-name="ce57" table:formula="of:=SQRT([.G33]*[.G33]+[.H33]*[.H33]+[.I33]*[.I33])" office:value-type="float" office:value="313.305147206362" calcext:value-type="float">
            <text:p>31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.821" calcext:value-type="float">
            <text:p>-31,821</text:p>
          </table:table-cell>
          <table:table-cell table:style-name="ce41" office:value-type="float" office:value="311.685" calcext:value-type="float">
            <text:p>311,685</text:p>
          </table:table-cell>
          <table:table-cell table:style-name="ce57" table:formula="of:=SQRT([.G34]*[.G34]+[.H34]*[.H34]+[.I34]*[.I34])" office:value-type="float" office:value="313.305147206362" calcext:value-type="float">
            <text:p>31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1.433" calcext:value-type="float">
            <text:p>1,433</text:p>
          </table:table-cell>
          <table:table-cell table:style-name="ce41" office:value-type="float" office:value="-69.933" calcext:value-type="float">
            <text:p>-69,933</text:p>
          </table:table-cell>
          <table:table-cell table:style-name="ce41" office:value-type="float" office:value="6.771" calcext:value-type="float">
            <text:p>6,771</text:p>
          </table:table-cell>
          <table:table-cell table:style-name="ce57" table:formula="of:=SQRT([.G35]*[.G35]+[.H35]*[.H35]+[.I35]*[.I35])" office:value-type="float" office:value="70.2746356731929" calcext:value-type="float">
            <text:p>7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.433" calcext:value-type="float">
            <text:p>1,433</text:p>
          </table:table-cell>
          <table:table-cell table:style-name="ce41" office:value-type="float" office:value="-69.933" calcext:value-type="float">
            <text:p>-69,933</text:p>
          </table:table-cell>
          <table:table-cell table:style-name="ce41" office:value-type="float" office:value="6.771" calcext:value-type="float">
            <text:p>6,771</text:p>
          </table:table-cell>
          <table:table-cell table:style-name="ce57" table:formula="of:=SQRT([.G36]*[.G36]+[.H36]*[.H36]+[.I36]*[.I36])" office:value-type="float" office:value="70.2746356731929" calcext:value-type="float">
            <text:p>7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09.712" calcext:value-type="float">
            <text:p>1409,712</text:p>
          </table:table-cell>
          <table:table-cell table:style-name="ce57" table:formula="of:=SQRT([.G37]*[.G37]+[.H37]*[.H37]+[.I37]*[.I37])" office:value-type="float" office:value="1409.712" calcext:value-type="float">
            <text:p>1409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2.826" calcext:value-type="float">
            <text:p>242,826</text:p>
          </table:table-cell>
          <table:table-cell table:style-name="ce57" table:formula="of:=SQRT([.G38]*[.G38]+[.H38]*[.H38]+[.I38]*[.I38])" office:value-type="float" office:value="242.826" calcext:value-type="float">
            <text:p>242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54.636" calcext:value-type="float">
            <text:p>1454,636</text:p>
          </table:table-cell>
          <table:table-cell table:style-name="ce57" table:formula="of:=SQRT([.G39]*[.G39]+[.H39]*[.H39]+[.I39]*[.I39])" office:value-type="float" office:value="1454.636" calcext:value-type="float">
            <text:p>1454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243" calcext:value-type="float">
            <text:p>0,243</text:p>
          </table:table-cell>
          <table:table-cell table:style-name="ce41" office:value-type="float" office:value="83.655" calcext:value-type="float">
            <text:p>83,655</text:p>
          </table:table-cell>
          <table:table-cell table:style-name="ce41" office:value-type="float" office:value="-1791.381" calcext:value-type="float">
            <text:p>-1791,381</text:p>
          </table:table-cell>
          <table:table-cell table:style-name="ce57" table:formula="of:=SQRT([.G40]*[.G40]+[.H40]*[.H40]+[.I40]*[.I40])" office:value-type="float" office:value="1793.33323875821" calcext:value-type="float">
            <text:p>179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23" calcext:value-type="float">
            <text:p>-0,23</text:p>
          </table:table-cell>
          <table:table-cell table:style-name="ce41" office:value-type="float" office:value="-94.229" calcext:value-type="float">
            <text:p>-94,229</text:p>
          </table:table-cell>
          <table:table-cell table:style-name="ce41" office:value-type="float" office:value="2017.804" calcext:value-type="float">
            <text:p>2017,804</text:p>
          </table:table-cell>
          <table:table-cell table:style-name="ce57" table:formula="of:=SQRT([.G41]*[.G41]+[.H41]*[.H41]+[.I41]*[.I41])" office:value-type="float" office:value="2020.00300488811" calcext:value-type="float">
            <text:p>202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13" calcext:value-type="float">
            <text:p>-0,013</text:p>
          </table:table-cell>
          <table:table-cell table:style-name="ce41" office:value-type="float" office:value="350.53" calcext:value-type="float">
            <text:p>350,53</text:p>
          </table:table-cell>
          <table:table-cell table:style-name="ce41" office:value-type="float" office:value="16.369" calcext:value-type="float">
            <text:p>16,369</text:p>
          </table:table-cell>
          <table:table-cell table:style-name="ce57" table:formula="of:=SQRT([.G42]*[.G42]+[.H42]*[.H42]+[.I42]*[.I42])" office:value-type="float" office:value="350.911990718471" calcext:value-type="float">
            <text:p>350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033" calcext:value-type="float">
            <text:p>0,033</text:p>
          </table:table-cell>
          <table:table-cell table:style-name="ce57" table:formula="of:=SQRT([.G43]*[.G43]+[.H43]*[.H43]+[.I43]*[.I43])" office:value-type="float" office:value="0.033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13.562" calcext:value-type="float">
            <text:p>413,562</text:p>
          </table:table-cell>
          <table:table-cell table:style-name="ce41" office:value-type="float" office:value="-38.443" calcext:value-type="float">
            <text:p>-38,443</text:p>
          </table:table-cell>
          <table:table-cell table:style-name="ce67" table:formula="of:=SQRT([.G44]*[.G44]+[.H44]*[.H44]+[.I44]*[.I44])" office:value-type="float" office:value="415.344907387824" calcext:value-type="float">
            <text:p>415,3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2" table:number-rows-repeated="104757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DonnéesExternes_5" table:base-cell-address="" table:expression="'right turn 1 g'!#REF!"/>
        </table:named-expressions>
      </table:table>
      <table:table table:name="LEFT TURN 2,2 G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0" table:number-columns-repeated="40" table:default-cell-style-name="Default"/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967.02" calcext:value-type="float">
            <text:p>967,02</text:p>
          </table:table-cell>
          <table:table-cell table:style-name="ce41" office:value-type="float" office:value="1235.936" calcext:value-type="float">
            <text:p>1235,936</text:p>
          </table:table-cell>
          <table:table-cell table:style-name="ce41" office:value-type="float" office:value="508.637" calcext:value-type="float">
            <text:p>508,637</text:p>
          </table:table-cell>
          <table:table-cell table:style-name="ce57" table:formula="of:=SQRT([.G3]*[.G3]+[.H3]*[.H3]+[.I3]*[.I3])" office:value-type="float" office:value="1649.65968437887" calcext:value-type="float">
            <text:p>1649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66.453" calcext:value-type="float">
            <text:p>-966,453</text:p>
          </table:table-cell>
          <table:table-cell table:style-name="ce41" office:value-type="float" office:value="1852.367" calcext:value-type="float">
            <text:p>1852,367</text:p>
          </table:table-cell>
          <table:table-cell table:style-name="ce41" office:value-type="float" office:value="763.256" calcext:value-type="float">
            <text:p>763,256</text:p>
          </table:table-cell>
          <table:table-cell table:style-name="ce57" table:formula="of:=SQRT([.G4]*[.G4]+[.H4]*[.H4]+[.I4]*[.I4])" office:value-type="float" office:value="2224.37735679763" calcext:value-type="float">
            <text:p>2224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09.391" calcext:value-type="float">
            <text:p>709,391</text:p>
          </table:table-cell>
          <table:table-cell table:style-name="ce41" office:value-type="float" office:value="-2216.844" calcext:value-type="float">
            <text:p>-2216,844</text:p>
          </table:table-cell>
          <table:table-cell table:style-name="ce41" office:value-type="float" office:value="-17.735" calcext:value-type="float">
            <text:p>-17,735</text:p>
          </table:table-cell>
          <table:table-cell table:style-name="ce57" table:formula="of:=SQRT([.G5]*[.G5]+[.H5]*[.H5]+[.I5]*[.I5])" office:value-type="float" office:value="2327.64847892503" calcext:value-type="float">
            <text:p>2327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09.843" calcext:value-type="float">
            <text:p>-709,843</text:p>
          </table:table-cell>
          <table:table-cell table:style-name="ce41" office:value-type="float" office:value="-1478.841" calcext:value-type="float">
            <text:p>-1478,841</text:p>
          </table:table-cell>
          <table:table-cell table:style-name="ce41" office:value-type="float" office:value="-11.831" calcext:value-type="float">
            <text:p>-11,831</text:p>
          </table:table-cell>
          <table:table-cell table:style-name="ce57" table:formula="of:=SQRT([.G6]*[.G6]+[.H6]*[.H6]+[.I6]*[.I6])" office:value-type="float" office:value="1640.42304314802" calcext:value-type="float">
            <text:p>164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967.02" calcext:value-type="float">
            <text:p>967,02</text:p>
          </table:table-cell>
          <table:table-cell table:style-name="ce41" office:value-type="float" office:value="1235.926" calcext:value-type="float">
            <text:p>1235,926</text:p>
          </table:table-cell>
          <table:table-cell table:style-name="ce41" office:value-type="float" office:value="508.634" calcext:value-type="float">
            <text:p>508,634</text:p>
          </table:table-cell>
          <table:table-cell table:style-name="ce57" table:formula="of:=SQRT([.G7]*[.G7]+[.H7]*[.H7]+[.I7]*[.I7])" office:value-type="float" office:value="1649.65126733865" calcext:value-type="float">
            <text:p>1649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966.453" calcext:value-type="float">
            <text:p>-966,453</text:p>
          </table:table-cell>
          <table:table-cell table:style-name="ce41" office:value-type="float" office:value="1852.367" calcext:value-type="float">
            <text:p>1852,367</text:p>
          </table:table-cell>
          <table:table-cell table:style-name="ce41" office:value-type="float" office:value="763.256" calcext:value-type="float">
            <text:p>763,256</text:p>
          </table:table-cell>
          <table:table-cell table:style-name="ce57" table:formula="of:=SQRT([.G8]*[.G8]+[.H8]*[.H8]+[.I8]*[.I8])" office:value-type="float" office:value="2224.37735679763" calcext:value-type="float">
            <text:p>2224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709.391" calcext:value-type="float">
            <text:p>709,391</text:p>
          </table:table-cell>
          <table:table-cell table:style-name="ce41" office:value-type="float" office:value="-2216.844" calcext:value-type="float">
            <text:p>-2216,844</text:p>
          </table:table-cell>
          <table:table-cell table:style-name="ce41" office:value-type="float" office:value="-17.735" calcext:value-type="float">
            <text:p>-17,735</text:p>
          </table:table-cell>
          <table:table-cell table:style-name="ce57" table:formula="of:=SQRT([.G9]*[.G9]+[.H9]*[.H9]+[.I9]*[.I9])" office:value-type="float" office:value="2327.64847892503" calcext:value-type="float">
            <text:p>2327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709.843" calcext:value-type="float">
            <text:p>-709,843</text:p>
          </table:table-cell>
          <table:table-cell table:style-name="ce41" office:value-type="float" office:value="-1478.841" calcext:value-type="float">
            <text:p>-1478,841</text:p>
          </table:table-cell>
          <table:table-cell table:style-name="ce41" office:value-type="float" office:value="-11.831" calcext:value-type="float">
            <text:p>-11,831</text:p>
          </table:table-cell>
          <table:table-cell table:style-name="ce57" table:formula="of:=SQRT([.G10]*[.G10]+[.H10]*[.H10]+[.I10]*[.I10])" office:value-type="float" office:value="1640.42304314802" calcext:value-type="float">
            <text:p>164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114" calcext:value-type="float">
            <text:p>-0,114</text:p>
          </table:table-cell>
          <table:table-cell table:style-name="ce41" office:value-type="float" office:value="-0.379" calcext:value-type="float">
            <text:p>-0,379</text:p>
          </table:table-cell>
          <table:table-cell table:style-name="ce41" office:value-type="float" office:value="-0.033" calcext:value-type="float">
            <text:p>-0,033</text:p>
          </table:table-cell>
          <table:table-cell table:style-name="ce57" table:formula="of:=SQRT([.G11]*[.G11]+[.H11]*[.H11]+[.I11]*[.I11])" office:value-type="float" office:value="0.397147327826841" calcext:value-type="float">
            <text:p>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114" calcext:value-type="float">
            <text:p>-0,114</text:p>
          </table:table-cell>
          <table:table-cell table:style-name="ce41" office:value-type="float" office:value="-0.379" calcext:value-type="float">
            <text:p>-0,379</text:p>
          </table:table-cell>
          <table:table-cell table:style-name="ce41" office:value-type="float" office:value="-0.033" calcext:value-type="float">
            <text:p>-0,033</text:p>
          </table:table-cell>
          <table:table-cell table:style-name="ce57" table:formula="of:=SQRT([.G12]*[.G12]+[.H12]*[.H12]+[.I12]*[.I12])" office:value-type="float" office:value="0.397147327826841" calcext:value-type="float">
            <text:p>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19.228" calcext:value-type="float">
            <text:p>-2019,228</text:p>
          </table:table-cell>
          <table:table-cell table:style-name="ce41" office:value-type="float" office:value="634.135" calcext:value-type="float">
            <text:p>634,135</text:p>
          </table:table-cell>
          <table:table-cell table:style-name="ce57" table:formula="of:=SQRT([.G13]*[.G13]+[.H13]*[.H13]+[.I13]*[.I13])" office:value-type="float" office:value="2116.46141335225" calcext:value-type="float">
            <text:p>211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19.228" calcext:value-type="float">
            <text:p>-2019,228</text:p>
          </table:table-cell>
          <table:table-cell table:style-name="ce41" office:value-type="float" office:value="634.135" calcext:value-type="float">
            <text:p>634,135</text:p>
          </table:table-cell>
          <table:table-cell table:style-name="ce57" table:formula="of:=SQRT([.G14]*[.G14]+[.H14]*[.H14]+[.I14]*[.I14])" office:value-type="float" office:value="2116.46141335225" calcext:value-type="float">
            <text:p>211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3.093" calcext:value-type="float">
            <text:p>-1563,093</text:p>
          </table:table-cell>
          <table:table-cell table:style-name="ce41" office:value-type="float" office:value="-486.524" calcext:value-type="float">
            <text:p>-486,524</text:p>
          </table:table-cell>
          <table:table-cell table:style-name="ce57" table:formula="of:=SQRT([.G15]*[.G15]+[.H15]*[.H15]+[.I15]*[.I15])" office:value-type="float" office:value="1637.05996506695" calcext:value-type="float">
            <text:p>1637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3.093" calcext:value-type="float">
            <text:p>-1563,093</text:p>
          </table:table-cell>
          <table:table-cell table:style-name="ce41" office:value-type="float" office:value="-486.524" calcext:value-type="float">
            <text:p>-486,524</text:p>
          </table:table-cell>
          <table:table-cell table:style-name="ce57" table:formula="of:=SQRT([.G16]*[.G16]+[.H16]*[.H16]+[.I16]*[.I16])" office:value-type="float" office:value="1637.05996506695" calcext:value-type="float">
            <text:p>1637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56.135" calcext:value-type="float">
            <text:p>-456,135</text:p>
          </table:table-cell>
          <table:table-cell table:style-name="ce41" office:value-type="float" office:value="1120.659" calcext:value-type="float">
            <text:p>1120,659</text:p>
          </table:table-cell>
          <table:table-cell table:style-name="ce57" table:formula="of:=SQRT([.G17]*[.G17]+[.H17]*[.H17]+[.I17]*[.I17])" office:value-type="float" office:value="1209.93211896618" calcext:value-type="float">
            <text:p>1209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876.427" calcext:value-type="float">
            <text:p>1876,427</text:p>
          </table:table-cell>
          <table:table-cell table:style-name="ce57" table:formula="of:=SQRT([.G18]*[.G18]+[.H18]*[.H18]+[.I18]*[.I18])" office:value-type="float" office:value="1876.427" calcext:value-type="float">
            <text:p>1876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453" calcext:value-type="float">
            <text:p>-1,453</text:p>
          </table:table-cell>
          <table:table-cell table:style-name="ce57" table:formula="of:=SQRT([.G19]*[.G19]+[.H19]*[.H19]+[.I19]*[.I19])" office:value-type="float" office:value="1.453" calcext:value-type="float">
            <text:p>1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314" calcext:value-type="float">
            <text:p>-0,31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7410.145" calcext:value-type="float">
            <text:p>-7410,145</text:p>
          </table:table-cell>
          <table:table-cell table:style-name="ce57" table:formula="of:=SQRT([.G20]*[.G20]+[.H20]*[.H20]+[.I20]*[.I20])" office:value-type="float" office:value="7410.14500665277" calcext:value-type="float">
            <text:p>741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314" calcext:value-type="float">
            <text:p>0,31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288.024" calcext:value-type="float">
            <text:p>9288,024</text:p>
          </table:table-cell>
          <table:table-cell table:style-name="ce57" table:formula="of:=SQRT([.G21]*[.G21]+[.H21]*[.H21]+[.I21]*[.I21])" office:value-type="float" office:value="9288.02400530769" calcext:value-type="float">
            <text:p>9288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626.998" calcext:value-type="float">
            <text:p>-2626,998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2626.998" calcext:value-type="float">
            <text:p>2627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65.027" calcext:value-type="float">
            <text:p>-165,027</text:p>
          </table:table-cell>
          <table:table-cell table:style-name="ce41" office:value-type="float" office:value="-390.91" calcext:value-type="float">
            <text:p>-390,91</text:p>
          </table:table-cell>
          <table:table-cell table:style-name="ce41" office:value-type="float" office:value="21.659" calcext:value-type="float">
            <text:p>21,659</text:p>
          </table:table-cell>
          <table:table-cell table:style-name="ce57" table:formula="of:=SQRT([.G23]*[.G23]+[.H23]*[.H23]+[.I23]*[.I23])" office:value-type="float" office:value="424.868981110648" calcext:value-type="float">
            <text:p>424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3.767" calcext:value-type="float">
            <text:p>113,767</text:p>
          </table:table-cell>
          <table:table-cell table:style-name="ce41" office:value-type="float" office:value="-260.215" calcext:value-type="float">
            <text:p>-260,215</text:p>
          </table:table-cell>
          <table:table-cell table:style-name="ce41" office:value-type="float" office:value="14.921" calcext:value-type="float">
            <text:p>14,921</text:p>
          </table:table-cell>
          <table:table-cell table:style-name="ce57" table:formula="of:=SQRT([.G24]*[.G24]+[.H24]*[.H24]+[.I24]*[.I24])" office:value-type="float" office:value="284.389544032477" calcext:value-type="float">
            <text:p>284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89.311" calcext:value-type="float">
            <text:p>589,311</text:p>
          </table:table-cell>
          <table:table-cell table:style-name="ce41" office:value-type="float" office:value="-1527.789" calcext:value-type="float">
            <text:p>-1527,789</text:p>
          </table:table-cell>
          <table:table-cell table:style-name="ce41" office:value-type="float" office:value="168.853" calcext:value-type="float">
            <text:p>168,853</text:p>
          </table:table-cell>
          <table:table-cell table:style-name="ce57" table:formula="of:=SQRT([.G25]*[.G25]+[.H25]*[.H25]+[.I25]*[.I25])" office:value-type="float" office:value="1646.18893777446" calcext:value-type="float">
            <text:p>164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43.203" calcext:value-type="float">
            <text:p>-543,203</text:p>
          </table:table-cell>
          <table:table-cell table:style-name="ce41" office:value-type="float" office:value="-1467.689" calcext:value-type="float">
            <text:p>-1467,689</text:p>
          </table:table-cell>
          <table:table-cell table:style-name="ce41" office:value-type="float" office:value="162.211" calcext:value-type="float">
            <text:p>162,211</text:p>
          </table:table-cell>
          <table:table-cell table:style-name="ce57" table:formula="of:=SQRT([.G26]*[.G26]+[.H26]*[.H26]+[.I26]*[.I26])" office:value-type="float" office:value="1573.36992104559" calcext:value-type="float">
            <text:p>157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43.203" calcext:value-type="float">
            <text:p>-543,203</text:p>
          </table:table-cell>
          <table:table-cell table:style-name="ce41" office:value-type="float" office:value="-1467.689" calcext:value-type="float">
            <text:p>-1467,689</text:p>
          </table:table-cell>
          <table:table-cell table:style-name="ce41" office:value-type="float" office:value="162.211" calcext:value-type="float">
            <text:p>162,211</text:p>
          </table:table-cell>
          <table:table-cell table:style-name="ce57" table:formula="of:=SQRT([.G27]*[.G27]+[.H27]*[.H27]+[.I27]*[.I27])" office:value-type="float" office:value="1573.36992104559" calcext:value-type="float">
            <text:p>157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589.311" calcext:value-type="float">
            <text:p>589,311</text:p>
          </table:table-cell>
          <table:table-cell table:style-name="ce41" office:value-type="float" office:value="-1527.789" calcext:value-type="float">
            <text:p>-1527,789</text:p>
          </table:table-cell>
          <table:table-cell table:style-name="ce41" office:value-type="float" office:value="168.853" calcext:value-type="float">
            <text:p>168,853</text:p>
          </table:table-cell>
          <table:table-cell table:style-name="ce57" table:formula="of:=SQRT([.G28]*[.G28]+[.H28]*[.H28]+[.I28]*[.I28])" office:value-type="float" office:value="1646.18893777446" calcext:value-type="float">
            <text:p>164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13.767" calcext:value-type="float">
            <text:p>113,767</text:p>
          </table:table-cell>
          <table:table-cell table:style-name="ce41" office:value-type="float" office:value="-260.215" calcext:value-type="float">
            <text:p>-260,215</text:p>
          </table:table-cell>
          <table:table-cell table:style-name="ce41" office:value-type="float" office:value="14.921" calcext:value-type="float">
            <text:p>14,921</text:p>
          </table:table-cell>
          <table:table-cell table:style-name="ce57" table:formula="of:=SQRT([.G29]*[.G29]+[.H29]*[.H29]+[.I29]*[.I29])" office:value-type="float" office:value="284.389544032477" calcext:value-type="float">
            <text:p>284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65.027" calcext:value-type="float">
            <text:p>-165,027</text:p>
          </table:table-cell>
          <table:table-cell table:style-name="ce41" office:value-type="float" office:value="-390.91" calcext:value-type="float">
            <text:p>-390,91</text:p>
          </table:table-cell>
          <table:table-cell table:style-name="ce41" office:value-type="float" office:value="21.659" calcext:value-type="float">
            <text:p>21,659</text:p>
          </table:table-cell>
          <table:table-cell table:style-name="ce57" table:formula="of:=SQRT([.G30]*[.G30]+[.H30]*[.H30]+[.I30]*[.I30])" office:value-type="float" office:value="424.868981110648" calcext:value-type="float">
            <text:p>424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19.768" calcext:value-type="float">
            <text:p>1519,768</text:p>
          </table:table-cell>
          <table:table-cell table:style-name="ce41" office:value-type="float" office:value="1459.05" calcext:value-type="float">
            <text:p>1459,05</text:p>
          </table:table-cell>
          <table:table-cell table:style-name="ce57" table:formula="of:=SQRT([.G31]*[.G31]+[.H31]*[.H31]+[.I31]*[.I31])" office:value-type="float" office:value="2106.77993068189" calcext:value-type="float">
            <text:p>2106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19.768" calcext:value-type="float">
            <text:p>1519,768</text:p>
          </table:table-cell>
          <table:table-cell table:style-name="ce41" office:value-type="float" office:value="1459.05" calcext:value-type="float">
            <text:p>1459,05</text:p>
          </table:table-cell>
          <table:table-cell table:style-name="ce57" table:formula="of:=SQRT([.G32]*[.G32]+[.H32]*[.H32]+[.I32]*[.I32])" office:value-type="float" office:value="2106.77993068189" calcext:value-type="float">
            <text:p>2106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22.488" calcext:value-type="float">
            <text:p>-222,488</text:p>
          </table:table-cell>
          <table:table-cell table:style-name="ce41" office:value-type="float" office:value="1771.571" calcext:value-type="float">
            <text:p>1771,571</text:p>
          </table:table-cell>
          <table:table-cell table:style-name="ce57" table:formula="of:=SQRT([.G33]*[.G33]+[.H33]*[.H33]+[.I33]*[.I33])" office:value-type="float" office:value="1785.48724951622" calcext:value-type="float">
            <text:p>178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22.488" calcext:value-type="float">
            <text:p>-222,488</text:p>
          </table:table-cell>
          <table:table-cell table:style-name="ce41" office:value-type="float" office:value="1771.571" calcext:value-type="float">
            <text:p>1771,571</text:p>
          </table:table-cell>
          <table:table-cell table:style-name="ce57" table:formula="of:=SQRT([.G34]*[.G34]+[.H34]*[.H34]+[.I34]*[.I34])" office:value-type="float" office:value="1785.48724951622" calcext:value-type="float">
            <text:p>178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5.153" calcext:value-type="float">
            <text:p>5,153</text:p>
          </table:table-cell>
          <table:table-cell table:style-name="ce41" office:value-type="float" office:value="-500.163" calcext:value-type="float">
            <text:p>-500,163</text:p>
          </table:table-cell>
          <table:table-cell table:style-name="ce41" office:value-type="float" office:value="49.733" calcext:value-type="float">
            <text:p>49,733</text:p>
          </table:table-cell>
          <table:table-cell table:style-name="ce57" table:formula="of:=SQRT([.G35]*[.G35]+[.H35]*[.H35]+[.I35]*[.I35])" office:value-type="float" office:value="502.655897475599" calcext:value-type="float">
            <text:p>502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.153" calcext:value-type="float">
            <text:p>5,153</text:p>
          </table:table-cell>
          <table:table-cell table:style-name="ce41" office:value-type="float" office:value="-500.163" calcext:value-type="float">
            <text:p>-500,163</text:p>
          </table:table-cell>
          <table:table-cell table:style-name="ce41" office:value-type="float" office:value="49.733" calcext:value-type="float">
            <text:p>49,733</text:p>
          </table:table-cell>
          <table:table-cell table:style-name="ce57" table:formula="of:=SQRT([.G36]*[.G36]+[.H36]*[.H36]+[.I36]*[.I36])" office:value-type="float" office:value="502.655897475599" calcext:value-type="float">
            <text:p>502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1.983" calcext:value-type="float">
            <text:p>221,983</text:p>
          </table:table-cell>
          <table:table-cell table:style-name="ce57" table:formula="of:=SQRT([.G37]*[.G37]+[.H37]*[.H37]+[.I37]*[.I37])" office:value-type="float" office:value="221.983" calcext:value-type="float">
            <text:p>222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876.427" calcext:value-type="float">
            <text:p>1876,427</text:p>
          </table:table-cell>
          <table:table-cell table:style-name="ce57" table:formula="of:=SQRT([.G38]*[.G38]+[.H38]*[.H38]+[.I38]*[.I38])" office:value-type="float" office:value="1876.427" calcext:value-type="float">
            <text:p>1876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65.162" calcext:value-type="float">
            <text:p>265,162</text:p>
          </table:table-cell>
          <table:table-cell table:style-name="ce57" table:formula="of:=SQRT([.G39]*[.G39]+[.H39]*[.H39]+[.I39]*[.I39])" office:value-type="float" office:value="265.162" calcext:value-type="float">
            <text:p>265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1.238" calcext:value-type="float">
            <text:p>-1,238</text:p>
          </table:table-cell>
          <table:table-cell table:style-name="ce41" office:value-type="float" office:value="-438.646" calcext:value-type="float">
            <text:p>-438,646</text:p>
          </table:table-cell>
          <table:table-cell table:style-name="ce41" office:value-type="float" office:value="9393.087" calcext:value-type="float">
            <text:p>9393,087</text:p>
          </table:table-cell>
          <table:table-cell table:style-name="ce57" table:formula="of:=SQRT([.G40]*[.G40]+[.H40]*[.H40]+[.I40]*[.I40])" office:value-type="float" office:value="9403.32362707617" calcext:value-type="float">
            <text:p>940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144" calcext:value-type="float">
            <text:p>1,144</text:p>
          </table:table-cell>
          <table:table-cell table:style-name="ce41" office:value-type="float" office:value="345.531" calcext:value-type="float">
            <text:p>345,531</text:p>
          </table:table-cell>
          <table:table-cell table:style-name="ce41" office:value-type="float" office:value="-7399.129" calcext:value-type="float">
            <text:p>-7399,129</text:p>
          </table:table-cell>
          <table:table-cell table:style-name="ce57" table:formula="of:=SQRT([.G41]*[.G41]+[.H41]*[.H41]+[.I41]*[.I41])" office:value-type="float" office:value="7407.19264899584" calcext:value-type="float">
            <text:p>7407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94" calcext:value-type="float">
            <text:p>0,094</text:p>
          </table:table-cell>
          <table:table-cell table:style-name="ce41" office:value-type="float" office:value="-2533.882" calcext:value-type="float">
            <text:p>-2533,882</text:p>
          </table:table-cell>
          <table:table-cell table:style-name="ce41" office:value-type="float" office:value="-118.329" calcext:value-type="float">
            <text:p>-118,329</text:p>
          </table:table-cell>
          <table:table-cell table:style-name="ce57" table:formula="of:=SQRT([.G42]*[.G42]+[.H42]*[.H42]+[.I42]*[.I42])" office:value-type="float" office:value="2536.64340241213" calcext:value-type="float">
            <text:p>2536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799" calcext:value-type="float">
            <text:p>0,799</text:p>
          </table:table-cell>
          <table:table-cell table:style-name="ce57" table:formula="of:=SQRT([.G43]*[.G43]+[.H43]*[.H43]+[.I43]*[.I43])" office:value-type="float" office:value="0.799" calcext:value-type="float">
            <text:p>0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742.256" calcext:value-type="float">
            <text:p>1742,256</text:p>
          </table:table-cell>
          <table:table-cell table:style-name="ce41" office:value-type="float" office:value="-312.524" calcext:value-type="float">
            <text:p>-312,524</text:p>
          </table:table-cell>
          <table:table-cell table:style-name="ce57" table:formula="of:=SQRT([.G44]*[.G44]+[.H44]*[.H44]+[.I44]*[.I44])" office:value-type="float" office:value="1770.06418530854" calcext:value-type="float">
            <text:p>1770,1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5" table:number-columns-repeated="3"/>
          <table:table-cell table:number-columns-repeated="3"/>
          <table:table-cell table:style-name="ce55"/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" table:expression="'left turn 2,2 g'!#REF!"/>
        </table:named-expressions>
      </table:table>
      <table:table table:name="RIGHT TURN 2,2G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52" table:default-cell-style-name="Default"/>
        <table:table-row table:style-name="ro4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4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5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04.707" calcext:value-type="float">
            <text:p>1104,707</text:p>
          </table:table-cell>
          <table:table-cell table:style-name="ce41" office:value-type="float" office:value="1411.818" calcext:value-type="float">
            <text:p>1411,818</text:p>
          </table:table-cell>
          <table:table-cell table:style-name="ce41" office:value-type="float" office:value="581.028" calcext:value-type="float">
            <text:p>581,028</text:p>
          </table:table-cell>
          <table:table-cell table:style-name="ce57" table:formula="of:=SQRT([.G3]*[.G3]+[.H3]*[.H3]+[.I3]*[.I3])" office:value-type="float" office:value="1884.46309535554" calcext:value-type="float">
            <text:p>1884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04.06" calcext:value-type="float">
            <text:p>-1104,06</text:p>
          </table:table-cell>
          <table:table-cell table:style-name="ce41" office:value-type="float" office:value="2116.115" calcext:value-type="float">
            <text:p>2116,115</text:p>
          </table:table-cell>
          <table:table-cell table:style-name="ce41" office:value-type="float" office:value="871.931" calcext:value-type="float">
            <text:p>871,931</text:p>
          </table:table-cell>
          <table:table-cell table:style-name="ce57" table:formula="of:=SQRT([.G4]*[.G4]+[.H4]*[.H4]+[.I4]*[.I4])" office:value-type="float" office:value="2541.09323827088" calcext:value-type="float">
            <text:p>2541,1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49.577" calcext:value-type="float">
            <text:p>-149,577</text:p>
          </table:table-cell>
          <table:table-cell table:style-name="ce41" office:value-type="float" office:value="467.428" calcext:value-type="float">
            <text:p>467,428</text:p>
          </table:table-cell>
          <table:table-cell table:style-name="ce41" office:value-type="float" office:value="3.739" calcext:value-type="float">
            <text:p>3,739</text:p>
          </table:table-cell>
          <table:table-cell table:style-name="ce57" table:formula="of:=SQRT([.G5]*[.G5]+[.H5]*[.H5]+[.I5]*[.I5])" office:value-type="float" office:value="490.791395843489" calcext:value-type="float">
            <text:p>490,8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48.986" calcext:value-type="float">
            <text:p>148,986</text:p>
          </table:table-cell>
          <table:table-cell table:style-name="ce41" office:value-type="float" office:value="310.388" calcext:value-type="float">
            <text:p>310,388</text:p>
          </table:table-cell>
          <table:table-cell table:style-name="ce41" office:value-type="float" office:value="2.483" calcext:value-type="float">
            <text:p>2,483</text:p>
          </table:table-cell>
          <table:table-cell table:style-name="ce57" table:formula="of:=SQRT([.G6]*[.G6]+[.H6]*[.H6]+[.I6]*[.I6])" office:value-type="float" office:value="344.301763034986" calcext:value-type="float">
            <text:p>344,3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1104.707" calcext:value-type="float">
            <text:p>1104,707</text:p>
          </table:table-cell>
          <table:table-cell table:style-name="ce41" office:value-type="float" office:value="1411.818" calcext:value-type="float">
            <text:p>1411,818</text:p>
          </table:table-cell>
          <table:table-cell table:style-name="ce41" office:value-type="float" office:value="581.028" calcext:value-type="float">
            <text:p>581,028</text:p>
          </table:table-cell>
          <table:table-cell table:style-name="ce57" table:formula="of:=SQRT([.G7]*[.G7]+[.H7]*[.H7]+[.I7]*[.I7])" office:value-type="float" office:value="1884.46309535554" calcext:value-type="float">
            <text:p>1884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1104.06" calcext:value-type="float">
            <text:p>-1104,06</text:p>
          </table:table-cell>
          <table:table-cell table:style-name="ce41" office:value-type="float" office:value="2116.115" calcext:value-type="float">
            <text:p>2116,115</text:p>
          </table:table-cell>
          <table:table-cell table:style-name="ce41" office:value-type="float" office:value="871.931" calcext:value-type="float">
            <text:p>871,931</text:p>
          </table:table-cell>
          <table:table-cell table:style-name="ce57" table:formula="of:=SQRT([.G8]*[.G8]+[.H8]*[.H8]+[.I8]*[.I8])" office:value-type="float" office:value="2541.09323827088" calcext:value-type="float">
            <text:p>2541,1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149.577" calcext:value-type="float">
            <text:p>-149,577</text:p>
          </table:table-cell>
          <table:table-cell table:style-name="ce41" office:value-type="float" office:value="467.428" calcext:value-type="float">
            <text:p>467,428</text:p>
          </table:table-cell>
          <table:table-cell table:style-name="ce41" office:value-type="float" office:value="3.739" calcext:value-type="float">
            <text:p>3,739</text:p>
          </table:table-cell>
          <table:table-cell table:style-name="ce57" table:formula="of:=SQRT([.G9]*[.G9]+[.H9]*[.H9]+[.I9]*[.I9])" office:value-type="float" office:value="490.791395843489" calcext:value-type="float">
            <text:p>490,8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148.986" calcext:value-type="float">
            <text:p>148,986</text:p>
          </table:table-cell>
          <table:table-cell table:style-name="ce41" office:value-type="float" office:value="310.388" calcext:value-type="float">
            <text:p>310,388</text:p>
          </table:table-cell>
          <table:table-cell table:style-name="ce41" office:value-type="float" office:value="2.483" calcext:value-type="float">
            <text:p>2,483</text:p>
          </table:table-cell>
          <table:table-cell table:style-name="ce57" table:formula="of:=SQRT([.G10]*[.G10]+[.H10]*[.H10]+[.I10]*[.I10])" office:value-type="float" office:value="344.301763034986" calcext:value-type="float">
            <text:p>344,3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56" calcext:value-type="float">
            <text:p>-0,056</text:p>
          </table:table-cell>
          <table:table-cell table:style-name="ce41" office:value-type="float" office:value="-0.185" calcext:value-type="float">
            <text:p>-0,185</text:p>
          </table:table-cell>
          <table:table-cell table:style-name="ce41" office:value-type="float" office:value="-0.016" calcext:value-type="float">
            <text:p>-0,016</text:p>
          </table:table-cell>
          <table:table-cell table:style-name="ce57" table:formula="of:=SQRT([.G11]*[.G11]+[.H11]*[.H11]+[.I11]*[.I11])" office:value-type="float" office:value="0.19395102474593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56" calcext:value-type="float">
            <text:p>-0,056</text:p>
          </table:table-cell>
          <table:table-cell table:style-name="ce41" office:value-type="float" office:value="-0.185" calcext:value-type="float">
            <text:p>-0,185</text:p>
          </table:table-cell>
          <table:table-cell table:style-name="ce41" office:value-type="float" office:value="-0.016" calcext:value-type="float">
            <text:p>-0,016</text:p>
          </table:table-cell>
          <table:table-cell table:style-name="ce57" table:formula="of:=SQRT([.G12]*[.G12]+[.H12]*[.H12]+[.I12]*[.I12])" office:value-type="float" office:value="0.19395102474593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305.563" calcext:value-type="float">
            <text:p>-4305,563</text:p>
          </table:table-cell>
          <table:table-cell table:style-name="ce41" office:value-type="float" office:value="1352.155" calcext:value-type="float">
            <text:p>1352,155</text:p>
          </table:table-cell>
          <table:table-cell table:style-name="ce57" table:formula="of:=SQRT([.G13]*[.G13]+[.H13]*[.H13]+[.I13]*[.I13])" office:value-type="float" office:value="4512.89218694553" calcext:value-type="float">
            <text:p>4512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305.563" calcext:value-type="float">
            <text:p>-4305,563</text:p>
          </table:table-cell>
          <table:table-cell table:style-name="ce41" office:value-type="float" office:value="1352.155" calcext:value-type="float">
            <text:p>1352,155</text:p>
          </table:table-cell>
          <table:table-cell table:style-name="ce57" table:formula="of:=SQRT([.G14]*[.G14]+[.H14]*[.H14]+[.I14]*[.I14])" office:value-type="float" office:value="4512.89218694553" calcext:value-type="float">
            <text:p>4512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32.959" calcext:value-type="float">
            <text:p>-3332,959</text:p>
          </table:table-cell>
          <table:table-cell table:style-name="ce41" office:value-type="float" office:value="-1037.408" calcext:value-type="float">
            <text:p>-1037,408</text:p>
          </table:table-cell>
          <table:table-cell table:style-name="ce57" table:formula="of:=SQRT([.G15]*[.G15]+[.H15]*[.H15]+[.I15]*[.I15])" office:value-type="float" office:value="3490.67773564748" calcext:value-type="float">
            <text:p>3490,7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32.959" calcext:value-type="float">
            <text:p>-3332,959</text:p>
          </table:table-cell>
          <table:table-cell table:style-name="ce41" office:value-type="float" office:value="-1037.408" calcext:value-type="float">
            <text:p>-1037,408</text:p>
          </table:table-cell>
          <table:table-cell table:style-name="ce57" table:formula="of:=SQRT([.G16]*[.G16]+[.H16]*[.H16]+[.I16]*[.I16])" office:value-type="float" office:value="3490.67773564748" calcext:value-type="float">
            <text:p>3490,7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972.604" calcext:value-type="float">
            <text:p>-972,604</text:p>
          </table:table-cell>
          <table:table-cell table:style-name="ce41" office:value-type="float" office:value="2389.562" calcext:value-type="float">
            <text:p>2389,562</text:p>
          </table:table-cell>
          <table:table-cell table:style-name="ce57" table:formula="of:=SQRT([.G17]*[.G17]+[.H17]*[.H17]+[.I17]*[.I17])" office:value-type="float" office:value="2579.91571425502" calcext:value-type="float">
            <text:p>2579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1" calcext:value-type="float">
            <text:p>2811,321</text:p>
          </table:table-cell>
          <table:table-cell table:style-name="ce57" table:formula="of:=SQRT([.G18]*[.G18]+[.H18]*[.H18]+[.I18]*[.I18])" office:value-type="float" office:value="2811.321" calcext:value-type="float">
            <text:p>2811,3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SQRT([.G19]*[.G19]+[.H19]*[.H19]+[.I19]*[.I19])" office:value-type="float" office:value="0.15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88.89" calcext:value-type="float">
            <text:p>2288,89</text:p>
          </table:table-cell>
          <table:table-cell table:style-name="ce57" table:formula="of:=SQRT([.G20]*[.G20]+[.H20]*[.H20]+[.I20]*[.I20])" office:value-type="float" office:value="2288.89" calcext:value-type="float">
            <text:p>2288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2.272" calcext:value-type="float">
            <text:p>522,272</text:p>
          </table:table-cell>
          <table:table-cell table:style-name="ce57" table:formula="of:=SQRT([.G21]*[.G21]+[.H21]*[.H21]+[.I21]*[.I21])" office:value-type="float" office:value="522.272" calcext:value-type="float">
            <text:p>522,3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5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862.901" calcext:value-type="float">
            <text:p>-862,901</text:p>
          </table:table-cell>
          <table:table-cell table:style-name="ce41" office:value-type="float" office:value="-2044.004" calcext:value-type="float">
            <text:p>-2044,004</text:p>
          </table:table-cell>
          <table:table-cell table:style-name="ce41" office:value-type="float" office:value="113.249" calcext:value-type="float">
            <text:p>113,249</text:p>
          </table:table-cell>
          <table:table-cell table:style-name="ce57" table:formula="of:=SQRT([.G23]*[.G23]+[.H23]*[.H23]+[.I23]*[.I23])" office:value-type="float" office:value="2221.57057592551" calcext:value-type="float">
            <text:p>2221,6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74.315" calcext:value-type="float">
            <text:p>774,315</text:p>
          </table:table-cell>
          <table:table-cell table:style-name="ce41" office:value-type="float" office:value="-1771.066" calcext:value-type="float">
            <text:p>-1771,066</text:p>
          </table:table-cell>
          <table:table-cell table:style-name="ce41" office:value-type="float" office:value="101.558" calcext:value-type="float">
            <text:p>101,558</text:p>
          </table:table-cell>
          <table:table-cell table:style-name="ce57" table:formula="of:=SQRT([.G24]*[.G24]+[.H24]*[.H24]+[.I24]*[.I24])" office:value-type="float" office:value="1935.60133368031" calcext:value-type="float">
            <text:p>1935,6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06.269" calcext:value-type="float">
            <text:p>-106,269</text:p>
          </table:table-cell>
          <table:table-cell table:style-name="ce41" office:value-type="float" office:value="275.502" calcext:value-type="float">
            <text:p>275,502</text:p>
          </table:table-cell>
          <table:table-cell table:style-name="ce41" office:value-type="float" office:value="-30.449" calcext:value-type="float">
            <text:p>-30,449</text:p>
          </table:table-cell>
          <table:table-cell table:style-name="ce57" table:formula="of:=SQRT([.G25]*[.G25]+[.H25]*[.H25]+[.I25]*[.I25])" office:value-type="float" office:value="296.852815324362" calcext:value-type="float">
            <text:p>296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96.181" calcext:value-type="float">
            <text:p>196,181</text:p>
          </table:table-cell>
          <table:table-cell table:style-name="ce41" office:value-type="float" office:value="530.064" calcext:value-type="float">
            <text:p>530,064</text:p>
          </table:table-cell>
          <table:table-cell table:style-name="ce41" office:value-type="float" office:value="-58.583" calcext:value-type="float">
            <text:p>-58,583</text:p>
          </table:table-cell>
          <table:table-cell table:style-name="ce57" table:formula="of:=SQRT([.G26]*[.G26]+[.H26]*[.H26]+[.I26]*[.I26])" office:value-type="float" office:value="568.231288073791" calcext:value-type="float">
            <text:p>568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96.181" calcext:value-type="float">
            <text:p>196,181</text:p>
          </table:table-cell>
          <table:table-cell table:style-name="ce41" office:value-type="float" office:value="530.064" calcext:value-type="float">
            <text:p>530,064</text:p>
          </table:table-cell>
          <table:table-cell table:style-name="ce41" office:value-type="float" office:value="-58.583" calcext:value-type="float">
            <text:p>-58,583</text:p>
          </table:table-cell>
          <table:table-cell table:style-name="ce57" table:formula="of:=SQRT([.G27]*[.G27]+[.H27]*[.H27]+[.I27]*[.I27])" office:value-type="float" office:value="568.231288073791" calcext:value-type="float">
            <text:p>568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106.269" calcext:value-type="float">
            <text:p>-106,269</text:p>
          </table:table-cell>
          <table:table-cell table:style-name="ce41" office:value-type="float" office:value="275.502" calcext:value-type="float">
            <text:p>275,502</text:p>
          </table:table-cell>
          <table:table-cell table:style-name="ce41" office:value-type="float" office:value="-30.449" calcext:value-type="float">
            <text:p>-30,449</text:p>
          </table:table-cell>
          <table:table-cell table:style-name="ce57" table:formula="of:=SQRT([.G28]*[.G28]+[.H28]*[.H28]+[.I28]*[.I28])" office:value-type="float" office:value="296.852815324362" calcext:value-type="float">
            <text:p>296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774.315" calcext:value-type="float">
            <text:p>774,315</text:p>
          </table:table-cell>
          <table:table-cell table:style-name="ce41" office:value-type="float" office:value="-1771.066" calcext:value-type="float">
            <text:p>-1771,066</text:p>
          </table:table-cell>
          <table:table-cell table:style-name="ce41" office:value-type="float" office:value="101.558" calcext:value-type="float">
            <text:p>101,558</text:p>
          </table:table-cell>
          <table:table-cell table:style-name="ce57" table:formula="of:=SQRT([.G29]*[.G29]+[.H29]*[.H29]+[.I29]*[.I29])" office:value-type="float" office:value="1935.60133368031" calcext:value-type="float">
            <text:p>1935,6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862.901" calcext:value-type="float">
            <text:p>-862,901</text:p>
          </table:table-cell>
          <table:table-cell table:style-name="ce41" office:value-type="float" office:value="-2044.004" calcext:value-type="float">
            <text:p>-2044,004</text:p>
          </table:table-cell>
          <table:table-cell table:style-name="ce41" office:value-type="float" office:value="113.249" calcext:value-type="float">
            <text:p>113,249</text:p>
          </table:table-cell>
          <table:table-cell table:style-name="ce57" table:formula="of:=SQRT([.G30]*[.G30]+[.H30]*[.H30]+[.I30]*[.I30])" office:value-type="float" office:value="2221.57057592551" calcext:value-type="float">
            <text:p>2221,6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80.794" calcext:value-type="float">
            <text:p>2880,794</text:p>
          </table:table-cell>
          <table:table-cell table:style-name="ce41" office:value-type="float" office:value="2765.699" calcext:value-type="float">
            <text:p>2765,699</text:p>
          </table:table-cell>
          <table:table-cell table:style-name="ce57" table:formula="of:=SQRT([.G31]*[.G31]+[.H31]*[.H31]+[.I31]*[.I31])" office:value-type="float" office:value="3993.50285201313" calcext:value-type="float">
            <text:p>3993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80.794" calcext:value-type="float">
            <text:p>2880,794</text:p>
          </table:table-cell>
          <table:table-cell table:style-name="ce41" office:value-type="float" office:value="2765.699" calcext:value-type="float">
            <text:p>2765,699</text:p>
          </table:table-cell>
          <table:table-cell table:style-name="ce57" table:formula="of:=SQRT([.G32]*[.G32]+[.H32]*[.H32]+[.I32]*[.I32])" office:value-type="float" office:value="3993.50285201313" calcext:value-type="float">
            <text:p>3993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21.735" calcext:value-type="float">
            <text:p>-421,735</text:p>
          </table:table-cell>
          <table:table-cell table:style-name="ce41" office:value-type="float" office:value="3358.085" calcext:value-type="float">
            <text:p>3358,085</text:p>
          </table:table-cell>
          <table:table-cell table:style-name="ce57" table:formula="of:=SQRT([.G33]*[.G33]+[.H33]*[.H33]+[.I33]*[.I33])" office:value-type="float" office:value="3384.46380944604" calcext:value-type="float">
            <text:p>3384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21.735" calcext:value-type="float">
            <text:p>-421,735</text:p>
          </table:table-cell>
          <table:table-cell table:style-name="ce41" office:value-type="float" office:value="3358.085" calcext:value-type="float">
            <text:p>3358,085</text:p>
          </table:table-cell>
          <table:table-cell table:style-name="ce57" table:formula="of:=SQRT([.G34]*[.G34]+[.H34]*[.H34]+[.I34]*[.I34])" office:value-type="float" office:value="3384.46380944604" calcext:value-type="float">
            <text:p>3384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1.326" calcext:value-type="float">
            <text:p>-1,326</text:p>
          </table:table-cell>
          <table:table-cell table:style-name="ce41" office:value-type="float" office:value="128.711" calcext:value-type="float">
            <text:p>128,711</text:p>
          </table:table-cell>
          <table:table-cell table:style-name="ce41" office:value-type="float" office:value="-12.798" calcext:value-type="float">
            <text:p>-12,798</text:p>
          </table:table-cell>
          <table:table-cell table:style-name="ce57" table:formula="of:=SQRT([.G35]*[.G35]+[.H35]*[.H35]+[.I35]*[.I35])" office:value-type="float" office:value="129.352497467192" calcext:value-type="float">
            <text:p>129,4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.326" calcext:value-type="float">
            <text:p>-1,326</text:p>
          </table:table-cell>
          <table:table-cell table:style-name="ce41" office:value-type="float" office:value="128.711" calcext:value-type="float">
            <text:p>128,711</text:p>
          </table:table-cell>
          <table:table-cell table:style-name="ce41" office:value-type="float" office:value="-12.798" calcext:value-type="float">
            <text:p>-12,798</text:p>
          </table:table-cell>
          <table:table-cell table:style-name="ce57" table:formula="of:=SQRT([.G36]*[.G36]+[.H36]*[.H36]+[.I36]*[.I36])" office:value-type="float" office:value="129.352497467192" calcext:value-type="float">
            <text:p>129,4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9" calcext:value-type="float">
            <text:p>2811,329</text:p>
          </table:table-cell>
          <table:table-cell table:style-name="ce57" table:formula="of:=SQRT([.G37]*[.G37]+[.H37]*[.H37]+[.I37]*[.I37])" office:value-type="float" office:value="2811.329" calcext:value-type="float">
            <text:p>2811,3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38]*[.G38]+[.H38]*[.H38]+[.I38]*[.I38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39]*[.G39]+[.H39]*[.H39]+[.I39]*[.I39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1" office:value-type="float" office:value="-23.19" calcext:value-type="float">
            <text:p>-23,19</text:p>
          </table:table-cell>
          <table:table-cell table:style-name="ce41" office:value-type="float" office:value="496.59" calcext:value-type="float">
            <text:p>496,59</text:p>
          </table:table-cell>
          <table:table-cell table:style-name="ce57" table:formula="of:=SQRT([.G40]*[.G40]+[.H40]*[.H40]+[.I40]*[.I40])" office:value-type="float" office:value="497.131174119065" calcext:value-type="float">
            <text:p>497,1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-110.906" calcext:value-type="float">
            <text:p>-110,906</text:p>
          </table:table-cell>
          <table:table-cell table:style-name="ce41" office:value-type="float" office:value="2374.921" calcext:value-type="float">
            <text:p>2374,921</text:p>
          </table:table-cell>
          <table:table-cell table:style-name="ce57" table:formula="of:=SQRT([.G41]*[.G41]+[.H41]*[.H41]+[.I41]*[.I41])" office:value-type="float" office:value="2377.50917918165" calcext:value-type="float">
            <text:p>2377,5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5" calcext:value-type="float">
            <text:p>-0,005</text:p>
          </table:table-cell>
          <table:table-cell table:style-name="ce41" office:value-type="float" office:value="134.096" calcext:value-type="float">
            <text:p>134,096</text:p>
          </table:table-cell>
          <table:table-cell table:style-name="ce41" office:value-type="float" office:value="6.262" calcext:value-type="float">
            <text:p>6,262</text:p>
          </table:table-cell>
          <table:table-cell table:style-name="ce57" table:formula="of:=SQRT([.G42]*[.G42]+[.H42]*[.H42]+[.I42]*[.I42])" office:value-type="float" office:value="134.242131557123" calcext:value-type="float">
            <text:p>134,2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903" calcext:value-type="float">
            <text:p>0,903</text:p>
          </table:table-cell>
          <table:table-cell table:style-name="ce57" table:formula="of:=SQRT([.G43]*[.G43]+[.H43]*[.H43]+[.I43]*[.I43])" office:value-type="float" office:value="0.903" calcext:value-type="float">
            <text:p>0,9</text:p>
          </table:table-cell>
          <table:table-cell table:number-columns-repeated="54"/>
        </table:table-row>
        <table:table-row table:style-name="ro4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302.529" calcext:value-type="float">
            <text:p>3302,529</text:p>
          </table:table-cell>
          <table:table-cell table:style-name="ce41" office:value-type="float" office:value="-592.386" calcext:value-type="float">
            <text:p>-592,386</text:p>
          </table:table-cell>
          <table:table-cell table:style-name="ce57" table:formula="of:=SQRT([.G44]*[.G44]+[.H44]*[.H44]+[.I44]*[.I44])" office:value-type="float" office:value="3355.23754283314" calcext:value-type="float">
            <text:p>3355,2</text:p>
          </table:table-cell>
          <table:table-cell table:number-columns-repeated="54"/>
        </table:table-row>
        <table:table-row table:style-name="ro4" table:number-rows-repeated="3">
          <table:table-cell table:number-columns-repeated="3"/>
          <table:table-cell table:style-name="ce29"/>
          <table:table-cell table:style-name="ce41" table:number-columns-repeated="2"/>
          <table:table-cell table:number-columns-repeated="3"/>
          <table:table-cell table:style-name="ce73"/>
          <table:table-cell table:number-columns-repeated="54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ump 3G" table:style-name="ta5">
        <office:forms form:automatic-focus="false" form:apply-design-mode="false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number-columns-repeated="3"/>
          <table:table-cell table:style-name="ce53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4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91.237" calcext:value-type="float">
            <text:p>591,237</text:p>
          </table:table-cell>
          <table:table-cell table:style-name="ce41" office:value-type="float" office:value="945.678" calcext:value-type="float">
            <text:p>945,678</text:p>
          </table:table-cell>
          <table:table-cell table:style-name="ce41" office:value-type="float" office:value="302.104" calcext:value-type="float">
            <text:p>302,104</text:p>
          </table:table-cell>
          <table:table-cell table:style-name="ce57" table:formula="of:=SQRT([.G3]*[.G3]+[.H3]*[.H3]+[.I3]*[.I3])" office:value-type="float" office:value="1155.48037485238" calcext:value-type="float">
            <text:p>115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91.466" calcext:value-type="float">
            <text:p>-591,466</text:p>
          </table:table-cell>
          <table:table-cell table:style-name="ce41" office:value-type="float" office:value="2838.126" calcext:value-type="float">
            <text:p>2838,126</text:p>
          </table:table-cell>
          <table:table-cell table:style-name="ce41" office:value-type="float" office:value="906.66" calcext:value-type="float">
            <text:p>906,66</text:p>
          </table:table-cell>
          <table:table-cell table:style-name="ce57" table:formula="of:=SQRT([.G4]*[.G4]+[.H4]*[.H4]+[.I4]*[.I4])" office:value-type="float" office:value="3037.5686949651" calcext:value-type="float">
            <text:p>3037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8.261" calcext:value-type="float">
            <text:p>-98,261</text:p>
          </table:table-cell>
          <table:table-cell table:style-name="ce41" office:value-type="float" office:value="655.073" calcext:value-type="float">
            <text:p>655,073</text:p>
          </table:table-cell>
          <table:table-cell table:style-name="ce41" office:value-type="float" office:value="4.913" calcext:value-type="float">
            <text:p>4,913</text:p>
          </table:table-cell>
          <table:table-cell table:style-name="ce57" table:formula="of:=SQRT([.G5]*[.G5]+[.H5]*[.H5]+[.I5]*[.I5])" office:value-type="float" office:value="662.419804217084" calcext:value-type="float">
            <text:p>662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98.157" calcext:value-type="float">
            <text:p>98,157</text:p>
          </table:table-cell>
          <table:table-cell table:style-name="ce41" office:value-type="float" office:value="218.127" calcext:value-type="float">
            <text:p>218,127</text:p>
          </table:table-cell>
          <table:table-cell table:style-name="ce41" office:value-type="float" office:value="1.636" calcext:value-type="float">
            <text:p>1,636</text:p>
          </table:table-cell>
          <table:table-cell table:style-name="ce57" table:formula="of:=SQRT([.G6]*[.G6]+[.H6]*[.H6]+[.I6]*[.I6])" office:value-type="float" office:value="239.200462528817" calcext:value-type="float">
            <text:p>239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591.237" calcext:value-type="float">
            <text:p>591,237</text:p>
          </table:table-cell>
          <table:table-cell table:style-name="ce41" office:value-type="float" office:value="945.678" calcext:value-type="float">
            <text:p>945,678</text:p>
          </table:table-cell>
          <table:table-cell table:style-name="ce41" office:value-type="float" office:value="302.104" calcext:value-type="float">
            <text:p>302,104</text:p>
          </table:table-cell>
          <table:table-cell table:style-name="ce57" table:formula="of:=SQRT([.G7]*[.G7]+[.H7]*[.H7]+[.I7]*[.I7])" office:value-type="float" office:value="1155.48037485238" calcext:value-type="float">
            <text:p>115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591.466" calcext:value-type="float">
            <text:p>-591,466</text:p>
          </table:table-cell>
          <table:table-cell table:style-name="ce41" office:value-type="float" office:value="2838.126" calcext:value-type="float">
            <text:p>2838,126</text:p>
          </table:table-cell>
          <table:table-cell table:style-name="ce41" office:value-type="float" office:value="906.66" calcext:value-type="float">
            <text:p>906,66</text:p>
          </table:table-cell>
          <table:table-cell table:style-name="ce57" table:formula="of:=SQRT([.G8]*[.G8]+[.H8]*[.H8]+[.I8]*[.I8])" office:value-type="float" office:value="3037.5686949651" calcext:value-type="float">
            <text:p>3037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98.261" calcext:value-type="float">
            <text:p>-98,261</text:p>
          </table:table-cell>
          <table:table-cell table:style-name="ce41" office:value-type="float" office:value="655.073" calcext:value-type="float">
            <text:p>655,073</text:p>
          </table:table-cell>
          <table:table-cell table:style-name="ce41" office:value-type="float" office:value="4.913" calcext:value-type="float">
            <text:p>4,913</text:p>
          </table:table-cell>
          <table:table-cell table:style-name="ce57" table:formula="of:=SQRT([.G9]*[.G9]+[.H9]*[.H9]+[.I9]*[.I9])" office:value-type="float" office:value="662.419804217084" calcext:value-type="float">
            <text:p>662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98.157" calcext:value-type="float">
            <text:p>98,157</text:p>
          </table:table-cell>
          <table:table-cell table:style-name="ce41" office:value-type="float" office:value="218.127" calcext:value-type="float">
            <text:p>218,127</text:p>
          </table:table-cell>
          <table:table-cell table:style-name="ce41" office:value-type="float" office:value="1.636" calcext:value-type="float">
            <text:p>1,636</text:p>
          </table:table-cell>
          <table:table-cell table:style-name="ce57" table:formula="of:=SQRT([.G10]*[.G10]+[.H10]*[.H10]+[.I10]*[.I10])" office:value-type="float" office:value="239.200462528817" calcext:value-type="float">
            <text:p>239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46" calcext:value-type="float">
            <text:p>0,046</text:p>
          </table:table-cell>
          <table:table-cell table:style-name="ce41" office:value-type="float" office:value="0.291" calcext:value-type="float">
            <text:p>0,291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11]*[.G11]+[.H11]*[.H11]+[.I11]*[.I11])" office:value-type="float" office:value="0.295672115695748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046" calcext:value-type="float">
            <text:p>0,046</text:p>
          </table:table-cell>
          <table:table-cell table:style-name="ce41" office:value-type="float" office:value="0.291" calcext:value-type="float">
            <text:p>0,291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12]*[.G12]+[.H12]*[.H12]+[.I12]*[.I12])" office:value-type="float" office:value="0.295672115695748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4657.294" calcext:value-type="float">
            <text:p>-4657,294</text:p>
          </table:table-cell>
          <table:table-cell table:style-name="ce41" office:value-type="float" office:value="1595.982" calcext:value-type="float">
            <text:p>1595,982</text:p>
          </table:table-cell>
          <table:table-cell table:style-name="ce57" table:formula="of:=SQRT([.G13]*[.G13]+[.H13]*[.H13]+[.I13]*[.I13])" office:value-type="float" office:value="4923.16422928953" calcext:value-type="float">
            <text:p>492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4657.294" calcext:value-type="float">
            <text:p>-4657,294</text:p>
          </table:table-cell>
          <table:table-cell table:style-name="ce41" office:value-type="float" office:value="1595.982" calcext:value-type="float">
            <text:p>1595,982</text:p>
          </table:table-cell>
          <table:table-cell table:style-name="ce57" table:formula="of:=SQRT([.G14]*[.G14]+[.H14]*[.H14]+[.I14]*[.I14])" office:value-type="float" office:value="4923.16422928953" calcext:value-type="float">
            <text:p>492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73.434" calcext:value-type="float">
            <text:p>-3373,434</text:p>
          </table:table-cell>
          <table:table-cell table:style-name="ce41" office:value-type="float" office:value="-901.473" calcext:value-type="float">
            <text:p>-901,473</text:p>
          </table:table-cell>
          <table:table-cell table:style-name="ce57" table:formula="of:=SQRT([.G15]*[.G15]+[.H15]*[.H15]+[.I15]*[.I15])" office:value-type="float" office:value="3491.80619766977" calcext:value-type="float">
            <text:p>3491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73.434" calcext:value-type="float">
            <text:p>-3373,434</text:p>
          </table:table-cell>
          <table:table-cell table:style-name="ce41" office:value-type="float" office:value="-901.473" calcext:value-type="float">
            <text:p>-901,473</text:p>
          </table:table-cell>
          <table:table-cell table:style-name="ce57" table:formula="of:=SQRT([.G16]*[.G16]+[.H16]*[.H16]+[.I16]*[.I16])" office:value-type="float" office:value="3491.80619766977" calcext:value-type="float">
            <text:p>3491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1283.86" calcext:value-type="float">
            <text:p>-1283,86</text:p>
          </table:table-cell>
          <table:table-cell table:style-name="ce41" office:value-type="float" office:value="2497.456" calcext:value-type="float">
            <text:p>2497,456</text:p>
          </table:table-cell>
          <table:table-cell table:style-name="ce57" table:formula="of:=SQRT([.G17]*[.G17]+[.H17]*[.H17]+[.I17]*[.I17])" office:value-type="float" office:value="2808.12803364305" calcext:value-type="float">
            <text:p>2808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1" calcext:value-type="float">
            <text:p>2811,321</text:p>
          </table:table-cell>
          <table:table-cell table:style-name="ce57" table:formula="of:=SQRT([.G18]*[.G18]+[.H18]*[.H18]+[.I18]*[.I18])" office:value-type="float" office:value="2811.321" calcext:value-type="float">
            <text:p>2811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SQRT([.G19]*[.G19]+[.H19]*[.H19]+[.I19]*[.I19])" office:value-type="float" office:value="0.159" calcext:value-type="float">
            <text:p>0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88.891" calcext:value-type="float">
            <text:p>2288,891</text:p>
          </table:table-cell>
          <table:table-cell table:style-name="ce57" table:formula="of:=SQRT([.G20]*[.G20]+[.H20]*[.H20]+[.I20]*[.I20])" office:value-type="float" office:value="2288.891" calcext:value-type="float">
            <text:p>2288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2.271" calcext:value-type="float">
            <text:p>522,271</text:p>
          </table:table-cell>
          <table:table-cell table:style-name="ce57" table:formula="of:=SQRT([.G21]*[.G21]+[.H21]*[.H21]+[.I21]*[.I21])" office:value-type="float" office:value="522.271" calcext:value-type="float">
            <text:p>522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14.517" calcext:value-type="float">
            <text:p>-914,517</text:p>
          </table:table-cell>
          <table:table-cell table:style-name="ce41" office:value-type="float" office:value="-2349.105" calcext:value-type="float">
            <text:p>-2349,105</text:p>
          </table:table-cell>
          <table:table-cell table:style-name="ce41" office:value-type="float" office:value="126.324" calcext:value-type="float">
            <text:p>126,324</text:p>
          </table:table-cell>
          <table:table-cell table:style-name="ce57" table:formula="of:=SQRT([.G23]*[.G23]+[.H23]*[.H23]+[.I23]*[.I23])" office:value-type="float" office:value="2524.00344637047" calcext:value-type="float">
            <text:p>2524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826.425" calcext:value-type="float">
            <text:p>826,425</text:p>
          </table:table-cell>
          <table:table-cell table:style-name="ce41" office:value-type="float" office:value="-2121.466" calcext:value-type="float">
            <text:p>-2121,466</text:p>
          </table:table-cell>
          <table:table-cell table:style-name="ce41" office:value-type="float" office:value="114.083" calcext:value-type="float">
            <text:p>114,083</text:p>
          </table:table-cell>
          <table:table-cell table:style-name="ce57" table:formula="of:=SQRT([.G24]*[.G24]+[.H24]*[.H24]+[.I24]*[.I24])" office:value-type="float" office:value="2279.60768569287" calcext:value-type="float">
            <text:p>2279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69.449" calcext:value-type="float">
            <text:p>-69,449</text:p>
          </table:table-cell>
          <table:table-cell table:style-name="ce41" office:value-type="float" office:value="180.045" calcext:value-type="float">
            <text:p>180,045</text:p>
          </table:table-cell>
          <table:table-cell table:style-name="ce41" office:value-type="float" office:value="-19.899" calcext:value-type="float">
            <text:p>-19,899</text:p>
          </table:table-cell>
          <table:table-cell table:style-name="ce57" table:formula="of:=SQRT([.G25]*[.G25]+[.H25]*[.H25]+[.I25]*[.I25])" office:value-type="float" office:value="193.998288206365" calcext:value-type="float">
            <text:p>194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58.292" calcext:value-type="float">
            <text:p>158,292</text:p>
          </table:table-cell>
          <table:table-cell table:style-name="ce41" office:value-type="float" office:value="427.693" calcext:value-type="float">
            <text:p>427,693</text:p>
          </table:table-cell>
          <table:table-cell table:style-name="ce41" office:value-type="float" office:value="-47.269" calcext:value-type="float">
            <text:p>-47,269</text:p>
          </table:table-cell>
          <table:table-cell table:style-name="ce57" table:formula="of:=SQRT([.G26]*[.G26]+[.H26]*[.H26]+[.I26]*[.I26])" office:value-type="float" office:value="458.488841602497" calcext:value-type="float">
            <text:p>45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58.292" calcext:value-type="float">
            <text:p>158,292</text:p>
          </table:table-cell>
          <table:table-cell table:style-name="ce41" office:value-type="float" office:value="427.693" calcext:value-type="float">
            <text:p>427,693</text:p>
          </table:table-cell>
          <table:table-cell table:style-name="ce41" office:value-type="float" office:value="-47.269" calcext:value-type="float">
            <text:p>-47,269</text:p>
          </table:table-cell>
          <table:table-cell table:style-name="ce57" table:formula="of:=SQRT([.G27]*[.G27]+[.H27]*[.H27]+[.I27]*[.I27])" office:value-type="float" office:value="458.488841602497" calcext:value-type="float">
            <text:p>45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69.449" calcext:value-type="float">
            <text:p>-69,449</text:p>
          </table:table-cell>
          <table:table-cell table:style-name="ce41" office:value-type="float" office:value="180.045" calcext:value-type="float">
            <text:p>180,045</text:p>
          </table:table-cell>
          <table:table-cell table:style-name="ce41" office:value-type="float" office:value="-19.899" calcext:value-type="float">
            <text:p>-19,899</text:p>
          </table:table-cell>
          <table:table-cell table:style-name="ce57" table:formula="of:=SQRT([.G28]*[.G28]+[.H28]*[.H28]+[.I28]*[.I28])" office:value-type="float" office:value="193.998288206365" calcext:value-type="float">
            <text:p>194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826.425" calcext:value-type="float">
            <text:p>826,425</text:p>
          </table:table-cell>
          <table:table-cell table:style-name="ce41" office:value-type="float" office:value="-2121.466" calcext:value-type="float">
            <text:p>-2121,466</text:p>
          </table:table-cell>
          <table:table-cell table:style-name="ce41" office:value-type="float" office:value="114.083" calcext:value-type="float">
            <text:p>114,083</text:p>
          </table:table-cell>
          <table:table-cell table:style-name="ce57" table:formula="of:=SQRT([.G29]*[.G29]+[.H29]*[.H29]+[.I29]*[.I29])" office:value-type="float" office:value="2279.60768569287" calcext:value-type="float">
            <text:p>2279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914.517" calcext:value-type="float">
            <text:p>-914,517</text:p>
          </table:table-cell>
          <table:table-cell table:style-name="ce41" office:value-type="float" office:value="-2349.105" calcext:value-type="float">
            <text:p>-2349,105</text:p>
          </table:table-cell>
          <table:table-cell table:style-name="ce41" office:value-type="float" office:value="126.324" calcext:value-type="float">
            <text:p>126,324</text:p>
          </table:table-cell>
          <table:table-cell table:style-name="ce57" table:formula="of:=SQRT([.G30]*[.G30]+[.H30]*[.H30]+[.I30]*[.I30])" office:value-type="float" office:value="2524.00344637047" calcext:value-type="float">
            <text:p>2524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789.861" calcext:value-type="float">
            <text:p>3789,861</text:p>
          </table:table-cell>
          <table:table-cell table:style-name="ce41" office:value-type="float" office:value="2712.692" calcext:value-type="float">
            <text:p>2712,692</text:p>
          </table:table-cell>
          <table:table-cell table:style-name="ce57" table:formula="of:=SQRT([.G31]*[.G31]+[.H31]*[.H31]+[.I31]*[.I31])" office:value-type="float" office:value="4660.65921154776" calcext:value-type="float">
            <text:p>466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789.861" calcext:value-type="float">
            <text:p>3789,861</text:p>
          </table:table-cell>
          <table:table-cell table:style-name="ce41" office:value-type="float" office:value="2712.692" calcext:value-type="float">
            <text:p>2712,692</text:p>
          </table:table-cell>
          <table:table-cell table:style-name="ce57" table:formula="of:=SQRT([.G32]*[.G32]+[.H32]*[.H32]+[.I32]*[.I32])" office:value-type="float" office:value="4660.65921154776" calcext:value-type="float">
            <text:p>466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5.911" calcext:value-type="float">
            <text:p>-315,911</text:p>
          </table:table-cell>
          <table:table-cell table:style-name="ce41" office:value-type="float" office:value="3094.352" calcext:value-type="float">
            <text:p>3094,352</text:p>
          </table:table-cell>
          <table:table-cell table:style-name="ce57" table:formula="of:=SQRT([.G33]*[.G33]+[.H33]*[.H33]+[.I33]*[.I33])" office:value-type="float" office:value="3110.4363134173" calcext:value-type="float">
            <text:p>311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5.911" calcext:value-type="float">
            <text:p>-315,911</text:p>
          </table:table-cell>
          <table:table-cell table:style-name="ce41" office:value-type="float" office:value="3094.352" calcext:value-type="float">
            <text:p>3094,352</text:p>
          </table:table-cell>
          <table:table-cell table:style-name="ce57" table:formula="of:=SQRT([.G34]*[.G34]+[.H34]*[.H34]+[.I34]*[.I34])" office:value-type="float" office:value="3110.4363134173" calcext:value-type="float">
            <text:p>3110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0.752" calcext:value-type="float">
            <text:p>-0,752</text:p>
          </table:table-cell>
          <table:table-cell table:style-name="ce41" office:value-type="float" office:value="72.971" calcext:value-type="float">
            <text:p>72,971</text:p>
          </table:table-cell>
          <table:table-cell table:style-name="ce41" office:value-type="float" office:value="-7.256" calcext:value-type="float">
            <text:p>-7,256</text:p>
          </table:table-cell>
          <table:table-cell table:style-name="ce57" table:formula="of:=SQRT([.G35]*[.G35]+[.H35]*[.H35]+[.I35]*[.I35])" office:value-type="float" office:value="73.3347249330084" calcext:value-type="float">
            <text:p>7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752" calcext:value-type="float">
            <text:p>-0,752</text:p>
          </table:table-cell>
          <table:table-cell table:style-name="ce41" office:value-type="float" office:value="72.971" calcext:value-type="float">
            <text:p>72,971</text:p>
          </table:table-cell>
          <table:table-cell table:style-name="ce41" office:value-type="float" office:value="-7.256" calcext:value-type="float">
            <text:p>-7,256</text:p>
          </table:table-cell>
          <table:table-cell table:style-name="ce57" table:formula="of:=SQRT([.G36]*[.G36]+[.H36]*[.H36]+[.I36]*[.I36])" office:value-type="float" office:value="73.3347249330084" calcext:value-type="float">
            <text:p>7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9" calcext:value-type="float">
            <text:p>2811,329</text:p>
          </table:table-cell>
          <table:table-cell table:style-name="ce57" table:formula="of:=SQRT([.G37]*[.G37]+[.H37]*[.H37]+[.I37]*[.I37])" office:value-type="float" office:value="2811.329" calcext:value-type="float">
            <text:p>2811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38]*[.G38]+[.H38]*[.H38]+[.I38]*[.I38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39]*[.G39]+[.H39]*[.H39]+[.I39]*[.I39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1" office:value-type="float" office:value="-23.19" calcext:value-type="float">
            <text:p>-23,19</text:p>
          </table:table-cell>
          <table:table-cell table:style-name="ce41" office:value-type="float" office:value="496.589" calcext:value-type="float">
            <text:p>496,589</text:p>
          </table:table-cell>
          <table:table-cell table:style-name="ce57" table:formula="of:=SQRT([.G40]*[.G40]+[.H40]*[.H40]+[.I40]*[.I40])" office:value-type="float" office:value="497.130175207661" calcext:value-type="float">
            <text:p>497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-110.906" calcext:value-type="float">
            <text:p>-110,906</text:p>
          </table:table-cell>
          <table:table-cell table:style-name="ce41" office:value-type="float" office:value="2374.922" calcext:value-type="float">
            <text:p>2374,922</text:p>
          </table:table-cell>
          <table:table-cell table:style-name="ce57" table:formula="of:=SQRT([.G41]*[.G41]+[.H41]*[.H41]+[.I41]*[.I41])" office:value-type="float" office:value="2377.51017809304" calcext:value-type="float">
            <text:p>2377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5" calcext:value-type="float">
            <text:p>-0,005</text:p>
          </table:table-cell>
          <table:table-cell table:style-name="ce41" office:value-type="float" office:value="134.096" calcext:value-type="float">
            <text:p>134,096</text:p>
          </table:table-cell>
          <table:table-cell table:style-name="ce41" office:value-type="float" office:value="6.262" calcext:value-type="float">
            <text:p>6,262</text:p>
          </table:table-cell>
          <table:table-cell table:style-name="ce57" table:formula="of:=SQRT([.G42]*[.G42]+[.H42]*[.H42]+[.I42]*[.I42])" office:value-type="float" office:value="134.242131557123" calcext:value-type="float">
            <text:p>134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903" calcext:value-type="float">
            <text:p>0,903</text:p>
          </table:table-cell>
          <table:table-cell table:style-name="ce57" table:formula="of:=SQRT([.G43]*[.G43]+[.H43]*[.H43]+[.I43]*[.I43])" office:value-type="float" office:value="0.903" calcext:value-type="float">
            <text:p>0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105.772" calcext:value-type="float">
            <text:p>4105,772</text:p>
          </table:table-cell>
          <table:table-cell table:style-name="ce41" office:value-type="float" office:value="-381.659" calcext:value-type="float">
            <text:p>-381,659</text:p>
          </table:table-cell>
          <table:table-cell table:style-name="ce57" table:formula="of:=SQRT([.G44]*[.G44]+[.H44]*[.H44]+[.I44]*[.I44])" office:value-type="float" office:value="4123.47272432655" calcext:value-type="float">
            <text:p>4123,5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9"/>
          <table:table-cell table:style-name="ce41" table:number-columns-repeated="5"/>
          <table:table-cell table:style-name="ce73"/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 table:number-rows-repeated="3">
          <table:table-cell table:style-name="ce68"/>
          <table:table-cell table:style-name="ce51" table:number-columns-repeated="2"/>
          <table:table-cell table:number-columns-repeated="61"/>
        </table:table-row>
        <table:table-row table:style-name="ro1">
          <table:table-cell table:style-name="ce51" table:number-columns-repeated="3"/>
          <table:table-cell table:number-columns-repeated="61"/>
        </table:table-row>
        <table:table-row table:style-name="ro1" table:number-rows-repeated="2">
          <table:table-cell table:style-name="ce68"/>
          <table:table-cell table:style-name="ce51" table:number-columns-repeated="2"/>
          <table:table-cell table:number-columns-repeated="61"/>
        </table:table-row>
        <table:table-row table:style-name="ro1" table:number-rows-repeated="2">
          <table:table-cell table:style-name="ce51" table:number-columns-repeated="3"/>
          <table:table-cell table:number-columns-repeated="61"/>
        </table:table-row>
        <table:table-row table:style-name="ro1" table:number-rows-repeated="941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4" table:base-cell-address="" table:expression="'bump 3g'!#REF!"/>
        </table:named-expressions>
        <calcext:conditional-formats>
          <calcext:conditional-format calcext:target-range-address="'Bump 3G'.D1:'Bump 3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Left Turn 1G + Freinage 1" table:style-name="ta6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number-columns-repeated="3"/>
          <table:table-cell table:style-name="ce94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95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49.075" calcext:value-type="float">
            <text:p>749,075</text:p>
          </table:table-cell>
          <table:table-cell table:style-name="ce41" office:value-type="float" office:value="957.317" calcext:value-type="float">
            <text:p>957,317</text:p>
          </table:table-cell>
          <table:table-cell table:style-name="ce41" office:value-type="float" office:value="393.98" calcext:value-type="float">
            <text:p>393,98</text:p>
          </table:table-cell>
          <table:table-cell table:style-name="ce57" table:formula="of:=SQRT([.G3]*[.G3]+[.H3]*[.H3]+[.I3]*[.I3])" office:value-type="float" office:value="1277.80649337605" calcext:value-type="float">
            <text:p>1277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48.636" calcext:value-type="float">
            <text:p>-748,636</text:p>
          </table:table-cell>
          <table:table-cell table:style-name="ce41" office:value-type="float" office:value="1434.886" calcext:value-type="float">
            <text:p>1434,886</text:p>
          </table:table-cell>
          <table:table-cell table:style-name="ce41" office:value-type="float" office:value="591.236" calcext:value-type="float">
            <text:p>591,236</text:p>
          </table:table-cell>
          <table:table-cell table:style-name="ce57" table:formula="of:=SQRT([.G4]*[.G4]+[.H4]*[.H4]+[.I4]*[.I4])" office:value-type="float" office:value="1723.05359788603" calcext:value-type="float">
            <text:p>1723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49.498" calcext:value-type="float">
            <text:p>549,498</text:p>
          </table:table-cell>
          <table:table-cell table:style-name="ce41" office:value-type="float" office:value="-1717.182" calcext:value-type="float">
            <text:p>-1717,182</text:p>
          </table:table-cell>
          <table:table-cell table:style-name="ce41" office:value-type="float" office:value="-13.737" calcext:value-type="float">
            <text:p>-13,737</text:p>
          </table:table-cell>
          <table:table-cell table:style-name="ce57" table:formula="of:=SQRT([.G5]*[.G5]+[.H5]*[.H5]+[.I5]*[.I5])" office:value-type="float" office:value="1803.01158573565" calcext:value-type="float">
            <text:p>1803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49.849" calcext:value-type="float">
            <text:p>-549,849</text:p>
          </table:table-cell>
          <table:table-cell table:style-name="ce41" office:value-type="float" office:value="-1145.519" calcext:value-type="float">
            <text:p>-1145,519</text:p>
          </table:table-cell>
          <table:table-cell table:style-name="ce41" office:value-type="float" office:value="-9.164" calcext:value-type="float">
            <text:p>-9,164</text:p>
          </table:table-cell>
          <table:table-cell table:style-name="ce57" table:formula="of:=SQRT([.G6]*[.G6]+[.H6]*[.H6]+[.I6]*[.I6])" office:value-type="float" office:value="1270.68158130115" calcext:value-type="float">
            <text:p>127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749.075" calcext:value-type="float">
            <text:p>749,075</text:p>
          </table:table-cell>
          <table:table-cell table:style-name="ce41" office:value-type="float" office:value="957.317" calcext:value-type="float">
            <text:p>957,317</text:p>
          </table:table-cell>
          <table:table-cell table:style-name="ce41" office:value-type="float" office:value="393.98" calcext:value-type="float">
            <text:p>393,98</text:p>
          </table:table-cell>
          <table:table-cell table:style-name="ce57" table:formula="of:=SQRT([.G7]*[.G7]+[.H7]*[.H7]+[.I7]*[.I7])" office:value-type="float" office:value="1277.80649337605" calcext:value-type="float">
            <text:p>1277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748.636" calcext:value-type="float">
            <text:p>-748,636</text:p>
          </table:table-cell>
          <table:table-cell table:style-name="ce41" office:value-type="float" office:value="1434.886" calcext:value-type="float">
            <text:p>1434,886</text:p>
          </table:table-cell>
          <table:table-cell table:style-name="ce41" office:value-type="float" office:value="591.236" calcext:value-type="float">
            <text:p>591,236</text:p>
          </table:table-cell>
          <table:table-cell table:style-name="ce57" table:formula="of:=SQRT([.G8]*[.G8]+[.H8]*[.H8]+[.I8]*[.I8])" office:value-type="float" office:value="1723.05359788603" calcext:value-type="float">
            <text:p>1723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549.498" calcext:value-type="float">
            <text:p>549,498</text:p>
          </table:table-cell>
          <table:table-cell table:style-name="ce41" office:value-type="float" office:value="-1717.182" calcext:value-type="float">
            <text:p>-1717,182</text:p>
          </table:table-cell>
          <table:table-cell table:style-name="ce41" office:value-type="float" office:value="-13.737" calcext:value-type="float">
            <text:p>-13,737</text:p>
          </table:table-cell>
          <table:table-cell table:style-name="ce57" table:formula="of:=SQRT([.G9]*[.G9]+[.H9]*[.H9]+[.I9]*[.I9])" office:value-type="float" office:value="1803.01158573565" calcext:value-type="float">
            <text:p>1803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549.849" calcext:value-type="float">
            <text:p>-549,849</text:p>
          </table:table-cell>
          <table:table-cell table:style-name="ce41" office:value-type="float" office:value="-1145.519" calcext:value-type="float">
            <text:p>-1145,519</text:p>
          </table:table-cell>
          <table:table-cell table:style-name="ce41" office:value-type="float" office:value="-9.164" calcext:value-type="float">
            <text:p>-9,164</text:p>
          </table:table-cell>
          <table:table-cell table:style-name="ce57" table:formula="of:=SQRT([.G10]*[.G10]+[.H10]*[.H10]+[.I10]*[.I10])" office:value-type="float" office:value="1270.68158130115" calcext:value-type="float">
            <text:p>127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88" calcext:value-type="float">
            <text:p>-0,088</text:p>
          </table:table-cell>
          <table:table-cell table:style-name="ce41" office:value-type="float" office:value="-0.292" calcext:value-type="float">
            <text:p>-0,292</text:p>
          </table:table-cell>
          <table:table-cell table:style-name="ce41" office:value-type="float" office:value="-0.025" calcext:value-type="float">
            <text:p>-0,025</text:p>
          </table:table-cell>
          <table:table-cell table:style-name="ce57" table:formula="of:=SQRT([.G11]*[.G11]+[.H11]*[.H11]+[.I11]*[.I11])" office:value-type="float" office:value="0.305995097999952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88" calcext:value-type="float">
            <text:p>-0,088</text:p>
          </table:table-cell>
          <table:table-cell table:style-name="ce41" office:value-type="float" office:value="-0.292" calcext:value-type="float">
            <text:p>-0,292</text:p>
          </table:table-cell>
          <table:table-cell table:style-name="ce41" office:value-type="float" office:value="-0.025" calcext:value-type="float">
            <text:p>-0,025</text:p>
          </table:table-cell>
          <table:table-cell table:style-name="ce57" table:formula="of:=SQRT([.G12]*[.G12]+[.H12]*[.H12]+[.I12]*[.I12])" office:value-type="float" office:value="0.305995097999952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4.099" calcext:value-type="float">
            <text:p>-1564,099</text:p>
          </table:table-cell>
          <table:table-cell table:style-name="ce41" office:value-type="float" office:value="491.202" calcext:value-type="float">
            <text:p>491,202</text:p>
          </table:table-cell>
          <table:table-cell table:style-name="ce57" table:formula="of:=SQRT([.G13]*[.G13]+[.H13]*[.H13]+[.I13]*[.I13])" office:value-type="float" office:value="1639.4160809889" calcext:value-type="float">
            <text:p>1639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4.099" calcext:value-type="float">
            <text:p>-1564,099</text:p>
          </table:table-cell>
          <table:table-cell table:style-name="ce41" office:value-type="float" office:value="491.202" calcext:value-type="float">
            <text:p>491,202</text:p>
          </table:table-cell>
          <table:table-cell table:style-name="ce57" table:formula="of:=SQRT([.G14]*[.G14]+[.H14]*[.H14]+[.I14]*[.I14])" office:value-type="float" office:value="1639.4160809889" calcext:value-type="float">
            <text:p>1639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10.775" calcext:value-type="float">
            <text:p>-1210,775</text:p>
          </table:table-cell>
          <table:table-cell table:style-name="ce41" office:value-type="float" office:value="-376.863" calcext:value-type="float">
            <text:p>-376,863</text:p>
          </table:table-cell>
          <table:table-cell table:style-name="ce57" table:formula="of:=SQRT([.G15]*[.G15]+[.H15]*[.H15]+[.I15]*[.I15])" office:value-type="float" office:value="1268.07011690758" calcext:value-type="float">
            <text:p>1268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10.775" calcext:value-type="float">
            <text:p>-1210,775</text:p>
          </table:table-cell>
          <table:table-cell table:style-name="ce41" office:value-type="float" office:value="-376.863" calcext:value-type="float">
            <text:p>-376,863</text:p>
          </table:table-cell>
          <table:table-cell table:style-name="ce57" table:formula="of:=SQRT([.G16]*[.G16]+[.H16]*[.H16]+[.I16]*[.I16])" office:value-type="float" office:value="1268.07011690758" calcext:value-type="float">
            <text:p>1268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53.323" calcext:value-type="float">
            <text:p>-353,323</text:p>
          </table:table-cell>
          <table:table-cell table:style-name="ce41" office:value-type="float" office:value="868.065" calcext:value-type="float">
            <text:p>868,065</text:p>
          </table:table-cell>
          <table:table-cell table:style-name="ce57" table:formula="of:=SQRT([.G17]*[.G17]+[.H17]*[.H17]+[.I17]*[.I17])" office:value-type="float" office:value="937.216083170792" calcext:value-type="float">
            <text:p>937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53.491" calcext:value-type="float">
            <text:p>1453,491</text:p>
          </table:table-cell>
          <table:table-cell table:style-name="ce57" table:formula="of:=SQRT([.G18]*[.G18]+[.H18]*[.H18]+[.I18]*[.I18])" office:value-type="float" office:value="1453.491" calcext:value-type="float">
            <text:p>1453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122" calcext:value-type="float">
            <text:p>-1,122</text:p>
          </table:table-cell>
          <table:table-cell table:style-name="ce57" table:formula="of:=SQRT([.G19]*[.G19]+[.H19]*[.H19]+[.I19]*[.I19])" office:value-type="float" office:value="1.122" calcext:value-type="float">
            <text:p>1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241" calcext:value-type="float">
            <text:p>-0,24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739.946" calcext:value-type="float">
            <text:p>-5739,946</text:p>
          </table:table-cell>
          <table:table-cell table:style-name="ce57" table:formula="of:=SQRT([.G20]*[.G20]+[.H20]*[.H20]+[.I20]*[.I20])" office:value-type="float" office:value="5739.94600505937" calcext:value-type="float">
            <text:p>5739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241" calcext:value-type="float">
            <text:p>0,24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194.559" calcext:value-type="float">
            <text:p>7194,559</text:p>
          </table:table-cell>
          <table:table-cell table:style-name="ce57" table:formula="of:=SQRT([.G21]*[.G21]+[.H21]*[.H21]+[.I21]*[.I21])" office:value-type="float" office:value="7194.55900403645" calcext:value-type="float">
            <text:p>7194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34.888" calcext:value-type="float">
            <text:p>-2034,888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2034.888" calcext:value-type="float">
            <text:p>2034,9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55.988" calcext:value-type="float">
            <text:p>-355,988</text:p>
          </table:table-cell>
          <table:table-cell table:style-name="ce41" office:value-type="float" office:value="-843.249" calcext:value-type="float">
            <text:p>-843,249</text:p>
          </table:table-cell>
          <table:table-cell table:style-name="ce41" office:value-type="float" office:value="46.721" calcext:value-type="float">
            <text:p>46,721</text:p>
          </table:table-cell>
          <table:table-cell table:style-name="ce57" table:formula="of:=SQRT([.G23]*[.G23]+[.H23]*[.H23]+[.I23]*[.I23])" office:value-type="float" office:value="916.503782854168" calcext:value-type="float">
            <text:p>91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2.666" calcext:value-type="float">
            <text:p>-22,666</text:p>
          </table:table-cell>
          <table:table-cell table:style-name="ce41" office:value-type="float" office:value="51.844" calcext:value-type="float">
            <text:p>51,844</text:p>
          </table:table-cell>
          <table:table-cell table:style-name="ce41" office:value-type="float" office:value="-2.973" calcext:value-type="float">
            <text:p>-2,973</text:p>
          </table:table-cell>
          <table:table-cell table:style-name="ce57" table:formula="of:=SQRT([.G24]*[.G24]+[.H24]*[.H24]+[.I24]*[.I24])" office:value-type="float" office:value="56.6602737462501" calcext:value-type="float">
            <text:p>56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204.243" calcext:value-type="float">
            <text:p>1204,243</text:p>
          </table:table-cell>
          <table:table-cell table:style-name="ce41" office:value-type="float" office:value="-3122" calcext:value-type="float">
            <text:p>-3122</text:p>
          </table:table-cell>
          <table:table-cell table:style-name="ce41" office:value-type="float" office:value="345.048" calcext:value-type="float">
            <text:p>345,048</text:p>
          </table:table-cell>
          <table:table-cell table:style-name="ce57" table:formula="of:=SQRT([.G25]*[.G25]+[.H25]*[.H25]+[.I25]*[.I25])" office:value-type="float" office:value="3363.94758064881" calcext:value-type="float">
            <text:p>3363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90.511" calcext:value-type="float">
            <text:p>-190,511</text:p>
          </table:table-cell>
          <table:table-cell table:style-name="ce41" office:value-type="float" office:value="-514.745" calcext:value-type="float">
            <text:p>-514,745</text:p>
          </table:table-cell>
          <table:table-cell table:style-name="ce41" office:value-type="float" office:value="56.89" calcext:value-type="float">
            <text:p>56,89</text:p>
          </table:table-cell>
          <table:table-cell table:style-name="ce57" table:formula="of:=SQRT([.G26]*[.G26]+[.H26]*[.H26]+[.I26]*[.I26])" office:value-type="float" office:value="551.809141140304" calcext:value-type="float">
            <text:p>551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190.511" calcext:value-type="float">
            <text:p>-190,511</text:p>
          </table:table-cell>
          <table:table-cell table:style-name="ce41" office:value-type="float" office:value="-514.745" calcext:value-type="float">
            <text:p>-514,745</text:p>
          </table:table-cell>
          <table:table-cell table:style-name="ce41" office:value-type="float" office:value="56.89" calcext:value-type="float">
            <text:p>56,89</text:p>
          </table:table-cell>
          <table:table-cell table:style-name="ce57" table:formula="of:=SQRT([.G27]*[.G27]+[.H27]*[.H27]+[.I27]*[.I27])" office:value-type="float" office:value="551.809141140304" calcext:value-type="float">
            <text:p>551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1204.243" calcext:value-type="float">
            <text:p>1204,243</text:p>
          </table:table-cell>
          <table:table-cell table:style-name="ce41" office:value-type="float" office:value="-3122" calcext:value-type="float">
            <text:p>-3122</text:p>
          </table:table-cell>
          <table:table-cell table:style-name="ce41" office:value-type="float" office:value="345.048" calcext:value-type="float">
            <text:p>345,048</text:p>
          </table:table-cell>
          <table:table-cell table:style-name="ce57" table:formula="of:=SQRT([.G28]*[.G28]+[.H28]*[.H28]+[.I28]*[.I28])" office:value-type="float" office:value="3363.94758064881" calcext:value-type="float">
            <text:p>3363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22.666" calcext:value-type="float">
            <text:p>-22,666</text:p>
          </table:table-cell>
          <table:table-cell table:style-name="ce41" office:value-type="float" office:value="51.844" calcext:value-type="float">
            <text:p>51,844</text:p>
          </table:table-cell>
          <table:table-cell table:style-name="ce41" office:value-type="float" office:value="-2.973" calcext:value-type="float">
            <text:p>-2,973</text:p>
          </table:table-cell>
          <table:table-cell table:style-name="ce57" table:formula="of:=SQRT([.G29]*[.G29]+[.H29]*[.H29]+[.I29]*[.I29])" office:value-type="float" office:value="56.6602737462501" calcext:value-type="float">
            <text:p>56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355.988" calcext:value-type="float">
            <text:p>-355,988</text:p>
          </table:table-cell>
          <table:table-cell table:style-name="ce41" office:value-type="float" office:value="-843.249" calcext:value-type="float">
            <text:p>-843,249</text:p>
          </table:table-cell>
          <table:table-cell table:style-name="ce41" office:value-type="float" office:value="46.721" calcext:value-type="float">
            <text:p>46,721</text:p>
          </table:table-cell>
          <table:table-cell table:style-name="ce57" table:formula="of:=SQRT([.G30]*[.G30]+[.H30]*[.H30]+[.I30]*[.I30])" office:value-type="float" office:value="916.503782854168" calcext:value-type="float">
            <text:p>91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858.058" calcext:value-type="float">
            <text:p>1858,058</text:p>
          </table:table-cell>
          <table:table-cell table:style-name="ce41" office:value-type="float" office:value="1783.824" calcext:value-type="float">
            <text:p>1783,824</text:p>
          </table:table-cell>
          <table:table-cell table:style-name="ce57" table:formula="of:=SQRT([.G31]*[.G31]+[.H31]*[.H31]+[.I31]*[.I31])" office:value-type="float" office:value="2575.73437961681" calcext:value-type="float">
            <text:p>2575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858.058" calcext:value-type="float">
            <text:p>1858,058</text:p>
          </table:table-cell>
          <table:table-cell table:style-name="ce41" office:value-type="float" office:value="1783.824" calcext:value-type="float">
            <text:p>1783,824</text:p>
          </table:table-cell>
          <table:table-cell table:style-name="ce57" table:formula="of:=SQRT([.G32]*[.G32]+[.H32]*[.H32]+[.I32]*[.I32])" office:value-type="float" office:value="2575.73437961681" calcext:value-type="float">
            <text:p>2575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72.011" calcext:value-type="float">
            <text:p>-272,011</text:p>
          </table:table-cell>
          <table:table-cell table:style-name="ce41" office:value-type="float" office:value="2165.902" calcext:value-type="float">
            <text:p>2165,902</text:p>
          </table:table-cell>
          <table:table-cell table:style-name="ce57" table:formula="of:=SQRT([.G33]*[.G33]+[.H33]*[.H33]+[.I33]*[.I33])" office:value-type="float" office:value="2182.91581553779" calcext:value-type="float">
            <text:p>218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72.011" calcext:value-type="float">
            <text:p>-272,011</text:p>
          </table:table-cell>
          <table:table-cell table:style-name="ce41" office:value-type="float" office:value="2165.902" calcext:value-type="float">
            <text:p>2165,902</text:p>
          </table:table-cell>
          <table:table-cell table:style-name="ce57" table:formula="of:=SQRT([.G34]*[.G34]+[.H34]*[.H34]+[.I34]*[.I34])" office:value-type="float" office:value="2182.91581553779" calcext:value-type="float">
            <text:p>218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6.597" calcext:value-type="float">
            <text:p>6,597</text:p>
          </table:table-cell>
          <table:table-cell table:style-name="ce41" office:value-type="float" office:value="-640.365" calcext:value-type="float">
            <text:p>-640,365</text:p>
          </table:table-cell>
          <table:table-cell table:style-name="ce41" office:value-type="float" office:value="63.674" calcext:value-type="float">
            <text:p>63,674</text:p>
          </table:table-cell>
          <table:table-cell table:style-name="ce57" table:formula="of:=SQRT([.G35]*[.G35]+[.H35]*[.H35]+[.I35]*[.I35])" office:value-type="float" office:value="643.556704502408" calcext:value-type="float">
            <text:p>643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.597" calcext:value-type="float">
            <text:p>6,597</text:p>
          </table:table-cell>
          <table:table-cell table:style-name="ce41" office:value-type="float" office:value="-640.365" calcext:value-type="float">
            <text:p>-640,365</text:p>
          </table:table-cell>
          <table:table-cell table:style-name="ce41" office:value-type="float" office:value="63.674" calcext:value-type="float">
            <text:p>63,674</text:p>
          </table:table-cell>
          <table:table-cell table:style-name="ce57" table:formula="of:=SQRT([.G36]*[.G36]+[.H36]*[.H36]+[.I36]*[.I36])" office:value-type="float" office:value="643.556704502408" calcext:value-type="float">
            <text:p>643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37]*[.G37]+[.H37]*[.H37]+[.I37]*[.I37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93.184" calcext:value-type="float">
            <text:p>2293,184</text:p>
          </table:table-cell>
          <table:table-cell table:style-name="ce57" table:formula="of:=SQRT([.G38]*[.G38]+[.H38]*[.H38]+[.I38]*[.I38])" office:value-type="float" office:value="2293.184" calcext:value-type="float">
            <text:p>229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93.325" calcext:value-type="float">
            <text:p>493,325</text:p>
          </table:table-cell>
          <table:table-cell table:style-name="ce57" table:formula="of:=SQRT([.G39]*[.G39]+[.H39]*[.H39]+[.I39]*[.I39])" office:value-type="float" office:value="493.325" calcext:value-type="float">
            <text:p>493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10.64" calcext:value-type="float">
            <text:p>110,64</text:p>
          </table:table-cell>
          <table:table-cell table:style-name="ce41" office:value-type="float" office:value="-511.857" calcext:value-type="float">
            <text:p>-511,857</text:p>
          </table:table-cell>
          <table:table-cell table:style-name="ce41" office:value-type="float" office:value="10960.895" calcext:value-type="float">
            <text:p>10960,895</text:p>
          </table:table-cell>
          <table:table-cell table:style-name="ce57" table:formula="of:=SQRT([.G40]*[.G40]+[.H40]*[.H40]+[.I40]*[.I40])" office:value-type="float" office:value="10973.3977417696" calcext:value-type="float">
            <text:p>1097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530.918" calcext:value-type="float">
            <text:p>530,918</text:p>
          </table:table-cell>
          <table:table-cell table:style-name="ce41" office:value-type="float" office:value="470.051" calcext:value-type="float">
            <text:p>470,051</text:p>
          </table:table-cell>
          <table:table-cell table:style-name="ce41" office:value-type="float" office:value="-10065.167" calcext:value-type="float">
            <text:p>-10065,167</text:p>
          </table:table-cell>
          <table:table-cell table:style-name="ce57" table:formula="of:=SQRT([.G41]*[.G41]+[.H41]*[.H41]+[.I41]*[.I41])" office:value-type="float" office:value="10090.1143999072" calcext:value-type="float">
            <text:p>1009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117" calcext:value-type="float">
            <text:p>0,117</text:p>
          </table:table-cell>
          <table:table-cell table:style-name="ce41" office:value-type="float" office:value="-3168.651" calcext:value-type="float">
            <text:p>-3168,651</text:p>
          </table:table-cell>
          <table:table-cell table:style-name="ce41" office:value-type="float" office:value="-147.972" calcext:value-type="float">
            <text:p>-147,972</text:p>
          </table:table-cell>
          <table:table-cell table:style-name="ce57" table:formula="of:=SQRT([.G42]*[.G42]+[.H42]*[.H42]+[.I42]*[.I42])" office:value-type="float" office:value="3172.10417330106" calcext:value-type="float">
            <text:p>3172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545.428" calcext:value-type="float">
            <text:p>1545,428</text:p>
          </table:table-cell>
          <table:table-cell table:style-name="ce57" table:formula="of:=SQRT([.G43]*[.G43]+[.H43]*[.H43]+[.I43]*[.I43])" office:value-type="float" office:value="1545.428" calcext:value-type="float">
            <text:p>1545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30.069" calcext:value-type="float">
            <text:p>2130,069</text:p>
          </table:table-cell>
          <table:table-cell table:style-name="ce41" office:value-type="float" office:value="-382.078" calcext:value-type="float">
            <text:p>-382,078</text:p>
          </table:table-cell>
          <table:table-cell table:style-name="ce57" table:formula="of:=SQRT([.G44]*[.G44]+[.H44]*[.H44]+[.I44]*[.I44])" office:value-type="float" office:value="2164.06505051142" calcext:value-type="float">
            <text:p>2164,1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29"/>
          <table:table-cell table:style-name="ce41" table:number-columns-repeated="2"/>
          <table:table-cell table:number-columns-repeated="3"/>
          <table:table-cell table:style-name="ce73"/>
          <table:table-cell table:number-columns-repeated="54"/>
        </table:table-row>
        <table:table-row table:style-name="ro1" table:number-rows-repeated="954">
          <table:table-cell table:number-columns-repeated="64"/>
        </table:table-row>
        <table:table-row table:style-name="ro2" table:number-rows-repeated="1047572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2" table:base-cell-address="" table:expression="'left turn 1g + freinage 1'!#REF!"/>
        </table:named-expressions>
        <calcext:conditional-formats>
          <calcext:conditional-format calcext:target-range-address="'Left Turn 1G + Freinage 1'.D1:'Left Turn 1G + Freinage 1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Right Turn 1G + Freinage 1G" table:style-name="ta7">
        <office:forms form:automatic-focus="false" form:apply-design-mode="false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9" table:number-columns-repeated="12" table:default-cell-style-name="Default"/>
        <table:table-column table:style-name="co10" table:number-columns-repeated="42" table:default-cell-style-name="Default"/>
        <table:table-row table:style-name="ro1">
          <table:table-cell table:number-columns-repeated="3"/>
          <table:table-cell table:style-name="ce96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97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3]*[.G3]+[.H3]*[.H3]+[.I3]*[.I3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4]*[.G4]+[.H4]*[.H4]+[.I4]*[.I4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5]*[.G5]+[.H5]*[.H5]+[.I5]*[.I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6]*[.G6]+[.H6]*[.H6]+[.I6]*[.I6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7]*[.G7]+[.H7]*[.H7]+[.I7]*[.I7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8]*[.G8]+[.H8]*[.H8]+[.I8]*[.I8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9]*[.G9]+[.H9]*[.H9]+[.I9]*[.I9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0]*[.G10]+[.H10]*[.H10]+[.I10]*[.I10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1]*[.G11]+[.H11]*[.H11]+[.I11]*[.I11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2]*[.G12]+[.H12]*[.H12]+[.I12]*[.I1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3]*[.G13]+[.H13]*[.H13]+[.I13]*[.I13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6]*[.G16]+[.H16]*[.H16]+[.I16]*[.I16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7]*[.G17]+[.H17]*[.H17]+[.I17]*[.I17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8]*[.G18]+[.H18]*[.H18]+[.I18]*[.I18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9]*[.G19]+[.H19]*[.H19]+[.I19]*[.I19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0]*[.G20]+[.H20]*[.H20]+[.I20]*[.I20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1]*[.G21]+[.H21]*[.H21]+[.I21]*[.I21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50.198" calcext:value-type="float">
            <text:p>-350,198</text:p>
          </table:table-cell>
          <table:table-cell table:style-name="ce41" office:value-type="float" office:value="-899.548" calcext:value-type="float">
            <text:p>-899,548</text:p>
          </table:table-cell>
          <table:table-cell table:style-name="ce41" office:value-type="float" office:value="48.374" calcext:value-type="float">
            <text:p>48,374</text:p>
          </table:table-cell>
          <table:table-cell table:style-name="ce57" table:formula="of:=SQRT([.G23]*[.G23]+[.H23]*[.H23]+[.I23]*[.I23])" office:value-type="float" office:value="966.522264298138" calcext:value-type="float">
            <text:p>96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3.824" calcext:value-type="float">
            <text:p>173,824</text:p>
          </table:table-cell>
          <table:table-cell table:style-name="ce41" office:value-type="float" office:value="-446.213" calcext:value-type="float">
            <text:p>-446,213</text:p>
          </table:table-cell>
          <table:table-cell table:style-name="ce41" office:value-type="float" office:value="23.995" calcext:value-type="float">
            <text:p>23,995</text:p>
          </table:table-cell>
          <table:table-cell table:style-name="ce57" table:formula="of:=SQRT([.G24]*[.G24]+[.H24]*[.H24]+[.I24]*[.I24])" office:value-type="float" office:value="479.475321961412" calcext:value-type="float">
            <text:p>479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4.8" calcext:value-type="float">
            <text:p>34,8</text:p>
          </table:table-cell>
          <table:table-cell table:style-name="ce41" office:value-type="float" office:value="-90.218" calcext:value-type="float">
            <text:p>-90,218</text:p>
          </table:table-cell>
          <table:table-cell table:style-name="ce41" office:value-type="float" office:value="9.971" calcext:value-type="float">
            <text:p>9,971</text:p>
          </table:table-cell>
          <table:table-cell table:style-name="ce57" table:formula="of:=SQRT([.G25]*[.G25]+[.H25]*[.H25]+[.I25]*[.I25])" office:value-type="float" office:value="97.2098161967196" calcext:value-type="float">
            <text:p>97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66.096" calcext:value-type="float">
            <text:p>466,096</text:p>
          </table:table-cell>
          <table:table-cell table:style-name="ce41" office:value-type="float" office:value="1259.354" calcext:value-type="float">
            <text:p>1259,354</text:p>
          </table:table-cell>
          <table:table-cell table:style-name="ce41" office:value-type="float" office:value="-139.185" calcext:value-type="float">
            <text:p>-139,185</text:p>
          </table:table-cell>
          <table:table-cell table:style-name="ce57" table:formula="of:=SQRT([.G26]*[.G26]+[.H26]*[.H26]+[.I26]*[.I26])" office:value-type="float" office:value="1350.03349690184" calcext:value-type="float">
            <text:p>135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466.096" calcext:value-type="float">
            <text:p>466,096</text:p>
          </table:table-cell>
          <table:table-cell table:style-name="ce41" office:value-type="float" office:value="1259.354" calcext:value-type="float">
            <text:p>1259,354</text:p>
          </table:table-cell>
          <table:table-cell table:style-name="ce41" office:value-type="float" office:value="-139.185" calcext:value-type="float">
            <text:p>-139,185</text:p>
          </table:table-cell>
          <table:table-cell table:style-name="ce57" table:formula="of:=SQRT([.G27]*[.G27]+[.H27]*[.H27]+[.I27]*[.I27])" office:value-type="float" office:value="1350.03349690184" calcext:value-type="float">
            <text:p>135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34.8" calcext:value-type="float">
            <text:p>34,8</text:p>
          </table:table-cell>
          <table:table-cell table:style-name="ce41" office:value-type="float" office:value="-90.218" calcext:value-type="float">
            <text:p>-90,218</text:p>
          </table:table-cell>
          <table:table-cell table:style-name="ce41" office:value-type="float" office:value="9.971" calcext:value-type="float">
            <text:p>9,971</text:p>
          </table:table-cell>
          <table:table-cell table:style-name="ce57" table:formula="of:=SQRT([.G28]*[.G28]+[.H28]*[.H28]+[.I28]*[.I28])" office:value-type="float" office:value="97.2098161967196" calcext:value-type="float">
            <text:p>97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73.824" calcext:value-type="float">
            <text:p>173,824</text:p>
          </table:table-cell>
          <table:table-cell table:style-name="ce41" office:value-type="float" office:value="-446.213" calcext:value-type="float">
            <text:p>-446,213</text:p>
          </table:table-cell>
          <table:table-cell table:style-name="ce41" office:value-type="float" office:value="23.995" calcext:value-type="float">
            <text:p>23,995</text:p>
          </table:table-cell>
          <table:table-cell table:style-name="ce57" table:formula="of:=SQRT([.G29]*[.G29]+[.H29]*[.H29]+[.I29]*[.I29])" office:value-type="float" office:value="479.475321961412" calcext:value-type="float">
            <text:p>479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350.198" calcext:value-type="float">
            <text:p>-350,198</text:p>
          </table:table-cell>
          <table:table-cell table:style-name="ce41" office:value-type="float" office:value="-899.548" calcext:value-type="float">
            <text:p>-899,548</text:p>
          </table:table-cell>
          <table:table-cell table:style-name="ce41" office:value-type="float" office:value="48.374" calcext:value-type="float">
            <text:p>48,374</text:p>
          </table:table-cell>
          <table:table-cell table:style-name="ce57" table:formula="of:=SQRT([.G30]*[.G30]+[.H30]*[.H30]+[.I30]*[.I30])" office:value-type="float" office:value="966.522264298138" calcext:value-type="float">
            <text:p>96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9.888" calcext:value-type="float">
            <text:p>829,888</text:p>
          </table:table-cell>
          <table:table-cell table:style-name="ce41" office:value-type="float" office:value="594.014" calcext:value-type="float">
            <text:p>594,014</text:p>
          </table:table-cell>
          <table:table-cell table:style-name="ce57" table:formula="of:=SQRT([.G31]*[.G31]+[.H31]*[.H31]+[.I31]*[.I31])" office:value-type="float" office:value="1020.57176364036" calcext:value-type="float">
            <text:p>1020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9.888" calcext:value-type="float">
            <text:p>829,888</text:p>
          </table:table-cell>
          <table:table-cell table:style-name="ce41" office:value-type="float" office:value="594.014" calcext:value-type="float">
            <text:p>594,014</text:p>
          </table:table-cell>
          <table:table-cell table:style-name="ce57" table:formula="of:=SQRT([.G32]*[.G32]+[.H32]*[.H32]+[.I32]*[.I32])" office:value-type="float" office:value="1020.57176364036" calcext:value-type="float">
            <text:p>1020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9.177" calcext:value-type="float">
            <text:p>-69,177</text:p>
          </table:table-cell>
          <table:table-cell table:style-name="ce41" office:value-type="float" office:value="677.588" calcext:value-type="float">
            <text:p>677,588</text:p>
          </table:table-cell>
          <table:table-cell table:style-name="ce57" table:formula="of:=SQRT([.G33]*[.G33]+[.H33]*[.H33]+[.I33]*[.I33])" office:value-type="float" office:value="681.110090273959" calcext:value-type="float">
            <text:p>681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9.177" calcext:value-type="float">
            <text:p>-69,177</text:p>
          </table:table-cell>
          <table:table-cell table:style-name="ce41" office:value-type="float" office:value="677.588" calcext:value-type="float">
            <text:p>677,588</text:p>
          </table:table-cell>
          <table:table-cell table:style-name="ce57" table:formula="of:=SQRT([.G34]*[.G34]+[.H34]*[.H34]+[.I34]*[.I34])" office:value-type="float" office:value="681.110090273959" calcext:value-type="float">
            <text:p>681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0.893" calcext:value-type="float">
            <text:p>-0,893</text:p>
          </table:table-cell>
          <table:table-cell table:style-name="ce41" office:value-type="float" office:value="86.704" calcext:value-type="float">
            <text:p>86,704</text:p>
          </table:table-cell>
          <table:table-cell table:style-name="ce41" office:value-type="float" office:value="-8.621" calcext:value-type="float">
            <text:p>-8,621</text:p>
          </table:table-cell>
          <table:table-cell table:style-name="ce57" table:formula="of:=SQRT([.G35]*[.G35]+[.H35]*[.H35]+[.I35]*[.I35])" office:value-type="float" office:value="87.1361159680646" calcext:value-type="float">
            <text:p>87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893" calcext:value-type="float">
            <text:p>-0,893</text:p>
          </table:table-cell>
          <table:table-cell table:style-name="ce41" office:value-type="float" office:value="86.704" calcext:value-type="float">
            <text:p>86,704</text:p>
          </table:table-cell>
          <table:table-cell table:style-name="ce41" office:value-type="float" office:value="-8.621" calcext:value-type="float">
            <text:p>-8,621</text:p>
          </table:table-cell>
          <table:table-cell table:style-name="ce57" table:formula="of:=SQRT([.G36]*[.G36]+[.H36]*[.H36]+[.I36]*[.I36])" office:value-type="float" office:value="87.1361159680646" calcext:value-type="float">
            <text:p>87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5.833" calcext:value-type="float">
            <text:p>1445,833</text:p>
          </table:table-cell>
          <table:table-cell table:style-name="ce57" table:formula="of:=SQRT([.G37]*[.G37]+[.H37]*[.H37]+[.I37]*[.I37])" office:value-type="float" office:value="1445.833" calcext:value-type="float">
            <text:p>1445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8.547" calcext:value-type="float">
            <text:p>528,547</text:p>
          </table:table-cell>
          <table:table-cell table:style-name="ce57" table:formula="of:=SQRT([.G38]*[.G38]+[.H38]*[.H38]+[.I38]*[.I38])" office:value-type="float" office:value="528.547" calcext:value-type="float">
            <text:p>52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65.62" calcext:value-type="float">
            <text:p>2265,62</text:p>
          </table:table-cell>
          <table:table-cell table:style-name="ce57" table:formula="of:=SQRT([.G39]*[.G39]+[.H39]*[.H39]+[.I39]*[.I39])" office:value-type="float" office:value="2265.62" calcext:value-type="float">
            <text:p>2265,6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56.916" calcext:value-type="float">
            <text:p>56,916</text:p>
          </table:table-cell>
          <table:table-cell table:style-name="ce41" office:value-type="float" office:value="127.253" calcext:value-type="float">
            <text:p>127,253</text:p>
          </table:table-cell>
          <table:table-cell table:style-name="ce41" office:value-type="float" office:value="-2724.927" calcext:value-type="float">
            <text:p>-2724,927</text:p>
          </table:table-cell>
          <table:table-cell table:style-name="ce57" table:formula="of:=SQRT([.G40]*[.G40]+[.H40]*[.H40]+[.I40]*[.I40])" office:value-type="float" office:value="2728.49040907129" calcext:value-type="float">
            <text:p>272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266.739" calcext:value-type="float">
            <text:p>266,739</text:p>
          </table:table-cell>
          <table:table-cell table:style-name="ce41" office:value-type="float" office:value="-113.958" calcext:value-type="float">
            <text:p>-113,958</text:p>
          </table:table-cell>
          <table:table-cell table:style-name="ce41" office:value-type="float" office:value="2440.49" calcext:value-type="float">
            <text:p>2440,49</text:p>
          </table:table-cell>
          <table:table-cell table:style-name="ce57" table:formula="of:=SQRT([.G41]*[.G41]+[.H41]*[.H41]+[.I41]*[.I41])" office:value-type="float" office:value="2457.66709706278" calcext:value-type="float">
            <text:p>2457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27" calcext:value-type="float">
            <text:p>-0,027</text:p>
          </table:table-cell>
          <table:table-cell table:style-name="ce41" office:value-type="float" office:value="726.671" calcext:value-type="float">
            <text:p>726,671</text:p>
          </table:table-cell>
          <table:table-cell table:style-name="ce41" office:value-type="float" office:value="33.935" calcext:value-type="float">
            <text:p>33,935</text:p>
          </table:table-cell>
          <table:table-cell table:style-name="ce57" table:formula="of:=SQRT([.G42]*[.G42]+[.H42]*[.H42]+[.I42]*[.I42])" office:value-type="float" office:value="727.462938708908" calcext:value-type="float">
            <text:p>727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79.05" calcext:value-type="float">
            <text:p>779,05</text:p>
          </table:table-cell>
          <table:table-cell table:style-name="ce57" table:formula="of:=SQRT([.G43]*[.G43]+[.H43]*[.H43]+[.I43]*[.I43])" office:value-type="float" office:value="779.05" calcext:value-type="float">
            <text:p>779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99.065" calcext:value-type="float">
            <text:p>899,065</text:p>
          </table:table-cell>
          <table:table-cell table:style-name="ce41" office:value-type="float" office:value="-83.574" calcext:value-type="float">
            <text:p>-83,574</text:p>
          </table:table-cell>
          <table:table-cell table:style-name="ce57" table:formula="of:=SQRT([.G44]*[.G44]+[.H44]*[.H44]+[.I44]*[.I44])" office:value-type="float" office:value="902.941021164173" calcext:value-type="float">
            <text:p>902,9</text:p>
          </table:table-cell>
          <table:table-cell table:number-columns-repeated="54"/>
        </table:table-row>
        <table:table-row table:style-name="ro1" table:number-rows-repeated="953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1" table:base-cell-address="" table:expression="'right turn 1g + freinage 1g'!#REF!"/>
        </table:named-expressions>
        <calcext:conditional-formats>
          <calcext:conditional-format calcext:target-range-address="'Right Turn 1G + Freinage 1G'.D1:'Right Turn 1G + Freinage 1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ACCEL 1,5G" table:style-name="ta8">
        <office:forms form:automatic-focus="false" form:apply-design-mode="false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number-columns-repeated="3"/>
          <table:table-cell table:style-name="ce100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101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44.64" calcext:value-type="float">
            <text:p>244,64</text:p>
          </table:table-cell>
          <table:table-cell table:style-name="ce41" office:value-type="float" office:value="391.299" calcext:value-type="float">
            <text:p>391,299</text:p>
          </table:table-cell>
          <table:table-cell table:style-name="ce41" office:value-type="float" office:value="125.004" calcext:value-type="float">
            <text:p>125,004</text:p>
          </table:table-cell>
          <table:table-cell table:style-name="ce57" table:formula="of:=SQRT([.G3]*[.G3]+[.H3]*[.H3]+[.I3]*[.I3])" office:value-type="float" office:value="478.110486202719" calcext:value-type="float">
            <text:p>478,1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44.726" calcext:value-type="float">
            <text:p>-244,726</text:p>
          </table:table-cell>
          <table:table-cell table:style-name="ce41" office:value-type="float" office:value="1174.31" calcext:value-type="float">
            <text:p>1174,31</text:p>
          </table:table-cell>
          <table:table-cell table:style-name="ce41" office:value-type="float" office:value="375.142" calcext:value-type="float">
            <text:p>375,142</text:p>
          </table:table-cell>
          <table:table-cell table:style-name="ce57" table:formula="of:=SQRT([.G4]*[.G4]+[.H4]*[.H4]+[.I4]*[.I4])" office:value-type="float" office:value="1256.83185483978" calcext:value-type="float">
            <text:p>1256,8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2.202" calcext:value-type="float">
            <text:p>-42,202</text:p>
          </table:table-cell>
          <table:table-cell table:style-name="ce41" office:value-type="float" office:value="281.345" calcext:value-type="float">
            <text:p>281,345</text:p>
          </table:table-cell>
          <table:table-cell table:style-name="ce41" office:value-type="float" office:value="2.11" calcext:value-type="float">
            <text:p>2,11</text:p>
          </table:table-cell>
          <table:table-cell table:style-name="ce57" table:formula="of:=SQRT([.G5]*[.G5]+[.H5]*[.H5]+[.I5]*[.I5])" office:value-type="float" office:value="284.500386518191" calcext:value-type="float">
            <text:p>284,5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2.155" calcext:value-type="float">
            <text:p>42,155</text:p>
          </table:table-cell>
          <table:table-cell table:style-name="ce41" office:value-type="float" office:value="80.294" calcext:value-type="float">
            <text:p>80,294</text:p>
          </table:table-cell>
          <table:table-cell table:style-name="ce41" office:value-type="float" office:value="0.602" calcext:value-type="float">
            <text:p>0,602</text:p>
          </table:table-cell>
          <table:table-cell table:style-name="ce57" table:formula="of:=SQRT([.G6]*[.G6]+[.H6]*[.H6]+[.I6]*[.I6])" office:value-type="float" office:value="90.6892103008952" calcext:value-type="float">
            <text:p>90,7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244.64" calcext:value-type="float">
            <text:p>244,64</text:p>
          </table:table-cell>
          <table:table-cell table:style-name="ce41" office:value-type="float" office:value="391.299" calcext:value-type="float">
            <text:p>391,299</text:p>
          </table:table-cell>
          <table:table-cell table:style-name="ce41" office:value-type="float" office:value="125.004" calcext:value-type="float">
            <text:p>125,004</text:p>
          </table:table-cell>
          <table:table-cell table:style-name="ce57" table:formula="of:=SQRT([.G7]*[.G7]+[.H7]*[.H7]+[.I7]*[.I7])" office:value-type="float" office:value="478.110486202719" calcext:value-type="float">
            <text:p>478,1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244.726" calcext:value-type="float">
            <text:p>-244,726</text:p>
          </table:table-cell>
          <table:table-cell table:style-name="ce41" office:value-type="float" office:value="1174.31" calcext:value-type="float">
            <text:p>1174,31</text:p>
          </table:table-cell>
          <table:table-cell table:style-name="ce41" office:value-type="float" office:value="375.142" calcext:value-type="float">
            <text:p>375,142</text:p>
          </table:table-cell>
          <table:table-cell table:style-name="ce57" table:formula="of:=SQRT([.G8]*[.G8]+[.H8]*[.H8]+[.I8]*[.I8])" office:value-type="float" office:value="1256.83185483978" calcext:value-type="float">
            <text:p>1256,8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42.202" calcext:value-type="float">
            <text:p>-42,202</text:p>
          </table:table-cell>
          <table:table-cell table:style-name="ce41" office:value-type="float" office:value="281.345" calcext:value-type="float">
            <text:p>281,345</text:p>
          </table:table-cell>
          <table:table-cell table:style-name="ce41" office:value-type="float" office:value="2.11" calcext:value-type="float">
            <text:p>2,11</text:p>
          </table:table-cell>
          <table:table-cell table:style-name="ce57" table:formula="of:=SQRT([.G9]*[.G9]+[.H9]*[.H9]+[.I9]*[.I9])" office:value-type="float" office:value="284.500386518191" calcext:value-type="float">
            <text:p>284,5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42.155" calcext:value-type="float">
            <text:p>42,155</text:p>
          </table:table-cell>
          <table:table-cell table:style-name="ce41" office:value-type="float" office:value="80.294" calcext:value-type="float">
            <text:p>80,294</text:p>
          </table:table-cell>
          <table:table-cell table:style-name="ce41" office:value-type="float" office:value="0.602" calcext:value-type="float">
            <text:p>0,602</text:p>
          </table:table-cell>
          <table:table-cell table:style-name="ce57" table:formula="of:=SQRT([.G10]*[.G10]+[.H10]*[.H10]+[.I10]*[.I10])" office:value-type="float" office:value="90.6892103008952" calcext:value-type="float">
            <text:p>90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13" calcext:value-type="float">
            <text:p>0,013</text:p>
          </table:table-cell>
          <table:table-cell table:style-name="ce41" office:value-type="float" office:value="-0.251" calcext:value-type="float">
            <text:p>-0,251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1]*[.G11]+[.H11]*[.H11]+[.I11]*[.I11])" office:value-type="float" office:value="0.251336427920825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2]*[.G12]+[.H12]*[.H12]+[.I12]*[.I12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3]*[.G13]+[.H13]*[.H13]+[.I13]*[.I13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4]*[.G14]+[.H14]*[.H14]+[.I14]*[.I14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95.789" calcext:value-type="float">
            <text:p>-1395,789</text:p>
          </table:table-cell>
          <table:table-cell table:style-name="ce41" office:value-type="float" office:value="-372.993" calcext:value-type="float">
            <text:p>-372,993</text:p>
          </table:table-cell>
          <table:table-cell table:style-name="ce57" table:formula="of:=SQRT([.G15]*[.G15]+[.H15]*[.H15]+[.I15]*[.I15])" office:value-type="float" office:value="1444.76666301863" calcext:value-type="float">
            <text:p>1444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16]*[.G16]+[.H16]*[.H16]+[.I16]*[.I16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531.209" calcext:value-type="float">
            <text:p>-531,209</text:p>
          </table:table-cell>
          <table:table-cell table:style-name="ce41" office:value-type="float" office:value="1033.345" calcext:value-type="float">
            <text:p>1033,345</text:p>
          </table:table-cell>
          <table:table-cell table:style-name="ce57" table:formula="of:=SQRT([.G17]*[.G17]+[.H17]*[.H17]+[.I17]*[.I17])" office:value-type="float" office:value="1161.8885079331" calcext:value-type="float">
            <text:p>1161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18]*[.G18]+[.H18]*[.H18]+[.I18]*[.I18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" calcext:value-type="float">
            <text:p>0,1</text:p>
          </table:table-cell>
          <table:table-cell table:style-name="ce57" table:formula="of:=SQRT([.G19]*[.G19]+[.H19]*[.H19]+[.I19]*[.I19])" office:value-type="float" office:value="0.1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41.695" calcext:value-type="float">
            <text:p>1141,695</text:p>
          </table:table-cell>
          <table:table-cell table:style-name="ce57" table:formula="of:=SQRT([.G20]*[.G20]+[.H20]*[.H20]+[.I20]*[.I20])" office:value-type="float" office:value="1141.695" calcext:value-type="float">
            <text:p>1141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1.415" calcext:value-type="float">
            <text:p>21,415</text:p>
          </table:table-cell>
          <table:table-cell table:style-name="ce57" table:formula="of:=SQRT([.G21]*[.G21]+[.H21]*[.H21]+[.I21]*[.I21])" office:value-type="float" office:value="21.415" calcext:value-type="float">
            <text:p>21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82.577" calcext:value-type="float">
            <text:p>-282,577</text:p>
          </table:table-cell>
          <table:table-cell table:style-name="ce41" office:value-type="float" office:value="-725.851" calcext:value-type="float">
            <text:p>-725,851</text:p>
          </table:table-cell>
          <table:table-cell table:style-name="ce41" office:value-type="float" office:value="39.033" calcext:value-type="float">
            <text:p>39,033</text:p>
          </table:table-cell>
          <table:table-cell table:style-name="ce57" table:formula="of:=SQRT([.G23]*[.G23]+[.H23]*[.H23]+[.I23]*[.I23])" office:value-type="float" office:value="779.892947922342" calcext:value-type="float">
            <text:p>779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5.099" calcext:value-type="float">
            <text:p>-115,099</text:p>
          </table:table-cell>
          <table:table-cell table:style-name="ce41" office:value-type="float" office:value="295.463" calcext:value-type="float">
            <text:p>295,463</text:p>
          </table:table-cell>
          <table:table-cell table:style-name="ce41" office:value-type="float" office:value="-15.889" calcext:value-type="float">
            <text:p>-15,889</text:p>
          </table:table-cell>
          <table:table-cell table:style-name="ce57" table:formula="of:=SQRT([.G24]*[.G24]+[.H24]*[.H24]+[.I24]*[.I24])" office:value-type="float" office:value="317.487991097301" calcext:value-type="float">
            <text:p>317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30.138" calcext:value-type="float">
            <text:p>630,138</text:p>
          </table:table-cell>
          <table:table-cell table:style-name="ce41" office:value-type="float" office:value="-1633.633" calcext:value-type="float">
            <text:p>-1633,633</text:p>
          </table:table-cell>
          <table:table-cell table:style-name="ce41" office:value-type="float" office:value="180.551" calcext:value-type="float">
            <text:p>180,551</text:p>
          </table:table-cell>
          <table:table-cell table:style-name="ce57" table:formula="of:=SQRT([.G25]*[.G25]+[.H25]*[.H25]+[.I25]*[.I25])" office:value-type="float" office:value="1760.23559256538" calcext:value-type="float">
            <text:p>1760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69.381" calcext:value-type="float">
            <text:p>569,381</text:p>
          </table:table-cell>
          <table:table-cell table:style-name="ce41" office:value-type="float" office:value="1538.421" calcext:value-type="float">
            <text:p>1538,421</text:p>
          </table:table-cell>
          <table:table-cell table:style-name="ce41" office:value-type="float" office:value="-170.028" calcext:value-type="float">
            <text:p>-170,028</text:p>
          </table:table-cell>
          <table:table-cell table:style-name="ce57" table:formula="of:=SQRT([.G26]*[.G26]+[.H26]*[.H26]+[.I26]*[.I26])" office:value-type="float" office:value="1649.19477842552" calcext:value-type="float">
            <text:p>1649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569.381" calcext:value-type="float">
            <text:p>569,381</text:p>
          </table:table-cell>
          <table:table-cell table:style-name="ce41" office:value-type="float" office:value="1538.421" calcext:value-type="float">
            <text:p>1538,421</text:p>
          </table:table-cell>
          <table:table-cell table:style-name="ce41" office:value-type="float" office:value="-170.028" calcext:value-type="float">
            <text:p>-170,028</text:p>
          </table:table-cell>
          <table:table-cell table:style-name="ce57" table:formula="of:=SQRT([.G27]*[.G27]+[.H27]*[.H27]+[.I27]*[.I27])" office:value-type="float" office:value="1649.19477842552" calcext:value-type="float">
            <text:p>1649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630.138" calcext:value-type="float">
            <text:p>630,138</text:p>
          </table:table-cell>
          <table:table-cell table:style-name="ce41" office:value-type="float" office:value="-1633.633" calcext:value-type="float">
            <text:p>-1633,633</text:p>
          </table:table-cell>
          <table:table-cell table:style-name="ce41" office:value-type="float" office:value="180.551" calcext:value-type="float">
            <text:p>180,551</text:p>
          </table:table-cell>
          <table:table-cell table:style-name="ce57" table:formula="of:=SQRT([.G28]*[.G28]+[.H28]*[.H28]+[.I28]*[.I28])" office:value-type="float" office:value="1760.23559256538" calcext:value-type="float">
            <text:p>1760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115.099" calcext:value-type="float">
            <text:p>-115,099</text:p>
          </table:table-cell>
          <table:table-cell table:style-name="ce41" office:value-type="float" office:value="295.463" calcext:value-type="float">
            <text:p>295,463</text:p>
          </table:table-cell>
          <table:table-cell table:style-name="ce41" office:value-type="float" office:value="-15.889" calcext:value-type="float">
            <text:p>-15,889</text:p>
          </table:table-cell>
          <table:table-cell table:style-name="ce57" table:formula="of:=SQRT([.G29]*[.G29]+[.H29]*[.H29]+[.I29]*[.I29])" office:value-type="float" office:value="317.487991097301" calcext:value-type="float">
            <text:p>317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82.577" calcext:value-type="float">
            <text:p>-282,577</text:p>
          </table:table-cell>
          <table:table-cell table:style-name="ce41" office:value-type="float" office:value="-725.851" calcext:value-type="float">
            <text:p>-725,851</text:p>
          </table:table-cell>
          <table:table-cell table:style-name="ce41" office:value-type="float" office:value="39.033" calcext:value-type="float">
            <text:p>39,033</text:p>
          </table:table-cell>
          <table:table-cell table:style-name="ce57" table:formula="of:=SQRT([.G30]*[.G30]+[.H30]*[.H30]+[.I30]*[.I30])" office:value-type="float" office:value="779.892947922342" calcext:value-type="float">
            <text:p>779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40.283" calcext:value-type="float">
            <text:p>340,283</text:p>
          </table:table-cell>
          <table:table-cell table:style-name="ce41" office:value-type="float" office:value="243.567" calcext:value-type="float">
            <text:p>243,567</text:p>
          </table:table-cell>
          <table:table-cell table:style-name="ce57" table:formula="of:=SQRT([.G31]*[.G31]+[.H31]*[.H31]+[.I31]*[.I31])" office:value-type="float" office:value="418.470313855117" calcext:value-type="float">
            <text:p>41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40.283" calcext:value-type="float">
            <text:p>340,283</text:p>
          </table:table-cell>
          <table:table-cell table:style-name="ce41" office:value-type="float" office:value="243.567" calcext:value-type="float">
            <text:p>243,567</text:p>
          </table:table-cell>
          <table:table-cell table:style-name="ce57" table:formula="of:=SQRT([.G32]*[.G32]+[.H32]*[.H32]+[.I32]*[.I32])" office:value-type="float" office:value="418.470313855117" calcext:value-type="float">
            <text:p>41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8.365" calcext:value-type="float">
            <text:p>-28,365</text:p>
          </table:table-cell>
          <table:table-cell table:style-name="ce41" office:value-type="float" office:value="277.835" calcext:value-type="float">
            <text:p>277,835</text:p>
          </table:table-cell>
          <table:table-cell table:style-name="ce57" table:formula="of:=SQRT([.G33]*[.G33]+[.H33]*[.H33]+[.I33]*[.I33])" office:value-type="float" office:value="279.279180122687" calcext:value-type="float">
            <text:p>279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8.365" calcext:value-type="float">
            <text:p>-28,365</text:p>
          </table:table-cell>
          <table:table-cell table:style-name="ce41" office:value-type="float" office:value="277.835" calcext:value-type="float">
            <text:p>277,835</text:p>
          </table:table-cell>
          <table:table-cell table:style-name="ce57" table:formula="of:=SQRT([.G34]*[.G34]+[.H34]*[.H34]+[.I34]*[.I34])" office:value-type="float" office:value="279.279180122687" calcext:value-type="float">
            <text:p>279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3.796" calcext:value-type="float">
            <text:p>-3,796</text:p>
          </table:table-cell>
          <table:table-cell table:style-name="ce41" office:value-type="float" office:value="185.317" calcext:value-type="float">
            <text:p>185,317</text:p>
          </table:table-cell>
          <table:table-cell table:style-name="ce41" office:value-type="float" office:value="-17.944" calcext:value-type="float">
            <text:p>-17,944</text:p>
          </table:table-cell>
          <table:table-cell table:style-name="ce57" table:formula="of:=SQRT([.G35]*[.G35]+[.H35]*[.H35]+[.I35]*[.I35])" office:value-type="float" office:value="186.222413369068" calcext:value-type="float">
            <text:p>18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.796" calcext:value-type="float">
            <text:p>-3,796</text:p>
          </table:table-cell>
          <table:table-cell table:style-name="ce41" office:value-type="float" office:value="185.317" calcext:value-type="float">
            <text:p>185,317</text:p>
          </table:table-cell>
          <table:table-cell table:style-name="ce41" office:value-type="float" office:value="-17.944" calcext:value-type="float">
            <text:p>-17,944</text:p>
          </table:table-cell>
          <table:table-cell table:style-name="ce57" table:formula="of:=SQRT([.G36]*[.G36]+[.H36]*[.H36]+[.I36]*[.I36])" office:value-type="float" office:value="186.222413369068" calcext:value-type="float">
            <text:p>186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37]*[.G37]+[.H37]*[.H37]+[.I37]*[.I37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9.29" calcext:value-type="float">
            <text:p>259,29</text:p>
          </table:table-cell>
          <table:table-cell table:style-name="ce57" table:formula="of:=SQRT([.G38]*[.G38]+[.H38]*[.H38]+[.I38]*[.I38])" office:value-type="float" office:value="259.29" calcext:value-type="float">
            <text:p>259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9.29" calcext:value-type="float">
            <text:p>259,29</text:p>
          </table:table-cell>
          <table:table-cell table:style-name="ce57" table:formula="of:=SQRT([.G39]*[.G39]+[.H39]*[.H39]+[.I39]*[.I39])" office:value-type="float" office:value="259.29" calcext:value-type="float">
            <text:p>259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064" calcext:value-type="float">
            <text:p>1,064</text:p>
          </table:table-cell>
          <table:table-cell table:style-name="ce41" office:value-type="float" office:value="22.362" calcext:value-type="float">
            <text:p>22,362</text:p>
          </table:table-cell>
          <table:table-cell table:style-name="ce41" office:value-type="float" office:value="-478.852" calcext:value-type="float">
            <text:p>-478,852</text:p>
          </table:table-cell>
          <table:table-cell table:style-name="ce57" table:formula="of:=SQRT([.G40]*[.G40]+[.H40]*[.H40]+[.I40]*[.I40])" office:value-type="float" office:value="479.375040071967" calcext:value-type="float">
            <text:p>479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796.981" calcext:value-type="float">
            <text:p>796,981</text:p>
          </table:table-cell>
          <table:table-cell table:style-name="ce41" office:value-type="float" office:value="55.095" calcext:value-type="float">
            <text:p>55,095</text:p>
          </table:table-cell>
          <table:table-cell table:style-name="ce41" office:value-type="float" office:value="-1179.154" calcext:value-type="float">
            <text:p>-1179,154</text:p>
          </table:table-cell>
          <table:table-cell table:style-name="ce57" table:formula="of:=SQRT([.G41]*[.G41]+[.H41]*[.H41]+[.I41]*[.I41])" office:value-type="float" office:value="1424.29573091476" calcext:value-type="float">
            <text:p>1424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3" calcext:value-type="float">
            <text:p>0,003</text:p>
          </table:table-cell>
          <table:table-cell table:style-name="ce41" office:value-type="float" office:value="-77.457" calcext:value-type="float">
            <text:p>-77,457</text:p>
          </table:table-cell>
          <table:table-cell table:style-name="ce41" office:value-type="float" office:value="-3.617" calcext:value-type="float">
            <text:p>-3,617</text:p>
          </table:table-cell>
          <table:table-cell table:style-name="ce57" table:formula="of:=SQRT([.G42]*[.G42]+[.H42]*[.H42]+[.I42]*[.I42])" office:value-type="float" office:value="77.541405371582" calcext:value-type="float">
            <text:p>77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920.912" calcext:value-type="float">
            <text:p>1920,912</text:p>
          </table:table-cell>
          <table:table-cell table:style-name="ce57" table:formula="of:=SQRT([.G43]*[.G43]+[.H43]*[.H43]+[.I43]*[.I43])" office:value-type="float" office:value="1920.912" calcext:value-type="float">
            <text:p>1920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61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68.648" calcext:value-type="float">
            <text:p>368,648</text:p>
          </table:table-cell>
          <table:table-cell table:style-name="ce66" office:value-type="float" office:value="-34.268" calcext:value-type="float">
            <text:p>-34,268</text:p>
          </table:table-cell>
          <table:table-cell table:style-name="ce67" table:formula="of:=SQRT([.G44]*[.G44]+[.H44]*[.H44]+[.I44]*[.I44])" office:value-type="float" office:value="370.237280305482" calcext:value-type="float">
            <text:p>370,2</text:p>
          </table:table-cell>
          <table:table-cell table:number-columns-repeated="54"/>
        </table:table-row>
        <table:table-row table:style-name="ro1" table:number-rows-repeated="4">
          <table:table-cell table:number-columns-repeated="2"/>
          <table:table-cell table:style-name="ce62" table:number-columns-repeated="8"/>
          <table:table-cell table:number-columns-repeated="54"/>
        </table:table-row>
        <table:table-row table:style-name="ro1" table:number-rows-repeated="949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3" table:base-cell-address="" table:cell-range-address="#REF!"/>
        </table:named-expressions>
        <calcext:conditional-formats>
          <calcext:conditional-format calcext:target-range-address="'ACCEL 1,5G'.D1:'ACCEL 1,5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BRAKING 1,9G" table:style-name="ta9">
        <office:forms form:automatic-focus="false" form:apply-design-mode="false"/>
        <table:table-column table:style-name="co2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5" table:number-columns-repeated="3" table:default-cell-style-name="Default"/>
        <table:table-column table:style-name="co9" table:number-columns-repeated="11" table:default-cell-style-name="Default"/>
        <table:table-column table:style-name="co10" table:number-columns-repeated="44" table:default-cell-style-name="Default"/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art 1</text:p>
          </table:table-cell>
          <table:table-cell table:style-name="ce59" office:value-type="string" calcext:value-type="string">
            <text:p>Part 2</text:p>
          </table:table-cell>
          <table:table-cell table:style-name="ce59" office:value-type="string" calcext:value-type="string">
            <text:p>Rx</text:p>
          </table:table-cell>
          <table:table-cell table:style-name="ce59" office:value-type="string" calcext:value-type="string">
            <text:p>Ry</text:p>
          </table:table-cell>
          <table:table-cell table:style-name="ce59" office:value-type="string" calcext:value-type="string">
            <text:p>Rz</text:p>
          </table:table-cell>
          <table:table-cell table:style-name="ce59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1.349" calcext:value-type="float">
            <text:p>171,349</text:p>
          </table:table-cell>
          <table:table-cell table:style-name="ce41" office:value-type="float" office:value="218.984" calcext:value-type="float">
            <text:p>218,984</text:p>
          </table:table-cell>
          <table:table-cell table:style-name="ce41" office:value-type="float" office:value="90.122" calcext:value-type="float">
            <text:p>90,122</text:p>
          </table:table-cell>
          <table:table-cell table:style-name="ce57" table:formula="of:=SQRT([.G3]*[.G3]+[.H3]*[.H3]+[.I3]*[.I3])" office:value-type="float" office:value="292.295136704325" calcext:value-type="float">
            <text:p>292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71.249" calcext:value-type="float">
            <text:p>-171,249</text:p>
          </table:table-cell>
          <table:table-cell table:style-name="ce41" office:value-type="float" office:value="328.227" calcext:value-type="float">
            <text:p>328,227</text:p>
          </table:table-cell>
          <table:table-cell table:style-name="ce41" office:value-type="float" office:value="135.244" calcext:value-type="float">
            <text:p>135,244</text:p>
          </table:table-cell>
          <table:table-cell table:style-name="ce57" table:formula="of:=SQRT([.G4]*[.G4]+[.H4]*[.H4]+[.I4]*[.I4])" office:value-type="float" office:value="394.14479961811" calcext:value-type="float">
            <text:p>394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3.201" calcext:value-type="float">
            <text:p>-23,201</text:p>
          </table:table-cell>
          <table:table-cell table:style-name="ce41" office:value-type="float" office:value="72.502" calcext:value-type="float">
            <text:p>72,502</text:p>
          </table:table-cell>
          <table:table-cell table:style-name="ce41" office:value-type="float" office:value="0.58" calcext:value-type="float">
            <text:p>0,58</text:p>
          </table:table-cell>
          <table:table-cell table:style-name="ce57" table:formula="of:=SQRT([.G5]*[.G5]+[.H5]*[.H5]+[.I5]*[.I5])" office:value-type="float" office:value="76.1259666933695" calcext:value-type="float">
            <text:p>7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3.109" calcext:value-type="float">
            <text:p>23,109</text:p>
          </table:table-cell>
          <table:table-cell table:style-name="ce41" office:value-type="float" office:value="48.144" calcext:value-type="float">
            <text:p>48,144</text:p>
          </table:table-cell>
          <table:table-cell table:style-name="ce41" office:value-type="float" office:value="0.385" calcext:value-type="float">
            <text:p>0,385</text:p>
          </table:table-cell>
          <table:table-cell table:style-name="ce57" table:formula="of:=SQRT([.G6]*[.G6]+[.H6]*[.H6]+[.I6]*[.I6])" office:value-type="float" office:value="53.4042961005948" calcext:value-type="float">
            <text:p>5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171.349" calcext:value-type="float">
            <text:p>171,349</text:p>
          </table:table-cell>
          <table:table-cell table:style-name="ce41" office:value-type="float" office:value="218.984" calcext:value-type="float">
            <text:p>218,984</text:p>
          </table:table-cell>
          <table:table-cell table:style-name="ce41" office:value-type="float" office:value="90.122" calcext:value-type="float">
            <text:p>90,122</text:p>
          </table:table-cell>
          <table:table-cell table:style-name="ce57" table:formula="of:=SQRT([.G7]*[.G7]+[.H7]*[.H7]+[.I7]*[.I7])" office:value-type="float" office:value="292.295136704325" calcext:value-type="float">
            <text:p>292,3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171.249" calcext:value-type="float">
            <text:p>-171,249</text:p>
          </table:table-cell>
          <table:table-cell table:style-name="ce41" office:value-type="float" office:value="328.227" calcext:value-type="float">
            <text:p>328,227</text:p>
          </table:table-cell>
          <table:table-cell table:style-name="ce41" office:value-type="float" office:value="135.244" calcext:value-type="float">
            <text:p>135,244</text:p>
          </table:table-cell>
          <table:table-cell table:style-name="ce57" table:formula="of:=SQRT([.G8]*[.G8]+[.H8]*[.H8]+[.I8]*[.I8])" office:value-type="float" office:value="394.14479961811" calcext:value-type="float">
            <text:p>394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23.201" calcext:value-type="float">
            <text:p>-23,201</text:p>
          </table:table-cell>
          <table:table-cell table:style-name="ce41" office:value-type="float" office:value="72.502" calcext:value-type="float">
            <text:p>72,502</text:p>
          </table:table-cell>
          <table:table-cell table:style-name="ce41" office:value-type="float" office:value="0.58" calcext:value-type="float">
            <text:p>0,58</text:p>
          </table:table-cell>
          <table:table-cell table:style-name="ce57" table:formula="of:=SQRT([.G9]*[.G9]+[.H9]*[.H9]+[.I9]*[.I9])" office:value-type="float" office:value="76.1259666933695" calcext:value-type="float">
            <text:p>7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23.109" calcext:value-type="float">
            <text:p>23,109</text:p>
          </table:table-cell>
          <table:table-cell table:style-name="ce41" office:value-type="float" office:value="48.144" calcext:value-type="float">
            <text:p>48,144</text:p>
          </table:table-cell>
          <table:table-cell table:style-name="ce41" office:value-type="float" office:value="0.385" calcext:value-type="float">
            <text:p>0,385</text:p>
          </table:table-cell>
          <table:table-cell table:style-name="ce57" table:formula="of:=SQRT([.G10]*[.G10]+[.H10]*[.H10]+[.I10]*[.I10])" office:value-type="float" office:value="53.4042961005948" calcext:value-type="float">
            <text:p>53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9" calcext:value-type="float">
            <text:p>-0,009</text:p>
          </table:table-cell>
          <table:table-cell table:style-name="ce41" office:value-type="float" office:value="-0.029" calcext:value-type="float">
            <text:p>-0,029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57" table:formula="of:=SQRT([.G11]*[.G11]+[.H11]*[.H11]+[.I11]*[.I11])" office:value-type="float" office:value="0.0304302481094059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9" calcext:value-type="float">
            <text:p>-0,009</text:p>
          </table:table-cell>
          <table:table-cell table:style-name="ce41" office:value-type="float" office:value="-0.029" calcext:value-type="float">
            <text:p>-0,029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57" table:formula="of:=SQRT([.G12]*[.G12]+[.H12]*[.H12]+[.I12]*[.I12])" office:value-type="float" office:value="0.0304302481094059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67.829" calcext:value-type="float">
            <text:p>-667,829</text:p>
          </table:table-cell>
          <table:table-cell table:style-name="ce41" office:value-type="float" office:value="209.73" calcext:value-type="float">
            <text:p>209,73</text:p>
          </table:table-cell>
          <table:table-cell table:style-name="ce57" table:formula="of:=SQRT([.G13]*[.G13]+[.H13]*[.H13]+[.I13]*[.I13])" office:value-type="float" office:value="699.987318557272" calcext:value-type="float">
            <text:p>70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67.829" calcext:value-type="float">
            <text:p>-667,829</text:p>
          </table:table-cell>
          <table:table-cell table:style-name="ce41" office:value-type="float" office:value="209.73" calcext:value-type="float">
            <text:p>209,73</text:p>
          </table:table-cell>
          <table:table-cell table:style-name="ce57" table:formula="of:=SQRT([.G14]*[.G14]+[.H14]*[.H14]+[.I14]*[.I14])" office:value-type="float" office:value="699.987318557272" calcext:value-type="float">
            <text:p>70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16.969" calcext:value-type="float">
            <text:p>-516,969</text:p>
          </table:table-cell>
          <table:table-cell table:style-name="ce41" office:value-type="float" office:value="-160.91" calcext:value-type="float">
            <text:p>-160,91</text:p>
          </table:table-cell>
          <table:table-cell table:style-name="ce57" table:formula="of:=SQRT([.G15]*[.G15]+[.H15]*[.H15]+[.I15]*[.I15])" office:value-type="float" office:value="541.432336549084" calcext:value-type="float">
            <text:p>541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16.969" calcext:value-type="float">
            <text:p>-516,969</text:p>
          </table:table-cell>
          <table:table-cell table:style-name="ce41" office:value-type="float" office:value="-160.91" calcext:value-type="float">
            <text:p>-160,91</text:p>
          </table:table-cell>
          <table:table-cell table:style-name="ce57" table:formula="of:=SQRT([.G16]*[.G16]+[.H16]*[.H16]+[.I16]*[.I16])" office:value-type="float" office:value="541.432336549084" calcext:value-type="float">
            <text:p>541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0.86" calcext:value-type="float">
            <text:p>-150,86</text:p>
          </table:table-cell>
          <table:table-cell table:style-name="ce41" office:value-type="float" office:value="370.641" calcext:value-type="float">
            <text:p>370,641</text:p>
          </table:table-cell>
          <table:table-cell table:style-name="ce57" table:formula="of:=SQRT([.G17]*[.G17]+[.H17]*[.H17]+[.I17]*[.I17])" office:value-type="float" office:value="400.166828311643" calcext:value-type="float">
            <text:p>400,2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36.059" calcext:value-type="float">
            <text:p>436,059</text:p>
          </table:table-cell>
          <table:table-cell table:style-name="ce57" table:formula="of:=SQRT([.G18]*[.G18]+[.H18]*[.H18]+[.I18]*[.I18])" office:value-type="float" office:value="436.059" calcext:value-type="float">
            <text:p>43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19]*[.G19]+[.H19]*[.H19]+[.I19]*[.I19])" office:value-type="float" office:value="0.025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355.026" calcext:value-type="float">
            <text:p>355,026</text:p>
          </table:table-cell>
          <table:table-cell table:style-name="ce57" table:formula="of:=SQRT([.G20]*[.G20]+[.H20]*[.H20]+[.I20]*[.I20])" office:value-type="float" office:value="355.026" calcext:value-type="float">
            <text:p>355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81.008" calcext:value-type="float">
            <text:p>81,008</text:p>
          </table:table-cell>
          <table:table-cell table:style-name="ce57" table:formula="of:=SQRT([.G21]*[.G21]+[.H21]*[.H21]+[.I21]*[.I21])" office:value-type="float" office:value="81.008" calcext:value-type="float">
            <text:p>81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043.322" calcext:value-type="float">
            <text:p>-1043,322</text:p>
          </table:table-cell>
          <table:table-cell table:style-name="ce41" office:value-type="float" office:value="-2471.378" calcext:value-type="float">
            <text:p>-2471,378</text:p>
          </table:table-cell>
          <table:table-cell table:style-name="ce41" office:value-type="float" office:value="136.928" calcext:value-type="float">
            <text:p>136,928</text:p>
          </table:table-cell>
          <table:table-cell table:style-name="ce57" table:formula="of:=SQRT([.G23]*[.G23]+[.H23]*[.H23]+[.I23]*[.I23])" office:value-type="float" office:value="2686.07134896897" calcext:value-type="float">
            <text:p>268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1.401" calcext:value-type="float">
            <text:p>-111,401</text:p>
          </table:table-cell>
          <table:table-cell table:style-name="ce41" office:value-type="float" office:value="254.805" calcext:value-type="float">
            <text:p>254,805</text:p>
          </table:table-cell>
          <table:table-cell table:style-name="ce41" office:value-type="float" office:value="-14.611" calcext:value-type="float">
            <text:p>-14,611</text:p>
          </table:table-cell>
          <table:table-cell table:style-name="ce57" table:formula="of:=SQRT([.G24]*[.G24]+[.H24]*[.H24]+[.I24]*[.I24])" office:value-type="float" office:value="278.476663559085" calcext:value-type="float">
            <text:p>27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627.206" calcext:value-type="float">
            <text:p>1627,206</text:p>
          </table:table-cell>
          <table:table-cell table:style-name="ce41" office:value-type="float" office:value="-4218.532" calcext:value-type="float">
            <text:p>-4218,532</text:p>
          </table:table-cell>
          <table:table-cell table:style-name="ce41" office:value-type="float" office:value="466.238" calcext:value-type="float">
            <text:p>466,238</text:p>
          </table:table-cell>
          <table:table-cell table:style-name="ce57" table:formula="of:=SQRT([.G25]*[.G25]+[.H25]*[.H25]+[.I25]*[.I25])" office:value-type="float" office:value="4545.45811487731" calcext:value-type="float">
            <text:p>454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66.76" calcext:value-type="float">
            <text:p>1766,76</text:p>
          </table:table-cell>
          <table:table-cell table:style-name="ce41" office:value-type="float" office:value="4773.641" calcext:value-type="float">
            <text:p>4773,641</text:p>
          </table:table-cell>
          <table:table-cell table:style-name="ce41" office:value-type="float" office:value="-527.589" calcext:value-type="float">
            <text:p>-527,589</text:p>
          </table:table-cell>
          <table:table-cell table:style-name="ce57" table:formula="of:=SQRT([.G26]*[.G26]+[.H26]*[.H26]+[.I26]*[.I26])" office:value-type="float" office:value="5117.36645623528" calcext:value-type="float">
            <text:p>5117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766.76" calcext:value-type="float">
            <text:p>1766,76</text:p>
          </table:table-cell>
          <table:table-cell table:style-name="ce41" office:value-type="float" office:value="4773.641" calcext:value-type="float">
            <text:p>4773,641</text:p>
          </table:table-cell>
          <table:table-cell table:style-name="ce41" office:value-type="float" office:value="-527.589" calcext:value-type="float">
            <text:p>-527,589</text:p>
          </table:table-cell>
          <table:table-cell table:style-name="ce57" table:formula="of:=SQRT([.G27]*[.G27]+[.H27]*[.H27]+[.I27]*[.I27])" office:value-type="float" office:value="5117.36645623528" calcext:value-type="float">
            <text:p>5117,4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1627.206" calcext:value-type="float">
            <text:p>1627,206</text:p>
          </table:table-cell>
          <table:table-cell table:style-name="ce41" office:value-type="float" office:value="-4218.532" calcext:value-type="float">
            <text:p>-4218,532</text:p>
          </table:table-cell>
          <table:table-cell table:style-name="ce41" office:value-type="float" office:value="466.238" calcext:value-type="float">
            <text:p>466,238</text:p>
          </table:table-cell>
          <table:table-cell table:style-name="ce57" table:formula="of:=SQRT([.G28]*[.G28]+[.H28]*[.H28]+[.I28]*[.I28])" office:value-type="float" office:value="4545.45811487731" calcext:value-type="float">
            <text:p>4545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111.401" calcext:value-type="float">
            <text:p>-111,401</text:p>
          </table:table-cell>
          <table:table-cell table:style-name="ce41" office:value-type="float" office:value="254.805" calcext:value-type="float">
            <text:p>254,805</text:p>
          </table:table-cell>
          <table:table-cell table:style-name="ce41" office:value-type="float" office:value="-14.611" calcext:value-type="float">
            <text:p>-14,611</text:p>
          </table:table-cell>
          <table:table-cell table:style-name="ce57" table:formula="of:=SQRT([.G29]*[.G29]+[.H29]*[.H29]+[.I29]*[.I29])" office:value-type="float" office:value="278.476663559085" calcext:value-type="float">
            <text:p>278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043.322" calcext:value-type="float">
            <text:p>-1043,322</text:p>
          </table:table-cell>
          <table:table-cell table:style-name="ce41" office:value-type="float" office:value="-2471.378" calcext:value-type="float">
            <text:p>-2471,378</text:p>
          </table:table-cell>
          <table:table-cell table:style-name="ce41" office:value-type="float" office:value="136.928" calcext:value-type="float">
            <text:p>136,928</text:p>
          </table:table-cell>
          <table:table-cell table:style-name="ce57" table:formula="of:=SQRT([.G30]*[.G30]+[.H30]*[.H30]+[.I30]*[.I30])" office:value-type="float" office:value="2686.07134896897" calcext:value-type="float">
            <text:p>268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787" calcext:value-type="float">
            <text:p>1687,787</text:p>
          </table:table-cell>
          <table:table-cell table:style-name="ce41" office:value-type="float" office:value="1620.356" calcext:value-type="float">
            <text:p>1620,356</text:p>
          </table:table-cell>
          <table:table-cell table:style-name="ce57" table:formula="of:=SQRT([.G31]*[.G31]+[.H31]*[.H31]+[.I31]*[.I31])" office:value-type="float" office:value="2339.69624611935" calcext:value-type="float">
            <text:p>2339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787" calcext:value-type="float">
            <text:p>1687,787</text:p>
          </table:table-cell>
          <table:table-cell table:style-name="ce41" office:value-type="float" office:value="1620.356" calcext:value-type="float">
            <text:p>1620,356</text:p>
          </table:table-cell>
          <table:table-cell table:style-name="ce57" table:formula="of:=SQRT([.G32]*[.G32]+[.H32]*[.H32]+[.I32]*[.I32])" office:value-type="float" office:value="2339.69624611935" calcext:value-type="float">
            <text:p>2339,7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47.084" calcext:value-type="float">
            <text:p>-247,084</text:p>
          </table:table-cell>
          <table:table-cell table:style-name="ce41" office:value-type="float" office:value="1967.42" calcext:value-type="float">
            <text:p>1967,42</text:p>
          </table:table-cell>
          <table:table-cell table:style-name="ce57" table:formula="of:=SQRT([.G33]*[.G33]+[.H33]*[.H33]+[.I33]*[.I33])" office:value-type="float" office:value="1982.87467063756" calcext:value-type="float">
            <text:p>198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47.084" calcext:value-type="float">
            <text:p>-247,084</text:p>
          </table:table-cell>
          <table:table-cell table:style-name="ce41" office:value-type="float" office:value="1967.42" calcext:value-type="float">
            <text:p>1967,42</text:p>
          </table:table-cell>
          <table:table-cell table:style-name="ce57" table:formula="of:=SQRT([.G34]*[.G34]+[.H34]*[.H34]+[.I34]*[.I34])" office:value-type="float" office:value="1982.87467063756" calcext:value-type="float">
            <text:p>1982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0.271" calcext:value-type="float">
            <text:p>0,271</text:p>
          </table:table-cell>
          <table:table-cell table:style-name="ce41" office:value-type="float" office:value="-26.323" calcext:value-type="float">
            <text:p>-26,323</text:p>
          </table:table-cell>
          <table:table-cell table:style-name="ce41" office:value-type="float" office:value="2.617" calcext:value-type="float">
            <text:p>2,617</text:p>
          </table:table-cell>
          <table:table-cell table:style-name="ce57" table:formula="of:=SQRT([.G35]*[.G35]+[.H35]*[.H35]+[.I35]*[.I35])" office:value-type="float" office:value="26.4541576883483" calcext:value-type="float">
            <text:p>2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271" calcext:value-type="float">
            <text:p>0,271</text:p>
          </table:table-cell>
          <table:table-cell table:style-name="ce41" office:value-type="float" office:value="-26.323" calcext:value-type="float">
            <text:p>-26,323</text:p>
          </table:table-cell>
          <table:table-cell table:style-name="ce41" office:value-type="float" office:value="2.617" calcext:value-type="float">
            <text:p>2,617</text:p>
          </table:table-cell>
          <table:table-cell table:style-name="ce57" table:formula="of:=SQRT([.G36]*[.G36]+[.H36]*[.H36]+[.I36]*[.I36])" office:value-type="float" office:value="26.4541576883483" calcext:value-type="float">
            <text:p>26,5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36.064" calcext:value-type="float">
            <text:p>436,064</text:p>
          </table:table-cell>
          <table:table-cell table:style-name="ce57" table:formula="of:=SQRT([.G37]*[.G37]+[.H37]*[.H37]+[.I37]*[.I37])" office:value-type="float" office:value="436.064" calcext:value-type="float">
            <text:p>436,1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683.938" calcext:value-type="float">
            <text:p>1683,938</text:p>
          </table:table-cell>
          <table:table-cell table:style-name="ce57" table:formula="of:=SQRT([.G38]*[.G38]+[.H38]*[.H38]+[.I38]*[.I38])" office:value-type="float" office:value="1683.938" calcext:value-type="float">
            <text:p>1683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683.938" calcext:value-type="float">
            <text:p>1683,938</text:p>
          </table:table-cell>
          <table:table-cell table:style-name="ce57" table:formula="of:=SQRT([.G39]*[.G39]+[.H39]*[.H39]+[.I39]*[.I39])" office:value-type="float" office:value="1683.938" calcext:value-type="float">
            <text:p>1683,9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391.43" calcext:value-type="float">
            <text:p>391,43</text:p>
          </table:table-cell>
          <table:table-cell table:style-name="ce41" office:value-type="float" office:value="70.941" calcext:value-type="float">
            <text:p>70,941</text:p>
          </table:table-cell>
          <table:table-cell table:style-name="ce41" office:value-type="float" office:value="-1518.817" calcext:value-type="float">
            <text:p>-1518,817</text:p>
          </table:table-cell>
          <table:table-cell table:style-name="ce57" table:formula="of:=SQRT([.G40]*[.G40]+[.H40]*[.H40]+[.I40]*[.I40])" office:value-type="float" office:value="1570.04941000912" calcext:value-type="float">
            <text:p>1570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848.078" calcext:value-type="float">
            <text:p>1848,078</text:p>
          </table:table-cell>
          <table:table-cell table:style-name="ce41" office:value-type="float" office:value="101.872" calcext:value-type="float">
            <text:p>101,872</text:p>
          </table:table-cell>
          <table:table-cell table:style-name="ce41" office:value-type="float" office:value="-2180.009" calcext:value-type="float">
            <text:p>-2180,009</text:p>
          </table:table-cell>
          <table:table-cell table:style-name="ce57" table:formula="of:=SQRT([.G41]*[.G41]+[.H41]*[.H41]+[.I41]*[.I41])" office:value-type="float" office:value="2859.75688451816" calcext:value-type="float">
            <text:p>2859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6" calcext:value-type="float">
            <text:p>0,006</text:p>
          </table:table-cell>
          <table:table-cell table:style-name="ce41" office:value-type="float" office:value="-172.814" calcext:value-type="float">
            <text:p>-172,814</text:p>
          </table:table-cell>
          <table:table-cell table:style-name="ce41" office:value-type="float" office:value="-8.07" calcext:value-type="float">
            <text:p>-8,07</text:p>
          </table:table-cell>
          <table:table-cell table:style-name="ce57" table:formula="of:=SQRT([.G42]*[.G42]+[.H42]*[.H42]+[.I42]*[.I42])" office:value-type="float" office:value="173.002322331233" calcext:value-type="float">
            <text:p>173,0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390.834" calcext:value-type="float">
            <text:p>5390,834</text:p>
          </table:table-cell>
          <table:table-cell table:style-name="ce57" table:formula="of:=SQRT([.G43]*[.G43]+[.H43]*[.H43]+[.I43]*[.I43])" office:value-type="float" office:value="5390.834" calcext:value-type="float">
            <text:p>5390,8</text:p>
          </table:table-cell>
          <table:table-cell table:number-columns-repeated="54"/>
        </table:table-row>
        <table:table-row table:style-name="ro1">
          <table:covered-table-cell table:style-name="ce59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34.871" calcext:value-type="float">
            <text:p>1934,871</text:p>
          </table:table-cell>
          <table:table-cell table:style-name="ce41" office:value-type="float" office:value="-347.065" calcext:value-type="float">
            <text:p>-347,065</text:p>
          </table:table-cell>
          <table:table-cell table:style-name="ce57" table:formula="of:=SQRT([.G44]*[.G44]+[.H44]*[.H44]+[.I44]*[.I44])" office:value-type="float" office:value="1965.75173937759" calcext:value-type="float">
            <text:p>1965,8</text:p>
          </table:table-cell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3"/>
          <table:table-cell table:style-name="ce52"/>
          <table:table-cell table:number-columns-repeated="2"/>
          <table:table-cell table:style-name="ce72"/>
          <table:table-cell table:number-columns-repeated="54"/>
        </table:table-row>
        <table:table-row table:style-name="ro1" table:number-rows-repeated="3">
          <table:table-cell table:style-name="ce68"/>
          <table:table-cell table:style-name="ce51" table:number-columns-repeated="5"/>
          <table:table-cell table:style-name="ce71"/>
          <table:table-cell table:style-name="ce51" table:number-columns-repeated="2"/>
          <table:table-cell table:number-columns-repeated="55"/>
        </table:table-row>
        <table:table-row table:style-name="ro1" table:number-rows-repeated="2">
          <table:table-cell table:style-name="ce68"/>
          <table:table-cell table:style-name="ce51" table:number-columns-repeated="8"/>
          <table:table-cell table:number-columns-repeated="55"/>
        </table:table-row>
        <table:table-row table:style-name="ro1">
          <table:table-cell table:style-name="ce51" table:number-columns-repeated="9"/>
          <table:table-cell table:number-columns-repeated="55"/>
        </table:table-row>
        <table:table-row table:style-name="ro1">
          <table:table-cell table:style-name="ce102" table:number-columns-spanned="1" table:number-rows-spanned="2"/>
          <table:table-cell table:style-name="ce51" table:number-columns-repeated="2"/>
          <table:table-cell table:number-columns-repeated="61"/>
        </table:table-row>
        <table:table-row table:style-name="ro1">
          <table:covered-table-cell table:style-name="ce102"/>
          <table:table-cell table:style-name="ce51" table:number-columns-repeated="2"/>
          <table:table-cell table:number-columns-repeated="61"/>
        </table:table-row>
        <table:table-row table:style-name="ro1" table:number-rows-repeated="943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1" table:base-cell-address="" table:cell-range-address="$'BRAKING 1,9G'.$D$2:.$I$44"/>
        </table:named-expressions>
        <calcext:conditional-formats>
          <calcext:conditional-format calcext:target-range-address="'BRAKING 1,9G'.G47:'BRAKING 1,9G'.G4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BRAKING 1,9G'.G45:'BRAKING 1,9G'.G4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Valeurs max" table:style-name="ta10">
        <office:forms form:automatic-focus="false" form:apply-design-mode="false"/>
        <table:table-column table:style-name="co1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15"/>
        <table:table-column table:style-name="co34" table:number-columns-repeated="2" table:default-cell-style-name="Default"/>
        <table:table-row table:style-name="ro4">
          <table:table-cell table:number-columns-repeated="3"/>
          <table:table-cell table:style-name="ce112"/>
          <table:table-cell table:number-columns-repeated="3"/>
        </table:table-row>
        <table:table-row table:style-name="ro4">
          <table:table-cell/>
          <table:table-cell table:style-name="ce106" office:value-type="string" calcext:value-type="string">
            <text:p>Axle</text:p>
          </table:table-cell>
          <table:table-cell table:style-name="ce106" office:value-type="string" calcext:value-type="string">
            <text:p>Triangle</text:p>
          </table:table-cell>
          <table:table-cell table:style-name="ce113" office:value-type="string" calcext:value-type="string">
            <text:p>Tube</text:p>
          </table:table-cell>
          <table:table-cell table:style-name="ce116" office:value-type="string" calcext:value-type="string">
            <text:p>Max value</text:p>
          </table:table-cell>
          <table:table-cell table:style-name="ce118" office:value-type="string" calcext:value-type="string">
            <text:p>K=1.2</text:p>
          </table:table-cell>
          <table:table-cell table:style-name="ce118" office:value-type="string" calcext:value-type="string">
            <text:p>K=1.5</text:p>
          </table:table-cell>
        </table:table-row>
        <table:table-row table:style-name="ro4">
          <table:table-cell/>
          <table:table-cell table:style-name="ce107" office:value-type="string" calcext:value-type="string" table:number-columns-spanned="1" table:number-rows-spanned="6">
            <text:p>FRONT</text:p>
          </table:table-cell>
          <table:table-cell table:style-name="ce110" office:value-type="string" calcext:value-type="string">
            <text:p>Top</text:p>
          </table:table-cell>
          <table:table-cell table:style-name="ce114" office:value-type="string" calcext:value-type="string">
            <text:p>Front</text:p>
          </table:table-cell>
          <table:table-cell table:style-name="ce117" office:value-type="float" office:value="2686.07134896897" calcext:value-type="float">
            <text:p>2 686</text:p>
          </table:table-cell>
          <table:table-cell table:style-name="ce117" table:formula="of:=[.E3]*1.2" office:value-type="float" office:value="3223.28561876277" calcext:value-type="float">
            <text:p>3 223</text:p>
          </table:table-cell>
          <table:table-cell table:style-name="ce117" table:formula="of:=[.E3]*1.5" office:value-type="float" office:value="4029.10702345346" calcext:value-type="float">
            <text:p>4 029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Top</text:p>
          </table:table-cell>
          <table:table-cell table:style-name="ce114" office:value-type="string" calcext:value-type="string">
            <text:p>Rear</text:p>
          </table:table-cell>
          <table:table-cell table:style-name="ce117" office:value-type="float" office:value="2279.60768569287" calcext:value-type="float">
            <text:p>2 280</text:p>
          </table:table-cell>
          <table:table-cell table:style-name="ce117" table:formula="of:=[.E4]*1.2" office:value-type="float" office:value="2735.52922283144" calcext:value-type="float">
            <text:p>2 736</text:p>
          </table:table-cell>
          <table:table-cell table:style-name="ce117" table:formula="of:=[.E4]*1.5" office:value-type="float" office:value="3419.4115285393" calcext:value-type="float">
            <text:p>3 419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Bottom</text:p>
          </table:table-cell>
          <table:table-cell table:style-name="ce114" office:value-type="string" calcext:value-type="string">
            <text:p>Rear</text:p>
          </table:table-cell>
          <table:table-cell table:style-name="ce117" office:value-type="float" office:value="4545.45811487731" calcext:value-type="float">
            <text:p>4 545</text:p>
          </table:table-cell>
          <table:table-cell table:style-name="ce117" table:formula="of:=[.E5]*1.2" office:value-type="float" office:value="5454.54973785277" calcext:value-type="float">
            <text:p>5 455</text:p>
          </table:table-cell>
          <table:table-cell table:style-name="ce117" table:formula="of:=[.E5]*1.5" office:value-type="float" office:value="6818.18717231597" calcext:value-type="float">
            <text:p>6 818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Bottom</text:p>
          </table:table-cell>
          <table:table-cell table:style-name="ce114" office:value-type="string" calcext:value-type="string">
            <text:p>Front</text:p>
          </table:table-cell>
          <table:table-cell table:style-name="ce117" office:value-type="float" office:value="5117.36645623528" calcext:value-type="float">
            <text:p>5 117</text:p>
          </table:table-cell>
          <table:table-cell table:style-name="ce117" table:formula="of:=[.E6]*1.2" office:value-type="float" office:value="6140.83974748233" calcext:value-type="float">
            <text:p>6 141</text:p>
          </table:table-cell>
          <table:table-cell table:style-name="ce117" table:formula="of:=[.E6]*1.5" office:value-type="float" office:value="7676.04968435292" calcext:value-type="float">
            <text:p>7 676</text:p>
          </table:table-cell>
        </table:table-row>
        <table:table-row table:style-name="ro4">
          <table:table-cell/>
          <table:covered-table-cell table:style-name="ce108"/>
          <table:table-cell table:style-name="ce111" office:value-type="string" calcext:value-type="string">
            <text:p>Push-rod</text:p>
          </table:table-cell>
          <table:table-cell table:style-name="ce114" office:value-type="string" calcext:value-type="string">
            <text:p>-</text:p>
          </table:table-cell>
          <table:table-cell table:style-name="ce117" office:value-type="float" office:value="4660.65921154776" calcext:value-type="float">
            <text:p>4 661</text:p>
          </table:table-cell>
          <table:table-cell table:style-name="ce117" table:formula="of:=[.E7]*1.2" office:value-type="float" office:value="5592.79105385731" calcext:value-type="float">
            <text:p>5 593</text:p>
          </table:table-cell>
          <table:table-cell table:style-name="ce117" table:formula="of:=[.E7]*1.5" office:value-type="float" office:value="6990.98881732164" calcext:value-type="float">
            <text:p>6 991</text:p>
          </table:table-cell>
        </table:table-row>
        <table:table-row table:style-name="ro4">
          <table:table-cell/>
          <table:covered-table-cell table:style-name="ce108"/>
          <table:table-cell table:style-name="ce111" office:value-type="string" calcext:value-type="string">
            <text:p>Tie rod</text:p>
          </table:table-cell>
          <table:table-cell table:style-name="ce114" office:value-type="string" calcext:value-type="string">
            <text:p>-</text:p>
          </table:table-cell>
          <table:table-cell table:style-name="ce117" office:value-type="float" office:value="643.556704502408" calcext:value-type="float">
            <text:p>644</text:p>
          </table:table-cell>
          <table:table-cell table:style-name="ce117" table:formula="of:=[.E8]*1.2" office:value-type="float" office:value="772.26804540289" calcext:value-type="float">
            <text:p>772</text:p>
          </table:table-cell>
          <table:table-cell table:style-name="ce117" table:formula="of:=[.E8]*1.5" office:value-type="float" office:value="965.335056753612" calcext:value-type="float">
            <text:p>965</text:p>
          </table:table-cell>
        </table:table-row>
        <table:table-row table:style-name="ro4">
          <table:table-cell/>
          <table:table-cell table:style-name="ce109" office:value-type="string" calcext:value-type="string" table:number-columns-spanned="1" table:number-rows-spanned="6">
            <text:p>REAR</text:p>
          </table:table-cell>
          <table:table-cell table:style-name="ce110" office:value-type="string" calcext:value-type="string">
            <text:p>Top</text:p>
          </table:table-cell>
          <table:table-cell table:style-name="ce114" office:value-type="string" calcext:value-type="string">
            <text:p>Front</text:p>
          </table:table-cell>
          <table:table-cell table:style-name="ce117" office:value-type="float" office:value="1884.46309535554" calcext:value-type="float">
            <text:p>1 884</text:p>
          </table:table-cell>
          <table:table-cell table:style-name="ce117" table:formula="of:=[.E9]*1.2" office:value-type="float" office:value="2261.35571442665" calcext:value-type="float">
            <text:p>2 261</text:p>
          </table:table-cell>
          <table:table-cell table:style-name="ce117" table:formula="of:=[.E9]*1.5" office:value-type="float" office:value="2826.69464303332" calcext:value-type="float">
            <text:p>2 827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Top</text:p>
          </table:table-cell>
          <table:table-cell table:style-name="ce114" office:value-type="string" calcext:value-type="string">
            <text:p>Rear</text:p>
          </table:table-cell>
          <table:table-cell table:style-name="ce117" office:value-type="float" office:value="3037.5686949651" calcext:value-type="float">
            <text:p>3 038</text:p>
          </table:table-cell>
          <table:table-cell table:style-name="ce117" table:formula="of:=[.E10]*1.2" office:value-type="float" office:value="3645.08243395812" calcext:value-type="float">
            <text:p>3 645</text:p>
          </table:table-cell>
          <table:table-cell table:style-name="ce117" table:formula="of:=[.E10]*1.5" office:value-type="float" office:value="4556.35304244766" calcext:value-type="float">
            <text:p>4 556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Bottom</text:p>
          </table:table-cell>
          <table:table-cell table:style-name="ce114" office:value-type="string" calcext:value-type="string">
            <text:p>Rear</text:p>
          </table:table-cell>
          <table:table-cell table:style-name="ce117" office:value-type="float" office:value="2327.64847892503" calcext:value-type="float">
            <text:p>2 328</text:p>
          </table:table-cell>
          <table:table-cell table:style-name="ce117" table:formula="of:=[.E11]*1.2" office:value-type="float" office:value="2793.17817471003" calcext:value-type="float">
            <text:p>2 793</text:p>
          </table:table-cell>
          <table:table-cell table:style-name="ce117" table:formula="of:=[.E11]*1.5" office:value-type="float" office:value="3491.47271838754" calcext:value-type="float">
            <text:p>3 491</text:p>
          </table:table-cell>
        </table:table-row>
        <table:table-row table:style-name="ro4">
          <table:table-cell/>
          <table:covered-table-cell table:style-name="ce108"/>
          <table:table-cell table:style-name="ce110" office:value-type="string" calcext:value-type="string">
            <text:p>Bottom</text:p>
          </table:table-cell>
          <table:table-cell table:style-name="ce114" office:value-type="string" calcext:value-type="string">
            <text:p>Front</text:p>
          </table:table-cell>
          <table:table-cell table:style-name="ce117" office:value-type="float" office:value="1640.42304314802" calcext:value-type="float">
            <text:p>1 640</text:p>
          </table:table-cell>
          <table:table-cell table:style-name="ce117" table:formula="of:=[.E12]*1.2" office:value-type="float" office:value="1968.50765177762" calcext:value-type="float">
            <text:p>1 969</text:p>
          </table:table-cell>
          <table:table-cell table:style-name="ce117" table:formula="of:=[.E12]*1.5" office:value-type="float" office:value="2460.63456472202" calcext:value-type="float">
            <text:p>2 461</text:p>
          </table:table-cell>
        </table:table-row>
        <table:table-row table:style-name="ro4">
          <table:table-cell/>
          <table:covered-table-cell table:style-name="ce108"/>
          <table:table-cell table:style-name="ce111" office:value-type="string" calcext:value-type="string">
            <text:p>Tie rod</text:p>
          </table:table-cell>
          <table:table-cell table:style-name="ce114" office:value-type="string" calcext:value-type="string">
            <text:p>-</text:p>
          </table:table-cell>
          <table:table-cell table:style-name="ce117" office:value-type="float" office:value="2037.0041899979" calcext:value-type="float">
            <text:p>2 037</text:p>
          </table:table-cell>
          <table:table-cell table:style-name="ce117" table:formula="of:=[.E13]*1.2" office:value-type="float" office:value="2444.40502799748" calcext:value-type="float">
            <text:p>2 444</text:p>
          </table:table-cell>
          <table:table-cell table:style-name="ce117" table:formula="of:=[.E13]*1.5" office:value-type="float" office:value="3055.50628499685" calcext:value-type="float">
            <text:p>3 056</text:p>
          </table:table-cell>
        </table:table-row>
        <table:table-row table:style-name="ro4">
          <table:table-cell/>
          <table:covered-table-cell table:style-name="ce108"/>
          <table:table-cell table:style-name="ce111" office:value-type="string" calcext:value-type="string">
            <text:p>Pull rod</text:p>
          </table:table-cell>
          <table:table-cell table:style-name="ce114" office:value-type="string" calcext:value-type="string">
            <text:p>-</text:p>
          </table:table-cell>
          <table:table-cell table:style-name="ce117" office:value-type="float" office:value="4923.16422928953" calcext:value-type="float">
            <text:p>4 923</text:p>
          </table:table-cell>
          <table:table-cell table:style-name="ce117" table:formula="of:=[.E14]*1.2" office:value-type="float" office:value="5907.79707514744" calcext:value-type="float">
            <text:p>5 908</text:p>
          </table:table-cell>
          <table:table-cell table:style-name="ce117" table:formula="of:=[.E14]*1.5" office:value-type="float" office:value="7384.7463439343" calcext:value-type="float">
            <text:p>7 385</text:p>
          </table:table-cell>
        </table:table-row>
        <table:table-row table:style-name="ro4" table:number-rows-repeated="1048561">
          <table:table-cell table:number-columns-repeated="7"/>
        </table:table-row>
        <table:table-row table:style-name="ro4">
          <table:table-cell table:number-columns-repeated="7"/>
        </table:table-row>
        <calcext:conditional-formats>
          <calcext:conditional-format calcext:target-range-address="'Valeurs max'.D1:'Valeurs max'.D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Valeurs max'.D2:'Valeurs max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  <table:database-ranges>
        <table:database-range table:name="Table_22" table:target-range-address="'BRAKING 1,9G'.D2:'BRAKING 1,9G'.J44" table:orientation="column"/>
        <table:database-range table:name="Table_226" table:target-range-address="'RIGHT TURN 2,2G'.D2:'RIGHT TURN 2,2G'.J47" table:orientation="column"/>
        <table:database-range table:name="Table_229" table:target-range-address="'LEFT TURN 2,2 G'.D2:'LEFT TURN 2,2 G'.J47" table:orientation="column"/>
        <table:database-range table:name="Table_22910" table:target-range-address="'Bump 3G'.D2:'Bump 3G'.J45" table:orientation="column"/>
        <table:database-range table:name="Table_2291011" table:target-range-address="'ACCEL 1,5G'.D2:'ACCEL 1,5G'.J47" table:orientation="column"/>
        <table:database-range table:name="Table_229101112" table:target-range-address="'Left Turn 1G + Freinage 1'.D2:'Left Turn 1G + Freinage 1'.I47" table:orientation="column"/>
        <table:database-range table:name="Table_22910111213" table:target-range-address="'Right Turn 1G + Freinage 1G'.D2:'Right Turn 1G + Freinage 1G'.J44" table:orientation="column"/>
        <table:database-range table:name="Table_2295" table:target-range-address="'LEFT TURN 1 G'.D2:'LEFT TURN 1 G'.J47" table:orientation="column"/>
        <table:database-range table:name="Table_2297" table:target-range-address="'RIGHT TURN 1 G'.D2:'RIGHT TURN 1 G'.J4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00:39:58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EL_20_1_2c_5G" style:display-name="PageStyle_ACCEL 1,5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" style:display-name="PageStyle_STA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_20_SPEED" style:display-name="PageStyle_MAX SPE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ation" style:display-name="PageStyle_Pres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KING_20_1_2c_9G" style:display-name="PageStyle_BRAKING 1,9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1_20_G" style:display-name="PageStyle_LEFT TURN 1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1_20_G" style:display-name="PageStyle_RIGHT TURN 1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2_2c_2_20_G" style:display-name="PageStyle_LEFT TURN 2,2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0_2c_5G" style:display-name="PageStyle_LEFT TURN 0,5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0_2c_5G" style:display-name="PageStyle_RIGHT TURN 0,5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2_2c_2G" style:display-name="PageStyle_RIGHT TURN 2,2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mp_20_3G" style:display-name="PageStyle_Bump 3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1G_20__2b__20_Freinage_20_1G" style:display-name="PageStyle_Right Turn 1G + Freinage 1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aking" style:display-name="PageStyle_Bra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ft_20_Turn_20_1G_20__2b__20_Freinage_20_1" style:display-name="PageStyle_Left Turn 1G + Freinag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7:36:00</meta:creation-date>
    <dc:date>2021-05-31T01:02:15.334000000</dc:date>
    <meta:generator>LibreOffice/6.3.3.2$Windows_X86_64 LibreOffice_project/a64200df03143b798afd1ec74a12ab50359878ed</meta:generator>
    <meta:editing-duration>PT8M17S</meta:editing-duration>
    <meta:editing-cycles>2</meta:editing-cycles>
    <meta:document-statistic meta:table-count="10" meta:cell-count="36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